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size="24pt" style:font-size-asian="24pt" style:font-size-complex="24pt"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style style:name="P10" style:parent-style-name="Textbody" style:family="paragraph"/>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T23" style:parent-style-name="DefaultParagraphFont" style:family="text">
      <style:text-properties style:font-name="monospace" style:font-name-asian="monospace" style:font-name-complex="monospace" fo:color="#646464" fo:font-size="10pt" style:font-size-asian="10pt" style:font-size-complex="10pt"/>
    </style:style>
    <style:style style:name="T24" style:parent-style-name="DefaultParagraphFont" style:family="text">
      <style:text-properties style:font-name="monospace" style:font-name-asian="monospace" style:font-name-complex="monospace" fo:color="#000000" fo:font-size="10pt" style:font-size-asian="10pt" style:font-size-complex="10pt"/>
    </style:style>
    <style:style style:name="T25" style:parent-style-name="DefaultParagraphFont" style:family="text">
      <style:text-properties style:font-name="monospace" style:font-name-asian="monospace" style:font-name-complex="monospace" fo:color="#2A00FF" fo:font-size="10pt" style:font-size-asian="10pt" style:font-size-complex="10pt"/>
    </style:style>
    <style:style style:name="T26" style:parent-style-name="DefaultParagraphFont" style:family="text">
      <style:text-properties style:font-name="monospace" style:font-name-asian="monospace" style:font-name-complex="monospace" fo:color="#000000" fo:font-size="10pt" style:font-size-asian="10pt" style:font-size-complex="10pt"/>
    </style:style>
    <style:style style:name="P27" style:parent-style-name="Standard" style:family="paragraph">
      <style:text-properties style:font-name="monospace" style:font-name-asian="monospace" style:font-name-complex="monospace" fo:color="#000000" fo:font-size="10pt" style:font-size-asian="10pt" style:font-size-complex="10pt"/>
    </style:style>
    <style:style style:name="P28" style:parent-style-name="Standard" style:family="paragraph">
      <style:paragraph-properties style:text-autospace="none"/>
    </style:style>
    <style:style style:name="T29" style:parent-style-name="DefaultParagraphFont" style:family="text">
      <style:text-properties style:font-name="monospace" style:font-name-asian="monospace" style:font-name-complex="monospace" fo:color="#646464" fo:font-size="10pt" style:font-size-asian="10pt" style:font-size-complex="10pt"/>
    </style:style>
    <style:style style:name="T30" style:parent-style-name="DefaultParagraphFont" style:family="text">
      <style:text-properties style:font-name="monospace" style:font-name-asian="monospace" style:font-name-complex="monospace" fo:color="#000000" fo:font-size="10pt" style:font-size-asian="10pt" style:font-size-complex="10pt"/>
    </style:style>
    <style:style style:name="T31" style:parent-style-name="DefaultParagraphFont" style:family="text">
      <style:text-properties style:font-name="monospace" style:font-name-asian="monospace" style:font-name-complex="monospace" fo:color="#2A00FF" fo:font-size="10pt" style:font-size-asian="10pt" style:font-size-complex="10pt"/>
    </style:style>
    <style:style style:name="T32" style:parent-style-name="DefaultParagraphFont" style:family="text">
      <style:text-properties style:font-name="monospace" style:font-name-asian="monospace" style:font-name-complex="monospace" fo:color="#000000" fo:font-size="10pt" style:font-size-asian="10pt" style:font-size-complex="10pt"/>
    </style:style>
    <style:style style:name="P3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4" style:parent-style-name="Standard" style:family="paragraph">
      <style:paragraph-properties style:text-autospace="none"/>
    </style:style>
    <style:style style:name="T35" style:parent-style-name="DefaultParagraphFont" style:family="text">
      <style:text-properties style:font-name="monospace" style:font-name-asian="monospace" style:font-name-complex="monospace" fo:color="#646464" fo:font-size="10pt" style:font-size-asian="10pt" style:font-size-complex="10pt"/>
    </style:style>
    <style:style style:name="T36" style:parent-style-name="DefaultParagraphFont" style:family="text">
      <style:text-properties style:font-name="monospace" style:font-name-asian="monospace" style:font-name-complex="monospace" fo:color="#000000" fo:font-size="10pt" style:font-size-asian="10pt" style:font-size-complex="10pt"/>
    </style:style>
    <style:style style:name="P3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38" style:parent-style-name="Standard" style:family="paragraph">
      <style:paragraph-properties style:text-autospace="none"/>
    </style:style>
    <style:style style:name="T39" style:parent-style-name="DefaultParagraphFont" style:family="text">
      <style:text-properties style:font-name="monospace" style:font-name-asian="monospace" style:font-name-complex="monospace" fo:color="#646464" fo:font-size="10pt" style:font-size-asian="10pt" style:font-size-complex="10pt"/>
    </style:style>
    <style:style style:name="T40" style:parent-style-name="DefaultParagraphFont" style:family="text">
      <style:text-properties style:font-name="monospace" style:font-name-asian="monospace" style:font-name-complex="monospace" fo:color="#000000" fo:font-size="10pt" style:font-size-asian="10pt" style:font-size-complex="10pt"/>
    </style:style>
    <style:style style:name="T41" style:parent-style-name="DefaultParagraphFont" style:family="text">
      <style:text-properties style:font-name="monospace" style:font-name-asian="monospace" style:font-name-complex="monospace" fo:color="#2A00FF" fo:font-size="10pt" style:font-size-asian="10pt" style:font-size-complex="10pt"/>
    </style:style>
    <style:style style:name="T42" style:parent-style-name="DefaultParagraphFont" style:family="text">
      <style:text-properties style:font-name="monospace" style:font-name-asian="monospace" style:font-name-complex="monospace" fo:color="#000000" fo:font-size="10pt" style:font-size-asian="10pt" style:font-size-complex="10pt"/>
    </style:style>
    <style:style style:name="P4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44" style:parent-style-name="Standard" style:family="paragraph">
      <style:paragraph-properties style:text-autospace="none"/>
    </style:style>
    <style:style style:name="T45" style:parent-style-name="DefaultParagraphFont" style:family="text">
      <style:text-properties style:font-name="monospace" style:font-name-asian="monospace" style:font-name-complex="monospace" fo:color="#646464" fo:font-size="10pt" style:font-size-asian="10pt" style:font-size-complex="10pt"/>
    </style:style>
    <style:style style:name="T46" style:parent-style-name="DefaultParagraphFont" style:family="text">
      <style:text-properties style:font-name="monospace" style:font-name-asian="monospace" style:font-name-complex="monospace" fo:color="#000000" fo:font-size="10pt" style:font-size-asian="10pt" style:font-size-complex="10pt"/>
    </style:style>
    <style:style style:name="T47" style:parent-style-name="DefaultParagraphFont" style:family="text">
      <style:text-properties style:font-name="monospace" style:font-name-asian="monospace" style:font-name-complex="monospace" fo:color="#2A00FF" fo:font-size="10pt" style:font-size-asian="10pt" style:font-size-complex="10pt"/>
    </style:style>
    <style:style style:name="T48" style:parent-style-name="DefaultParagraphFont" style:family="text">
      <style:text-properties style:font-name="monospace" style:font-name-asian="monospace" style:font-name-complex="monospace" fo:color="#000000" fo:font-size="10pt" style:font-size-asian="10pt" style:font-size-complex="10pt"/>
    </style:style>
    <style:style style:name="T49" style:parent-style-name="DefaultParagraphFont" style:family="text">
      <style:text-properties style:font-name="monospace" style:font-name-asian="monospace" style:font-name-complex="monospace" fo:color="#2A00FF" fo:font-size="10pt" style:font-size-asian="10pt" style:font-size-complex="10pt"/>
    </style:style>
    <style:style style:name="T50" style:parent-style-name="DefaultParagraphFont" style:family="text">
      <style:text-properties style:font-name="monospace" style:font-name-asian="monospace" style:font-name-complex="monospace" fo:color="#000000" fo:font-size="10pt" style:font-size-asian="10pt" style:font-size-complex="10pt"/>
    </style:style>
    <style:style style:name="P51" style:parent-style-name="Textbody" style:family="paragraph">
      <style:paragraph-properties style:text-autospace="none"/>
    </style:style>
    <style:style style:name="P52" style:parent-style-name="Textbody"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53" style:parent-style-name="PreformattedText" style:family="paragraph">
      <style:paragraph-properties fo:margin-bottom="0.1965in"/>
    </style:style>
    <style:style style:name="P54" style:parent-style-name="Standard" style:family="paragraph">
      <style:paragraph-properties style:text-autospace="none"/>
      <style:text-properties style:font-name="monospace" style:font-name-asian="monospace" style:font-name-complex="monospace" fo:font-weight="bold" style:font-weight-asian="bold" style:font-weight-complex="bold" fo:color="#000000" fo:font-size="14pt" style:font-size-asian="14pt" style:font-size-complex="14pt"/>
    </style:style>
    <style:style style:name="P55" style:parent-style-name="Standard" style:family="paragraph">
      <style:paragraph-properties style:text-autospace="none"/>
    </style:style>
    <style:style style:name="T56" style:parent-style-name="DefaultParagraphFont" style:family="text">
      <style:text-properties style:font-name="monospace" style:font-name-asian="monospace" style:font-name-complex="monospace" fo:color="#000000" fo:font-size="10pt" style:font-size-asian="10pt" style:font-size-complex="10pt"/>
    </style:style>
    <style:style style:name="T57" style:parent-style-name="SourceText" style:family="text">
      <style:text-properties fo:color="#000000" fo:font-size="10pt" style:font-size-asian="10pt" style:font-size-complex="10pt"/>
    </style:style>
    <style:style style:name="T58" style:parent-style-name="DefaultParagraphFont" style:family="text">
      <style:text-properties style:font-name="monospace" style:font-name-asian="monospace" style:font-name-complex="monospace" fo:color="#000000" fo:font-size="10pt" style:font-size-asian="10pt" style:font-size-complex="10pt"/>
    </style:style>
    <style:style style:name="T59" style:parent-style-name="DefaultParagraphFont" style:family="text">
      <style:text-properties style:font-name="monospace" style:font-name-asian="monospace" style:font-name-complex="monospace" fo:color="#000000" fo:font-size="10pt" style:font-size-asian="10pt" style:font-size-complex="10pt"/>
    </style:style>
    <style:style style:name="P60" style:parent-style-name="PreformattedText" style:family="paragraph">
      <style:paragraph-properties style:text-autospace="none"/>
    </style:style>
    <style:style style:name="T61" style:parent-style-name="DefaultParagraphFont" style:family="text">
      <style:text-properties style:font-name="monospace" style:font-name-asian="monospace" style:font-name-complex="monospace" fo:font-weight="bold" style:font-weight-asian="bold" fo:color="#000000"/>
    </style:style>
    <style:style style:name="T62" style:parent-style-name="DefaultParagraphFont" style:family="text">
      <style:text-properties style:font-name="monospace" style:font-name-asian="monospace" style:font-name-complex="monospace" fo:color="#000000"/>
    </style:style>
    <style:style style:name="T63" style:parent-style-name="DefaultParagraphFont" style:family="text">
      <style:text-properties style:font-name="monospace" style:font-name-asian="monospace" style:font-name-complex="monospace" fo:color="#006699"/>
    </style:style>
    <style:style style:name="T64" style:parent-style-name="DefaultParagraphFont" style:family="text">
      <style:text-properties style:font-name="monospace" style:font-name-asian="monospace" style:font-name-complex="monospace" fo:color="#339933"/>
    </style:style>
    <style:style style:name="T65" style:parent-style-name="DefaultParagraphFont" style:family="text">
      <style:text-properties style:font-name="monospace" fo:font-weight="bold" style:font-weight-asian="bold" fo:color="#000000"/>
    </style:style>
    <style:style style:name="T66" style:parent-style-name="DefaultParagraphFont" style:family="text">
      <style:text-properties style:font-name="monospace"/>
    </style:style>
    <style:style style:name="T67" style:parent-style-name="DefaultParagraphFont" style:family="text">
      <style:text-properties style:font-name="monospace" fo:color="#006699"/>
    </style:style>
    <style:style style:name="T68" style:parent-style-name="DefaultParagraphFont" style:family="text">
      <style:text-properties style:font-name="monospace" fo:color="#339933"/>
    </style:style>
    <style:style style:name="T69" style:parent-style-name="DefaultParagraphFont" style:family="text">
      <style:text-properties style:font-name="monospace" fo:font-weight="bold" style:font-weight-asian="bold" fo:color="#000000"/>
    </style:style>
    <style:style style:name="T70" style:parent-style-name="DefaultParagraphFont" style:family="text">
      <style:text-properties style:font-name="monospace"/>
    </style:style>
    <style:style style:name="T71" style:parent-style-name="DefaultParagraphFont" style:family="text">
      <style:text-properties style:font-name="monospace" fo:color="#006699"/>
    </style:style>
    <style:style style:name="T72" style:parent-style-name="DefaultParagraphFont" style:family="text">
      <style:text-properties style:font-name="monospace" fo:color="#339933"/>
    </style:style>
    <style:style style:name="T73" style:parent-style-name="DefaultParagraphFont" style:family="text">
      <style:text-properties style:font-name="monospace" fo:font-weight="bold" style:font-weight-asian="bold" fo:color="#000000"/>
    </style:style>
    <style:style style:name="T74" style:parent-style-name="DefaultParagraphFont" style:family="text">
      <style:text-properties style:font-name="monospace"/>
    </style:style>
    <style:style style:name="T75" style:parent-style-name="DefaultParagraphFont" style:family="text">
      <style:text-properties style:font-name="monospace" fo:color="#006699"/>
    </style:style>
    <style:style style:name="T76" style:parent-style-name="DefaultParagraphFont" style:family="text">
      <style:text-properties style:font-name="monospace" fo:color="#339933"/>
    </style:style>
    <style:style style:name="T77" style:parent-style-name="DefaultParagraphFont" style:family="text">
      <style:text-properties style:font-name="monospace"/>
    </style:style>
    <style:style style:name="T78" style:parent-style-name="DefaultParagraphFont" style:family="text">
      <style:text-properties style:font-name="monospace" fo:color="#009900"/>
    </style:style>
    <style:style style:name="T79" style:parent-style-name="DefaultParagraphFont" style:family="text">
      <style:text-properties style:font-name="monospace" fo:color="#0000FF"/>
    </style:style>
    <style:style style:name="T80" style:parent-style-name="DefaultParagraphFont" style:family="text">
      <style:text-properties style:font-name="monospace" fo:color="#009900"/>
    </style:style>
    <style:style style:name="T81" style:parent-style-name="DefaultParagraphFont" style:family="text">
      <style:text-properties style:font-name="monospace" fo:font-weight="bold" style:font-weight-asian="bold" fo:color="#000000"/>
    </style:style>
    <style:style style:name="T82" style:parent-style-name="DefaultParagraphFont" style:family="text">
      <style:text-properties style:font-name="monospace"/>
    </style:style>
    <style:style style:name="T83" style:parent-style-name="DefaultParagraphFont" style:family="text">
      <style:text-properties style:font-name="monospace" fo:font-weight="bold" style:font-weight-asian="bold" fo:color="#000000"/>
    </style:style>
    <style:style style:name="T84" style:parent-style-name="DefaultParagraphFont" style:family="text">
      <style:text-properties style:font-name="monospace"/>
    </style:style>
    <style:style style:name="T85" style:parent-style-name="DefaultParagraphFont" style:family="text">
      <style:text-properties style:font-name="monospace" fo:color="#009900"/>
    </style:style>
    <style:style style:name="T86" style:parent-style-name="DefaultParagraphFont" style:family="text">
      <style:text-properties style:font-name="monospace"/>
    </style:style>
    <style:style style:name="T87" style:parent-style-name="DefaultParagraphFont" style:family="text">
      <style:text-properties style:font-name="monospace"/>
    </style:style>
    <style:style style:name="T88" style:parent-style-name="DefaultParagraphFont" style:family="text">
      <style:text-properties style:font-name="monospace" fo:color="#009900"/>
    </style:style>
    <style:style style:name="T89" style:parent-style-name="DefaultParagraphFont" style:family="text">
      <style:text-properties style:font-name="monospace" fo:color="#0000FF"/>
    </style:style>
    <style:style style:name="T90" style:parent-style-name="DefaultParagraphFont" style:family="text">
      <style:text-properties style:font-name="monospace" fo:color="#009900"/>
    </style:style>
    <style:style style:name="T91" style:parent-style-name="DefaultParagraphFont" style:family="text">
      <style:text-properties style:font-name="monospace" fo:font-weight="bold" style:font-weight-asian="bold" fo:color="#000000"/>
    </style:style>
    <style:style style:name="T92" style:parent-style-name="DefaultParagraphFont" style:family="text">
      <style:text-properties style:font-name="monospace"/>
    </style:style>
    <style:style style:name="T93" style:parent-style-name="DefaultParagraphFont" style:family="text">
      <style:text-properties style:font-name="monospace"/>
    </style:style>
    <style:style style:name="T94" style:parent-style-name="DefaultParagraphFont" style:family="text">
      <style:text-properties style:font-name="monospace" fo:color="#009900"/>
    </style:style>
    <style:style style:name="T95" style:parent-style-name="DefaultParagraphFont" style:family="text">
      <style:text-properties style:font-name="monospace"/>
    </style:style>
    <style:style style:name="T96" style:parent-style-name="DefaultParagraphFont" style:family="text">
      <style:text-properties style:font-name="monospace" fo:color="#009900"/>
    </style:style>
    <style:style style:name="T97" style:parent-style-name="DefaultParagraphFont" style:family="text">
      <style:text-properties style:font-name="monospace" fo:color="#0000FF"/>
    </style:style>
    <style:style style:name="T98" style:parent-style-name="DefaultParagraphFont" style:family="text">
      <style:text-properties style:font-name="monospace" fo:color="#009900"/>
    </style:style>
    <style:style style:name="T99" style:parent-style-name="DefaultParagraphFont" style:family="text">
      <style:text-properties style:font-name="monospace"/>
    </style:style>
    <style:style style:name="T100" style:parent-style-name="DefaultParagraphFont" style:family="text">
      <style:text-properties style:font-name="monospace" fo:color="#003399"/>
    </style:style>
    <style:style style:name="T101" style:parent-style-name="DefaultParagraphFont" style:family="text">
      <style:text-properties style:font-name="monospace"/>
    </style:style>
    <style:style style:name="T102" style:parent-style-name="DefaultParagraphFont" style:family="text">
      <style:text-properties style:font-name="monospace" fo:color="#009900"/>
    </style:style>
    <style:style style:name="T103" style:parent-style-name="DefaultParagraphFont" style:family="text">
      <style:text-properties style:font-name="monospace"/>
    </style:style>
    <style:style style:name="T104" style:parent-style-name="DefaultParagraphFont" style:family="text">
      <style:text-properties style:font-name="monospace" fo:color="#009900"/>
    </style:style>
    <style:style style:name="T105" style:parent-style-name="DefaultParagraphFont" style:family="text">
      <style:text-properties style:font-name="monospace" fo:font-weight="bold" style:font-weight-asian="bold" fo:color="#000000"/>
    </style:style>
    <style:style style:name="T106" style:parent-style-name="DefaultParagraphFont" style:family="text">
      <style:text-properties style:font-name="monospace"/>
    </style:style>
    <style:style style:name="T107" style:parent-style-name="DefaultParagraphFont" style:family="text">
      <style:text-properties style:font-name="monospace" fo:color="#006633"/>
    </style:style>
    <style:style style:name="T108" style:parent-style-name="DefaultParagraphFont" style:family="text">
      <style:text-properties style:font-name="monospace" fo:color="#009900"/>
    </style:style>
    <style:style style:name="T109" style:parent-style-name="DefaultParagraphFont" style:family="text">
      <style:text-properties style:font-name="monospace" fo:color="#CC66CC"/>
    </style:style>
    <style:style style:name="T110" style:parent-style-name="DefaultParagraphFont" style:family="text">
      <style:text-properties style:font-name="monospace" fo:color="#009900"/>
    </style:style>
    <style:style style:name="T111" style:parent-style-name="DefaultParagraphFont" style:family="text">
      <style:text-properties style:font-name="monospace"/>
    </style:style>
    <style:style style:name="T112" style:parent-style-name="DefaultParagraphFont" style:family="text">
      <style:text-properties style:font-name="monospace" fo:color="#006633"/>
    </style:style>
    <style:style style:name="T113" style:parent-style-name="DefaultParagraphFont" style:family="text">
      <style:text-properties style:font-name="monospace" fo:color="#009900"/>
    </style:style>
    <style:style style:name="T114" style:parent-style-name="DefaultParagraphFont" style:family="text">
      <style:text-properties style:font-name="monospace" fo:color="#0000FF"/>
    </style:style>
    <style:style style:name="T115" style:parent-style-name="DefaultParagraphFont" style:family="text">
      <style:text-properties style:font-name="monospace"/>
    </style:style>
    <style:style style:name="T116" style:parent-style-name="DefaultParagraphFont" style:family="text">
      <style:text-properties style:font-name="monospace" fo:color="#339933"/>
    </style:style>
    <style:style style:name="T117" style:parent-style-name="DefaultParagraphFont" style:family="text">
      <style:text-properties style:font-name="monospace"/>
    </style:style>
    <style:style style:name="T118" style:parent-style-name="DefaultParagraphFont" style:family="text">
      <style:text-properties style:font-name="monospace" fo:color="#009900"/>
    </style:style>
    <style:style style:name="T119" style:parent-style-name="DefaultParagraphFont" style:family="text">
      <style:text-properties style:font-name="monospace"/>
    </style:style>
    <style:style style:name="T120" style:parent-style-name="DefaultParagraphFont" style:family="text">
      <style:text-properties style:font-name="monospace" fo:color="#006633"/>
    </style:style>
    <style:style style:name="T121" style:parent-style-name="DefaultParagraphFont" style:family="text">
      <style:text-properties style:font-name="monospace" fo:color="#009900"/>
    </style:style>
    <style:style style:name="T122" style:parent-style-name="DefaultParagraphFont" style:family="text">
      <style:text-properties style:font-name="monospace" fo:color="#339933"/>
    </style:style>
    <style:style style:name="T123" style:parent-style-name="DefaultParagraphFont" style:family="text">
      <style:text-properties style:font-name="monospace" fo:color="#009900"/>
    </style:style>
    <style:style style:name="P124" style:parent-style-name="PreformattedText" style:family="paragraph">
      <style:paragraph-properties fo:margin-bottom="0.1965in"/>
      <style:text-properties style:font-name="monospace" fo:color="#009900"/>
    </style:style>
    <style:style style:name="P125"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6"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7"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28" style:parent-style-name="Standard" style:family="paragraph">
      <style:paragraph-properties style:text-autospace="none"/>
    </style:style>
    <style:style style:name="P129"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30" style:parent-style-name="Standard" style:family="paragraph">
      <style:paragraph-properties style:text-autospace="none"/>
    </style:style>
    <style:style style:name="T131" style:parent-style-name="DefaultParagraphFont" style:family="text">
      <style:text-properties style:font-name="monospace" style:font-name-asian="monospace" style:font-name-complex="monospace" fo:color="#000000" fo:font-size="10pt" style:font-size-asian="10pt" style:font-size-complex="10pt"/>
    </style:style>
    <style:style style:name="T132" style:parent-style-name="StrongEmphasis" style:family="text">
      <style:text-properties style:font-name="monospace" style:font-name-asian="monospace" style:font-name-complex="monospace" fo:color="#000000" fo:font-size="10pt" style:font-size-asian="10pt" style:font-size-complex="10pt"/>
    </style:style>
    <style:style style:name="T133" style:parent-style-name="DefaultParagraphFont" style:family="text">
      <style:text-properties style:font-name="monospace" style:font-name-asian="monospace" style:font-name-complex="monospace" fo:color="#000000" fo:font-size="10pt" style:font-size-asian="10pt" style:font-size-complex="10pt"/>
    </style:style>
    <style:style style:name="P134" style:parent-style-name="PreformattedText" style:family="paragraph">
      <style:paragraph-properties style:text-autospace="none"/>
      <style:text-properties style:font-name="monospace" style:font-name-asian="monospace" style:font-name-complex="monospace" fo:font-weight="bold" style:font-weight-asian="bold" fo:color="#000000"/>
    </style:style>
    <style:style style:name="P135" style:parent-style-name="PreformattedText" style:family="paragraph">
      <style:paragraph-properties style:text-autospace="none"/>
      <style:text-properties style:font-name="monospace" style:font-name-asian="monospace" style:font-name-complex="monospace" fo:font-weight="bold" style:font-weight-asian="bold" fo:color="#000000"/>
    </style:style>
    <style:style style:name="P136" style:parent-style-name="PreformattedText" style:family="paragraph">
      <style:paragraph-properties style:text-autospace="none"/>
    </style:style>
    <style:style style:name="T137" style:parent-style-name="DefaultParagraphFont" style:family="text">
      <style:text-properties style:font-name="monospace" style:font-name-asian="monospace" style:font-name-complex="monospace" fo:font-weight="bold" style:font-weight-asian="bold" fo:color="#000000"/>
    </style:style>
    <style:style style:name="T138" style:parent-style-name="DefaultParagraphFont" style:family="text">
      <style:text-properties style:font-name="monospace" style:font-name-asian="monospace" style:font-name-complex="monospace" fo:color="#000000"/>
    </style:style>
    <style:style style:name="T139" style:parent-style-name="DefaultParagraphFont" style:family="text">
      <style:text-properties style:font-name="monospace" style:font-name-asian="monospace" style:font-name-complex="monospace" fo:font-weight="bold" style:font-weight-asian="bold" fo:color="#000000"/>
    </style:style>
    <style:style style:name="T140" style:parent-style-name="DefaultParagraphFont" style:family="text">
      <style:text-properties style:font-name="monospace" style:font-name-asian="monospace" style:font-name-complex="monospace" fo:color="#000000"/>
    </style:style>
    <style:style style:name="T141" style:parent-style-name="DefaultParagraphFont" style:family="text">
      <style:text-properties style:font-name="monospace" style:font-name-asian="monospace" style:font-name-complex="monospace" fo:color="#007800"/>
    </style:style>
    <style:style style:name="T142" style:parent-style-name="DefaultParagraphFont" style:family="text">
      <style:text-properties style:font-name="monospace" style:font-name-asian="monospace" style:font-name-complex="monospace" fo:color="#000000"/>
    </style:style>
    <style:style style:name="P143"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144" style:parent-style-name="PreformattedText" style:family="paragraph">
      <style:paragraph-properties style:text-autospace="none"/>
    </style:style>
    <style:style style:name="T145" style:parent-style-name="DefaultParagraphFont" style:family="text">
      <style:text-properties style:font-name="monospace" style:font-name-asian="monospace" style:font-name-complex="monospace" fo:font-weight="bold" style:font-weight-asian="bold" fo:color="#000000"/>
    </style:style>
    <style:style style:name="T146" style:parent-style-name="DefaultParagraphFont" style:family="text">
      <style:text-properties style:font-name="monospace" style:font-name-asian="monospace" style:font-name-complex="monospace" fo:color="#000000"/>
    </style:style>
    <style:style style:name="T147" style:parent-style-name="DefaultParagraphFont" style:family="text">
      <style:text-properties style:font-name="monospace" style:font-name-asian="monospace" style:font-name-complex="monospace" fo:font-weight="bold" style:font-weight-asian="bold" fo:color="#000000"/>
    </style:style>
    <style:style style:name="T148" style:parent-style-name="DefaultParagraphFont" style:family="text">
      <style:text-properties style:font-name="monospace" style:font-name-asian="monospace" style:font-name-complex="monospace" fo:color="#000000"/>
    </style:style>
    <style:style style:name="T149" style:parent-style-name="DefaultParagraphFont" style:family="text">
      <style:text-properties style:font-name="monospace" style:font-name-asian="monospace" style:font-name-complex="monospace" fo:color="#009900"/>
    </style:style>
    <style:style style:name="T150" style:parent-style-name="DefaultParagraphFont" style:family="text">
      <style:text-properties style:font-name="monospace"/>
    </style:style>
    <style:style style:name="T151" style:parent-style-name="DefaultParagraphFont" style:family="text">
      <style:text-properties style:font-name="monospace"/>
    </style:style>
    <style:style style:name="T152" style:parent-style-name="DefaultParagraphFont" style:family="text">
      <style:text-properties style:font-name="monospace" fo:color="#009900"/>
    </style:style>
    <style:style style:name="T153" style:parent-style-name="DefaultParagraphFont" style:family="text">
      <style:text-properties style:font-name="monospace" fo:color="#0000FF"/>
    </style:style>
    <style:style style:name="T154" style:parent-style-name="DefaultParagraphFont" style:family="text">
      <style:text-properties style:font-name="monospace" fo:color="#009900"/>
    </style:style>
    <style:style style:name="T155" style:parent-style-name="DefaultParagraphFont" style:family="text">
      <style:text-properties style:font-name="monospace" fo:font-weight="bold" style:font-weight-asian="bold" fo:color="#000000"/>
    </style:style>
    <style:style style:name="T156" style:parent-style-name="DefaultParagraphFont" style:family="text">
      <style:text-properties style:font-name="monospace"/>
    </style:style>
    <style:style style:name="T157" style:parent-style-name="DefaultParagraphFont" style:family="text">
      <style:text-properties style:font-name="monospace" fo:color="#009900"/>
    </style:style>
    <style:style style:name="T158" style:parent-style-name="DefaultParagraphFont" style:family="text">
      <style:text-properties style:font-name="monospace"/>
    </style:style>
    <style:style style:name="T159" style:parent-style-name="DefaultParagraphFont" style:family="text">
      <style:text-properties style:font-name="monospace" fo:color="#009900"/>
    </style:style>
    <style:style style:name="T160" style:parent-style-name="DefaultParagraphFont" style:family="text">
      <style:text-properties style:font-name="monospace" fo:color="#0000FF"/>
    </style:style>
    <style:style style:name="T161" style:parent-style-name="DefaultParagraphFont" style:family="text">
      <style:text-properties style:font-name="monospace" fo:color="#009900"/>
    </style:style>
    <style:style style:name="T162" style:parent-style-name="DefaultParagraphFont" style:family="text">
      <style:text-properties style:font-name="monospace"/>
    </style:style>
    <style:style style:name="T163" style:parent-style-name="DefaultParagraphFont" style:family="text">
      <style:text-properties style:font-name="monospace" fo:color="#003399"/>
    </style:style>
    <style:style style:name="T164" style:parent-style-name="DefaultParagraphFont" style:family="text">
      <style:text-properties style:font-name="monospace"/>
    </style:style>
    <style:style style:name="T165" style:parent-style-name="DefaultParagraphFont" style:family="text">
      <style:text-properties style:font-name="monospace"/>
    </style:style>
    <style:style style:name="T166" style:parent-style-name="DefaultParagraphFont" style:family="text">
      <style:text-properties style:font-name="monospace" fo:color="#009900"/>
    </style:style>
    <style:style style:name="T167" style:parent-style-name="DefaultParagraphFont" style:family="text">
      <style:text-properties style:font-name="monospace" fo:color="#0000FF"/>
    </style:style>
    <style:style style:name="T168" style:parent-style-name="DefaultParagraphFont" style:family="text">
      <style:text-properties style:font-name="monospace" fo:color="#009900"/>
    </style:style>
    <style:style style:name="T169" style:parent-style-name="DefaultParagraphFont" style:family="text">
      <style:text-properties style:font-name="monospace"/>
    </style:style>
    <style:style style:name="T170" style:parent-style-name="DefaultParagraphFont" style:family="text">
      <style:text-properties style:font-name="monospace" fo:color="#003399"/>
    </style:style>
    <style:style style:name="T171" style:parent-style-name="DefaultParagraphFont" style:family="text">
      <style:text-properties style:font-name="monospace"/>
    </style:style>
    <style:style style:name="T172" style:parent-style-name="DefaultParagraphFont" style:family="text">
      <style:text-properties style:font-name="monospace"/>
    </style:style>
    <style:style style:name="T173" style:parent-style-name="DefaultParagraphFont" style:family="text">
      <style:text-properties style:font-name="monospace" fo:color="#009900"/>
    </style:style>
    <style:style style:name="T174" style:parent-style-name="DefaultParagraphFont" style:family="text">
      <style:text-properties style:font-name="monospace" fo:color="#0000FF"/>
    </style:style>
    <style:style style:name="T175" style:parent-style-name="DefaultParagraphFont" style:family="text">
      <style:text-properties style:font-name="monospace" fo:color="#009900"/>
    </style:style>
    <style:style style:name="T176" style:parent-style-name="DefaultParagraphFont" style:family="text">
      <style:text-properties style:font-name="monospace"/>
    </style:style>
    <style:style style:name="T177" style:parent-style-name="DefaultParagraphFont" style:family="text">
      <style:text-properties style:font-name="monospace" fo:color="#003399"/>
    </style:style>
    <style:style style:name="T178" style:parent-style-name="DefaultParagraphFont" style:family="text">
      <style:text-properties style:font-name="monospace"/>
    </style:style>
    <style:style style:name="T179" style:parent-style-name="DefaultParagraphFont" style:family="text">
      <style:text-properties style:font-name="monospace" fo:color="#009900"/>
    </style:style>
    <style:style style:name="T180" style:parent-style-name="DefaultParagraphFont" style:family="text">
      <style:text-properties style:font-name="monospace"/>
    </style:style>
    <style:style style:name="T181" style:parent-style-name="DefaultParagraphFont" style:family="text">
      <style:text-properties style:font-name="monospace" fo:color="#009900"/>
    </style:style>
    <style:style style:name="T182" style:parent-style-name="DefaultParagraphFont" style:family="text">
      <style:text-properties style:font-name="monospace" fo:font-weight="bold" style:font-weight-asian="bold" fo:color="#000000"/>
    </style:style>
    <style:style style:name="T183" style:parent-style-name="DefaultParagraphFont" style:family="text">
      <style:text-properties style:font-name="monospace"/>
    </style:style>
    <style:style style:name="T184" style:parent-style-name="DefaultParagraphFont" style:family="text">
      <style:text-properties style:font-name="monospace"/>
    </style:style>
    <style:style style:name="T185" style:parent-style-name="DefaultParagraphFont" style:family="text">
      <style:text-properties style:font-name="monospace" fo:color="#006633"/>
    </style:style>
    <style:style style:name="T186" style:parent-style-name="DefaultParagraphFont" style:family="text">
      <style:text-properties style:font-name="monospace" fo:color="#009900"/>
    </style:style>
    <style:style style:name="T187" style:parent-style-name="DefaultParagraphFont" style:family="text">
      <style:text-properties style:font-name="monospace" fo:color="#CC66CC"/>
    </style:style>
    <style:style style:name="T188" style:parent-style-name="DefaultParagraphFont" style:family="text">
      <style:text-properties style:font-name="monospace" fo:color="#009900"/>
    </style:style>
    <style:style style:name="T189" style:parent-style-name="DefaultParagraphFont" style:family="text">
      <style:text-properties style:font-name="monospace"/>
    </style:style>
    <style:style style:name="T190" style:parent-style-name="DefaultParagraphFont" style:family="text">
      <style:text-properties style:font-name="monospace" fo:color="#006633"/>
    </style:style>
    <style:style style:name="T191" style:parent-style-name="DefaultParagraphFont" style:family="text">
      <style:text-properties style:font-name="monospace" fo:color="#009900"/>
    </style:style>
    <style:style style:name="T192" style:parent-style-name="DefaultParagraphFont" style:family="text">
      <style:text-properties style:font-name="monospace" fo:color="#0000FF"/>
    </style:style>
    <style:style style:name="T193" style:parent-style-name="DefaultParagraphFont" style:family="text">
      <style:text-properties style:font-name="monospace"/>
    </style:style>
    <style:style style:name="T194" style:parent-style-name="DefaultParagraphFont" style:family="text">
      <style:text-properties style:font-name="monospace" fo:color="#339933"/>
    </style:style>
    <style:style style:name="T195" style:parent-style-name="DefaultParagraphFont" style:family="text">
      <style:text-properties style:font-name="monospace"/>
    </style:style>
    <style:style style:name="T196" style:parent-style-name="DefaultParagraphFont" style:family="text">
      <style:text-properties style:font-name="monospace" fo:color="#339933"/>
    </style:style>
    <style:style style:name="T197" style:parent-style-name="DefaultParagraphFont" style:family="text">
      <style:text-properties style:font-name="monospace"/>
    </style:style>
    <style:style style:name="T198" style:parent-style-name="DefaultParagraphFont" style:family="text">
      <style:text-properties style:font-name="monospace" fo:color="#0000FF"/>
    </style:style>
    <style:style style:name="T199" style:parent-style-name="DefaultParagraphFont" style:family="text">
      <style:text-properties style:font-name="monospace"/>
    </style:style>
    <style:style style:name="T200" style:parent-style-name="DefaultParagraphFont" style:family="text">
      <style:text-properties style:font-name="monospace" fo:color="#339933"/>
    </style:style>
    <style:style style:name="T201" style:parent-style-name="DefaultParagraphFont" style:family="text">
      <style:text-properties style:font-name="monospace"/>
    </style:style>
    <style:style style:name="T202" style:parent-style-name="DefaultParagraphFont" style:family="text">
      <style:text-properties style:font-name="monospace" fo:color="#339933"/>
    </style:style>
    <style:style style:name="T203" style:parent-style-name="DefaultParagraphFont" style:family="text">
      <style:text-properties style:font-name="monospace"/>
    </style:style>
    <style:style style:name="T204" style:parent-style-name="DefaultParagraphFont" style:family="text">
      <style:text-properties style:font-name="monospace" fo:color="#0000FF"/>
    </style:style>
    <style:style style:name="T205" style:parent-style-name="DefaultParagraphFont" style:family="text">
      <style:text-properties style:font-name="monospace"/>
    </style:style>
    <style:style style:name="T206" style:parent-style-name="DefaultParagraphFont" style:family="text">
      <style:text-properties style:font-name="monospace" fo:color="#339933"/>
    </style:style>
    <style:style style:name="T207" style:parent-style-name="DefaultParagraphFont" style:family="text">
      <style:text-properties style:font-name="monospace"/>
    </style:style>
    <style:style style:name="T208" style:parent-style-name="DefaultParagraphFont" style:family="text">
      <style:text-properties style:font-name="monospace" fo:color="#009900"/>
    </style:style>
    <style:style style:name="T209" style:parent-style-name="DefaultParagraphFont" style:family="text">
      <style:text-properties style:font-name="monospace"/>
    </style:style>
    <style:style style:name="T210" style:parent-style-name="DefaultParagraphFont" style:family="text">
      <style:text-properties style:font-name="monospace" fo:color="#006633"/>
    </style:style>
    <style:style style:name="T211" style:parent-style-name="DefaultParagraphFont" style:family="text">
      <style:text-properties style:font-name="monospace" fo:color="#009900"/>
    </style:style>
    <style:style style:name="T212" style:parent-style-name="DefaultParagraphFont" style:family="text">
      <style:text-properties style:font-name="monospace" fo:color="#339933"/>
    </style:style>
    <style:style style:name="T213" style:parent-style-name="DefaultParagraphFont" style:family="text">
      <style:text-properties style:font-name="monospace" fo:color="#009900"/>
    </style:style>
    <style:style style:name="P214" style:parent-style-name="PreformattedText" style:family="paragraph">
      <style:paragraph-properties fo:margin-bottom="0.1965in"/>
      <style:text-properties style:font-name="monospace" fo:color="#009900"/>
    </style:style>
    <style:style style:name="P215" style:parent-style-name="PreformattedText" style:family="paragraph">
      <style:paragraph-properties fo:margin-bottom="0.1965in"/>
      <style:text-properties style:font-name="monospace" fo:color="#009900"/>
    </style:style>
    <style:style style:name="P216" style:parent-style-name="Textbody" style:family="paragraph">
      <style:paragraph-properties fo:margin-bottom="0.1965in"/>
      <style:text-properties style:font-name="monospace" fo:font-weight="bold" style:font-weight-asian="bold" style:font-weight-complex="bold" fo:color="#000000" style:text-underline-type="single" style:text-underline-style="solid" style:text-underline-width="auto" style:text-underline-mode="continuous"/>
    </style:style>
    <style:style style:name="P217" style:parent-style-name="Textbody" style:family="paragraph">
      <style:paragraph-properties fo:margin-bottom="0.1965in"/>
      <style:text-properties style:font-name="monospace" fo:color="#009900"/>
    </style:style>
    <style:style style:name="P218" style:parent-style-name="Textbody" style:family="paragraph">
      <style:paragraph-properties fo:margin-bottom="0.1965in"/>
    </style:style>
    <style:style style:name="T219" style:parent-style-name="DefaultParagraphFont" style:family="text">
      <style:text-properties style:font-name="monospace" fo:color="#009900"/>
    </style:style>
    <style:style style:name="T220" style:parent-style-name="DefaultParagraphFont" style:family="text">
      <style:text-properties style:font-name="monospace" fo:color="#009900"/>
    </style:style>
    <style:style style:name="P221" style:parent-style-name="Textbody" style:family="paragraph"/>
    <style:style style:name="P222" style:parent-style-name="Textbody" style:family="paragraph">
      <style:paragraph-properties fo:margin-bottom="0in"/>
    </style:style>
    <style:style style:name="P223" style:parent-style-name="Textbody" style:family="paragraph">
      <style:paragraph-properties fo:margin-bottom="0in"/>
    </style:style>
    <style:style style:name="P224" style:parent-style-name="Textbody" style:family="paragraph">
      <style:paragraph-properties fo:margin-bottom="0in"/>
    </style:style>
    <style:style style:name="P225" style:parent-style-name="Textbody" style:family="paragraph">
      <style:paragraph-properties fo:margin-bottom="0in"/>
    </style:style>
    <style:style style:name="P226" style:parent-style-name="Textbody" style:family="paragraph"/>
    <style:style style:name="P227" style:parent-style-name="Textbody" style:family="paragraph">
      <style:paragraph-properties fo:margin-bottom="0in"/>
    </style:style>
    <style:style style:name="P228" style:parent-style-name="Textbody" style:family="paragraph"/>
    <style:style style:name="P229" style:parent-style-name="PreformattedText" style:family="paragraph">
      <style:paragraph-properties fo:margin-bottom="0.1965in"/>
      <style:text-properties style:font-name="monospace" fo:color="#009900"/>
    </style:style>
    <style:style style:name="P230" style:parent-style-name="PreformattedText" style:family="paragraph">
      <style:paragraph-properties fo:margin-bottom="0.1965in"/>
    </style:style>
    <style:style style:name="T231" style:parent-style-name="DefaultParagraphFont" style:family="text">
      <style:text-properties style:font-name="monospace" fo:color="#009900"/>
    </style:style>
    <style:style style:name="T232" style:parent-style-name="DefaultParagraphFont" style:family="text">
      <style:text-properties style:font-name="monospace" fo:color="#009900"/>
    </style:style>
    <style:style style:name="T233" style:parent-style-name="DefaultParagraphFont" style:family="text">
      <style:text-properties style:font-name="monospace" fo:color="#009900"/>
    </style:style>
    <style:style style:name="T234" style:parent-style-name="DefaultParagraphFont" style:family="text">
      <style:text-properties style:font-name="monospace" fo:color="#009900"/>
    </style:style>
    <style:style style:name="P235" style:parent-style-name="PreformattedText" style:family="paragraph">
      <style:paragraph-properties fo:margin-bottom="0.1965in"/>
    </style:style>
    <style:style style:name="T236" style:parent-style-name="DefaultParagraphFont" style:family="text">
      <style:text-properties style:font-name="monospace" fo:color="#009900"/>
    </style:style>
    <style:style style:name="T237" style:parent-style-name="DefaultParagraphFont" style:family="text">
      <style:text-properties style:font-name="monospace" fo:color="#009900"/>
    </style:style>
    <style:style style:name="P238" style:parent-style-name="PreformattedText" style:family="paragraph">
      <style:paragraph-properties fo:margin-bottom="0.1965in"/>
    </style:style>
    <style:style style:name="T239" style:parent-style-name="DefaultParagraphFont" style:family="text">
      <style:text-properties style:font-name="monospace" fo:color="#009900"/>
    </style:style>
    <style:style style:name="T240" style:parent-style-name="DefaultParagraphFont" style:family="text">
      <style:text-properties style:font-name="monospace" fo:color="#009900"/>
    </style:style>
    <style:style style:name="P24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2" style:parent-style-name="PreformattedText" style:family="paragraph">
      <style:paragraph-properties style:text-autospace="none"/>
      <style:text-properties style:font-name="monospace" style:font-name-asian="monospace" style:font-name-complex="monospace" fo:color="#000000"/>
    </style:style>
    <style:style style:name="P243" style:parent-style-name="PreformattedText" style:family="paragraph">
      <style:paragraph-properties fo:margin-bottom="0.1965in"/>
    </style:style>
    <style:style style:name="P244"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5" style:parent-style-name="Textbody"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6" style:parent-style-name="PreformattedText" style:family="paragraph">
      <style:paragraph-properties fo:margin-bottom="0.1965in"/>
    </style:style>
    <style:style style:name="P247" style:parent-style-name="PreformattedText" style:family="paragraph">
      <style:paragraph-properties fo:margin-bottom="0.1965in"/>
    </style:style>
    <style:style style:name="P248"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49" style:parent-style-name="Textbody"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0" style:parent-style-name="PreformattedText" style:family="paragraph">
      <style:paragraph-properties fo:margin-bottom="0.1965in"/>
    </style:style>
    <style:style style:name="P251" style:parent-style-name="Textbody"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52" style:parent-style-name="PreformattedText" style:family="paragraph">
      <style:paragraph-properties fo:margin-bottom="0.1965in"/>
    </style:style>
    <style:style style:name="P253" style:parent-style-name="Standard" style:family="paragraph">
      <style:paragraph-properties style:text-autospace="none"/>
    </style:style>
    <style:style style:name="T254" style:parent-style-name="DefaultParagraphFont" style:family="text">
      <style:text-properties style:font-name="monospace" style:font-name-asian="monospace" style:font-name-complex="monospace" fo:color="#000000" fo:font-size="10pt" style:font-size-asian="10pt" style:font-size-complex="10pt"/>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font-name="monospace" style:font-name-asian="monospace" style:font-name-complex="monospace" fo:color="#000000" fo:font-size="10pt" style:font-size-asian="10pt" style:font-size-complex="10pt"/>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font-name="monospace" style:font-name-asian="monospace" style:font-name-complex="monospace" fo:color="#000000" fo:font-size="10pt" style:font-size-asian="10pt" style:font-size-complex="10pt"/>
    </style:style>
    <style:style style:name="T259" style:parent-style-name="DefaultParagraphFont" style:family="text">
      <style:text-properties style:font-name="monospace" style:font-name-asian="monospace" style:font-name-complex="monospace" fo:color="#000000" fo:font-size="10pt" style:font-size-asian="10pt" style:font-size-complex="10pt"/>
    </style:style>
    <style:style style:name="P260"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1"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2" style:parent-style-name="Standard" style:family="paragraph">
      <style:paragraph-properties style:text-autospace="none"/>
      <style:text-properties style:font-name="monospace" style:font-name-asian="monospace" style:font-name-complex="monospace"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fo:font-weight="bold" style:font-weight-asian="bold" fo:font-size="18pt" style:font-size-asian="18pt"/>
    </style:style>
    <style:style style:name="P265" style:parent-style-name="Standard" style:family="paragraph">
      <style:paragraph-properties style:text-autospace="none"/>
    </style:style>
    <style:style style:name="T266" style:parent-style-name="DefaultParagraphFont" style:family="text">
      <style:text-properties fo:font-weight="bold" style:font-weight-asian="bold"/>
    </style:style>
    <style:style style:name="P267" style:parent-style-name="Standard" style:family="paragraph">
      <style:paragraph-properties style:text-autospace="none"/>
    </style:style>
    <style:style style:name="P268" style:parent-style-name="Standard" style:family="paragraph">
      <style:paragraph-properties style:text-autospace="none"/>
    </style:style>
    <style:style style:name="T269" style:parent-style-name="DefaultParagraphFont" style:family="text">
      <style:text-properties fo:font-weight="bold" style:font-weight-asian="bold"/>
    </style:style>
    <style:style style:name="P270" style:parent-style-name="Standard" style:family="paragraph">
      <style:paragraph-properties style:text-autospace="none"/>
    </style:style>
    <style:style style:name="P271" style:parent-style-name="Standard" style:family="paragraph">
      <style:paragraph-properties style:text-autospace="none"/>
    </style:style>
    <style:style style:name="T272" style:parent-style-name="DefaultParagraphFont" style:family="text">
      <style:text-properties fo:font-weight="bold" style:font-weight-asian="bold"/>
    </style:style>
    <style:style style:name="P273" style:parent-style-name="Standard" style:family="paragraph">
      <style:paragraph-properties style:text-autospace="none"/>
    </style:style>
    <style:style style:name="P274" style:parent-style-name="Standard" style:family="paragraph">
      <style:paragraph-properties style:text-autospace="none"/>
    </style:style>
    <style:style style:name="T275" style:parent-style-name="DefaultParagraphFont" style:family="text">
      <style:text-properties fo:font-weight="bold" style:font-weight-asian="bold"/>
    </style:style>
    <style:style style:name="P276" style:parent-style-name="Standard" style:family="paragraph">
      <style:paragraph-properties style:text-autospace="none"/>
    </style:style>
    <style:style style:name="P277" style:parent-style-name="Standard" style:family="paragraph">
      <style:paragraph-properties style:text-autospace="none"/>
    </style:style>
    <style:style style:name="T278" style:parent-style-name="DefaultParagraphFont" style:family="text">
      <style:text-properties fo:font-weight="bold" style:font-weight-asian="bold"/>
    </style:style>
    <style:style style:name="P279" style:parent-style-name="Standard" style:family="paragraph">
      <style:paragraph-properties style:text-autospace="none"/>
    </style:style>
    <style:style style:name="P280" style:parent-style-name="Standard" style:family="paragraph">
      <style:paragraph-properties style:text-autospace="none"/>
    </style:style>
    <style:style style:name="T281" style:parent-style-name="DefaultParagraphFont" style:family="text">
      <style:text-properties fo:font-weight="bold" style:font-weight-asian="bold"/>
    </style:style>
    <style:style style:name="P282" style:parent-style-name="Standard" style:family="paragraph">
      <style:paragraph-properties style:text-autospace="none"/>
    </style:style>
    <style:style style:name="P283" style:parent-style-name="Standard" style:family="paragraph">
      <style:paragraph-properties style:text-autospace="none"/>
    </style:style>
    <style:style style:name="T284" style:parent-style-name="DefaultParagraphFont" style:family="text">
      <style:text-properties fo:font-weight="bold" style:font-weight-asian="bold"/>
    </style:style>
    <style:style style:name="P285" style:parent-style-name="Standard" style:family="paragraph">
      <style:paragraph-properties style:text-autospace="none"/>
    </style:style>
    <style:style style:name="P286" style:parent-style-name="Standard" style:family="paragraph">
      <style:paragraph-properties style:text-autospace="none"/>
    </style:style>
    <style:style style:name="T287" style:parent-style-name="DefaultParagraphFont" style:family="text">
      <style:text-properties fo:font-weight="bold" style:font-weight-asian="bold"/>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P290" style:parent-style-name="Standard" style:family="paragraph">
      <style:paragraph-properties style:text-autospace="none"/>
    </style:style>
    <style:style style:name="P291" style:parent-style-name="Standard" style:family="paragraph">
      <style:paragraph-properties style:text-autospace="none"/>
    </style:style>
    <style:style style:name="T292" style:parent-style-name="DefaultParagraphFont" style:family="text">
      <style:text-properties fo:font-weight="bold" style:font-weight-asian="bold"/>
    </style:style>
    <style:style style:name="P293" style:parent-style-name="Standard" style:family="paragraph">
      <style:paragraph-properties style:text-autospace="none"/>
    </style:style>
    <style:style style:name="P294" style:parent-style-name="Standard" style:family="paragraph">
      <style:paragraph-properties style:text-autospace="none"/>
    </style:style>
    <style:style style:name="T295" style:parent-style-name="DefaultParagraphFont" style:family="text">
      <style:text-properties fo:font-weight="bold" style:font-weight-asian="bold"/>
    </style:style>
    <style:style style:name="P296" style:parent-style-name="Standard" style:family="paragraph">
      <style:paragraph-properties style:text-autospace="none"/>
    </style:style>
    <style:style style:name="P297" style:parent-style-name="Standard" style:family="paragraph">
      <style:paragraph-properties style:text-autospace="none"/>
    </style:style>
    <style:style style:name="T298" style:parent-style-name="DefaultParagraphFont" style:family="text">
      <style:text-properties fo:font-weight="bold" style:font-weight-asian="bold"/>
    </style:style>
    <style:style style:name="T299" style:parent-style-name="DefaultParagraphFont" style:family="text">
      <style:text-properties fo:font-weight="bold" style:font-weight-asian="bold"/>
    </style:style>
    <style:style style:name="P300" style:parent-style-name="Standard" style:family="paragraph">
      <style:paragraph-properties style:text-autospace="none"/>
    </style:style>
    <style:style style:name="P301" style:parent-style-name="Standard" style:family="paragraph">
      <style:paragraph-properties style:text-autospace="none"/>
    </style:style>
    <style:style style:name="T302" style:parent-style-name="DefaultParagraphFont" style:family="text">
      <style:text-properties fo:font-weight="bold" style:font-weight-asian="bold"/>
    </style:style>
    <style:style style:name="P303" style:parent-style-name="Standard" style:family="paragraph">
      <style:paragraph-properties style:text-autospace="none"/>
    </style:style>
    <style:style style:name="P304" style:parent-style-name="Standard" style:family="paragraph">
      <style:paragraph-properties style:text-autospace="none"/>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P307" style:parent-style-name="Standard" style:family="paragraph">
      <style:paragraph-properties style:text-autospace="none"/>
    </style:style>
    <style:style style:name="P308" style:parent-style-name="Standard" style:family="paragraph">
      <style:paragraph-properties style:text-autospace="none"/>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P311" style:parent-style-name="Standard" style:family="paragraph">
      <style:paragraph-properties style:text-autospace="none"/>
    </style:style>
    <style:style style:name="P312" style:parent-style-name="Standard" style:family="paragraph">
      <style:paragraph-properties style:text-autospace="none"/>
    </style:style>
    <style:style style:name="P313" style:parent-style-name="Standard" style:family="paragraph">
      <style:paragraph-properties style:text-autospace="none"/>
    </style:style>
    <style:style style:name="TableColumn315" style:family="table-column">
      <style:table-column-properties style:column-width="6.7069in" style:use-optimal-column-width="false"/>
    </style:style>
    <style:style style:name="Table314" style:family="table">
      <style:table-properties style:width="6.7069in" style:rel-width="100%" fo:margin-left="0in" table:align="left"/>
    </style:style>
    <style:style style:name="TableRow316" style:family="table-row">
      <style:table-row-properties style:use-optimal-row-height="false"/>
    </style:style>
    <style:style style:name="TableCell317" style:family="table-cell">
      <style:table-cell-properties fo:border="none" style:vertical-align="middle" fo:padding-top="0in" fo:padding-left="0.0069in" fo:padding-bottom="0in" fo:padding-right="0.0069in"/>
    </style:style>
    <style:style style:name="T318" style:parent-style-name="DefaultParagraphFont" style:family="text">
      <style:text-properties fo:language="en" fo:country="US" style:language-asian="en" style:country-asian="US" style:language-complex="ar" style:country-complex="SA"/>
    </style:style>
    <style:style style:name="P319" style:parent-style-name="Standard" style:family="paragraph">
      <style:paragraph-properties style:text-autospace="none"/>
    </style:style>
    <style:style style:name="P320" style:parent-style-name="Standard" style:family="paragraph">
      <style:paragraph-properties style:text-autospace="none"/>
    </style:style>
    <style:style style:name="P321" style:parent-style-name="Standard" style:family="paragraph">
      <style:paragraph-properties style:text-autospace="none"/>
      <style:text-properties style:text-underline-type="single" style:text-underline-style="solid" style:text-underline-width="auto" style:text-underline-mode="continuous"/>
    </style:style>
    <style:style style:name="P322" style:parent-style-name="Standard" style:family="paragraph">
      <style:paragraph-properties style:text-autospace="none"/>
    </style:style>
    <style:style style:name="P323" style:parent-style-name="Standard" style:family="paragraph">
      <style:paragraph-properties style:text-autospace="none"/>
      <style:text-properties fo:font-weight="bold" style:font-weight-asian="bold" style:font-weight-complex="bold"/>
    </style:style>
    <style:style style:name="P324" style:parent-style-name="Standard" style:family="paragraph">
      <style:paragraph-properties style:text-autospace="none"/>
      <style:text-properties fo:font-weight="bold" style:font-weight-asian="bold" style:font-weight-complex="bold"/>
    </style:style>
    <style:style style:name="TableColumn326" style:family="table-column">
      <style:table-column-properties style:column-width="3.3465in" style:use-optimal-column-width="false"/>
    </style:style>
    <style:style style:name="TableColumn327" style:family="table-column">
      <style:table-column-properties style:column-width="3.3465in" style:use-optimal-column-width="false"/>
    </style:style>
    <style:style style:name="Table325" style:family="table">
      <style:table-properties style:width="6.693in" fo:margin-left="0.0312in" table:align="left"/>
    </style:style>
    <style:style style:name="TableRow328" style:family="table-row">
      <style:table-row-properties style:use-optimal-row-height="false"/>
    </style:style>
    <style:style style:name="TableCell3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text-align="center"/>
      <style:text-properties fo:background-color="#9999FF"/>
    </style:style>
    <style:style style:name="TableCell331" style:family="table-cell">
      <style:table-cell-properties fo:border="0.0034in solid #000000" fo:padding-top="0.0381in" fo:padding-left="0.0381in" fo:padding-bottom="0.0381in" fo:padding-right="0.0381in"/>
    </style:style>
    <style:style style:name="P332" style:parent-style-name="TableContents" style:family="paragraph">
      <style:paragraph-properties fo:text-align="center"/>
      <style:text-properties fo:background-color="#9999FF"/>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TableCell3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TableCell3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8" style:parent-style-name="Standard" style:family="paragraph">
      <style:paragraph-properties style:text-autospace="none"/>
    </style:style>
    <style:style style:name="P349" style:parent-style-name="Standard" style:family="paragraph">
      <style:paragraph-properties style:text-autospace="none"/>
    </style:style>
    <style:style style:name="P350" style:parent-style-name="Standard" style:family="paragraph">
      <style:paragraph-properties style:text-autospace="none"/>
      <style:text-properties fo:font-weight="bold" style:font-weight-asian="bold" style:font-weight-complex="bold"/>
    </style:style>
    <style:style style:name="P351" style:parent-style-name="Standard" style:family="paragraph">
      <style:paragraph-properties style:text-autospace="none"/>
      <style:text-properties fo:font-weight="bold" style:font-weight-asian="bold" style:font-weight-complex="bold"/>
    </style:style>
    <style:style style:name="TableColumn353" style:family="table-column">
      <style:table-column-properties style:column-width="3.3465in" style:use-optimal-column-width="false"/>
    </style:style>
    <style:style style:name="TableColumn354" style:family="table-column">
      <style:table-column-properties style:column-width="3.3465in" style:use-optimal-column-width="false"/>
    </style:style>
    <style:style style:name="Table352" style:family="table">
      <style:table-properties style:width="6.693in" fo:margin-left="0.0312in" table:align="left"/>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7" style:parent-style-name="TableContents" style:family="paragraph">
      <style:paragraph-properties fo:text-align="center"/>
      <style:text-properties fo:background-color="#9999FF"/>
    </style:style>
    <style:style style:name="TableCell358" style:family="table-cell">
      <style:table-cell-properties fo:border="0.0034in solid #000000" fo:padding-top="0.0381in" fo:padding-left="0.0381in" fo:padding-bottom="0.0381in" fo:padding-right="0.0381in"/>
    </style:style>
    <style:style style:name="P359" style:parent-style-name="TableContents" style:family="paragraph">
      <style:paragraph-properties fo:text-align="center"/>
      <style:text-properties fo:background-color="#9999FF"/>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5" style:parent-style-name="Standard" style:family="paragraph">
      <style:paragraph-properties style:text-autospace="none"/>
    </style:style>
    <style:style style:name="P376" style:parent-style-name="Standard" style:family="paragraph">
      <style:paragraph-properties style:text-autospace="none"/>
    </style:style>
    <style:style style:name="P377" style:parent-style-name="Textbody" style:family="paragraph">
      <style:paragraph-properties style:text-autospace="none"/>
    </style:style>
    <style:style style:name="P378" style:parent-style-name="PreformattedText" style:family="paragraph">
      <style:paragraph-properties fo:margin-bottom="0.1965in"/>
    </style:style>
    <style:style style:name="P379" style:parent-style-name="Heading2" style:family="paragraph">
      <style:paragraph-properties style:text-autospace="none"/>
    </style:style>
    <style:style style:name="P380" style:parent-style-name="PreformattedText" style:family="paragraph">
      <style:paragraph-properties fo:margin-bottom="0.1965in"/>
    </style:style>
    <style:style style:name="P381" style:parent-style-name="Standard" style:family="paragraph">
      <style:paragraph-properties style:text-autospace="none"/>
    </style:style>
    <style:style style:name="P382" style:parent-style-name="Standard" style:family="paragraph">
      <style:paragraph-properties style:text-autospace="none"/>
    </style:style>
    <style:style style:name="P383" style:parent-style-name="Textbody" style:family="paragraph">
      <style:paragraph-properties style:text-autospace="none"/>
    </style:style>
    <style:style style:name="P384" style:parent-style-name="PreformattedText" style:family="paragraph">
      <style:paragraph-properties fo:margin-bottom="0.1965in"/>
    </style:style>
    <style:style style:name="P385" style:parent-style-name="Standard" style:family="paragraph">
      <style:paragraph-properties style:text-autospace="none"/>
    </style:style>
    <style:style style:name="P386" style:parent-style-name="Standard" style:family="paragraph">
      <style:paragraph-properties style:text-autospace="none"/>
    </style:style>
    <style:style style:name="T387" style:parent-style-name="DefaultParagraphFont" style:family="text">
      <style:text-properties fo:font-weight="bold" style:font-weight-asian="bold"/>
    </style:style>
    <style:style style:name="T388" style:parent-style-name="DefaultParagraphFont" style:family="text">
      <style:text-properties fo:font-weight="bold" style:font-weight-asian="bold"/>
    </style:style>
    <style:style style:name="P389" style:parent-style-name="Standard" style:family="paragraph">
      <style:paragraph-properties style:text-autospace="none"/>
    </style:style>
    <style:style style:name="P390" style:parent-style-name="PreformattedText" style:family="paragraph">
      <style:paragraph-properties style:text-autospace="none"/>
    </style:style>
    <style:style style:name="T391" style:parent-style-name="DefaultParagraphFont" style:family="text">
      <style:text-properties fo:font-weight="bold" style:font-weight-asian="bold"/>
    </style:style>
    <style:style style:name="T392" style:parent-style-name="DefaultParagraphFont" style:family="text">
      <style:text-properties fo:font-weight="bold" style:font-weight-asian="bold"/>
    </style:style>
    <style:style style:name="P393" style:parent-style-name="Heading2" style:family="paragraph">
      <style:paragraph-properties style:text-autospace="none"/>
    </style:style>
    <style:style style:name="P394" style:parent-style-name="PreformattedText" style:family="paragraph">
      <style:paragraph-properties fo:margin-bottom="0.1965in"/>
    </style:style>
    <style:style style:name="P395" style:parent-style-name="PreformattedText" style:family="paragraph">
      <style:paragraph-properties fo:margin-bottom="0.1965in"/>
    </style:style>
    <style:style style:name="P396" style:parent-style-name="Standard" style:family="paragraph">
      <style:paragraph-properties style:text-autospace="none"/>
    </style:style>
    <style:style style:name="P397" style:parent-style-name="Heading2" style:family="paragraph">
      <style:paragraph-properties style:text-autospace="none"/>
    </style:style>
    <style:style style:name="P398" style:parent-style-name="Standard" style:family="paragraph">
      <style:paragraph-properties style:text-autospace="none"/>
    </style:style>
    <style:style style:name="P399" style:parent-style-name="Textbody" style:family="paragraph">
      <style:paragraph-properties style:text-autospace="none"/>
    </style:style>
    <style:style style:name="P400" style:parent-style-name="PreformattedText" style:family="paragraph">
      <style:paragraph-properties fo:margin-bottom="0.1965in"/>
    </style:style>
    <style:style style:name="P401" style:parent-style-name="PreformattedText" style:family="paragraph">
      <style:paragraph-properties fo:margin-bottom="0.1965in"/>
    </style:style>
    <style:style style:name="P402" style:parent-style-name="Textbody" style:family="paragraph">
      <style:paragraph-properties style:text-autospace="none"/>
    </style:style>
    <style:style style:name="P403" style:parent-style-name="PreformattedText" style:family="paragraph">
      <style:paragraph-properties fo:margin-bottom="0.1965in"/>
    </style:style>
    <style:style style:name="P404" style:parent-style-name="Standard" style:family="paragraph">
      <style:paragraph-properties style:text-autospace="none"/>
    </style:style>
    <style:style style:name="P405" style:parent-style-name="Standard" style:family="paragraph">
      <style:paragraph-properties style:text-autospace="none"/>
    </style:style>
    <style:style style:name="P406" style:parent-style-name="Heading2" style:family="paragraph">
      <style:paragraph-properties style:text-autospace="none"/>
    </style:style>
    <style:style style:name="P407" style:parent-style-name="Standard" style:family="paragraph">
      <style:text-properties fo:font-size="2pt" style:font-size-asian="2pt" style:font-size-complex="2pt"/>
    </style:style>
    <style:style style:name="TableColumn409" style:family="table-column">
      <style:table-column-properties style:column-width="0.9326in" style:use-optimal-column-width="false"/>
    </style:style>
    <style:style style:name="TableColumn410" style:family="table-column">
      <style:table-column-properties style:column-width="1.0604in" style:use-optimal-column-width="false"/>
    </style:style>
    <style:style style:name="TableColumn411" style:family="table-column">
      <style:table-column-properties style:column-width="4.7in" style:use-optimal-column-width="false"/>
    </style:style>
    <style:style style:name="Table408" style:family="table">
      <style:table-properties style:width="6.693in" fo:margin-left="0in" table:align="left"/>
    </style:style>
    <style:style style:name="TableRow412" style:family="table-row">
      <style:table-row-properties style:use-optimal-row-height="false"/>
    </style:style>
    <style:style style:name="TableCell413" style:family="table-cell">
      <style:table-cell-properties fo:border="none" style:vertical-align="middle" fo:padding-top="0in" fo:padding-left="0.0069in" fo:padding-bottom="0in" fo:padding-right="0.0069in"/>
    </style:style>
    <style:style style:name="TableCell414" style:family="table-cell">
      <style:table-cell-properties fo:border="none" style:vertical-align="middle" fo:padding-top="0in" fo:padding-left="0.0069in" fo:padding-bottom="0in" fo:padding-right="0.0069in"/>
    </style:style>
    <style:style style:name="TableCell415" style:family="table-cell">
      <style:table-cell-properties fo:border="none" style:vertical-align="middle" fo:padding-top="0in" fo:padding-left="0.0069in" fo:padding-bottom="0in" fo:padding-right="0.0069in"/>
    </style:style>
    <style:style style:name="TableRow416" style:family="table-row">
      <style:table-row-properties style:use-optimal-row-height="false"/>
    </style:style>
    <style:style style:name="TableCell417" style:family="table-cell">
      <style:table-cell-properties fo:border="none" style:vertical-align="middle" fo:padding-top="0in" fo:padding-left="0.0069in" fo:padding-bottom="0in" fo:padding-right="0.0069in"/>
    </style:style>
    <style:style style:name="TableCell418" style:family="table-cell">
      <style:table-cell-properties fo:border="none" style:vertical-align="middle" fo:padding-top="0in" fo:padding-left="0.0069in" fo:padding-bottom="0in" fo:padding-right="0.0069in"/>
    </style:style>
    <style:style style:name="P419" style:parent-style-name="TableContents" style:family="paragraph">
      <style:paragraph-properties fo:margin-bottom="0.1965in"/>
    </style:style>
    <style:style style:name="TableCell420" style:family="table-cell">
      <style:table-cell-properties fo:border="none" style:vertical-align="middle" fo:padding-top="0in" fo:padding-left="0.0069in" fo:padding-bottom="0in" fo:padding-right="0.0069in"/>
    </style:style>
    <style:style style:name="P421" style:parent-style-name="TableContents" style:family="paragraph">
      <style:paragraph-properties fo:margin-bottom="0.1965in"/>
    </style:style>
    <style:style style:name="TableRow422" style:family="table-row">
      <style:table-row-properties style:use-optimal-row-height="false"/>
    </style:style>
    <style:style style:name="TableCell423" style:family="table-cell">
      <style:table-cell-properties fo:border="none" style:vertical-align="middle" fo:padding-top="0in" fo:padding-left="0.0069in" fo:padding-bottom="0in" fo:padding-right="0.0069in"/>
    </style:style>
    <style:style style:name="TableCell424" style:family="table-cell">
      <style:table-cell-properties fo:border="none" style:vertical-align="middle" fo:padding-top="0in" fo:padding-left="0.0069in" fo:padding-bottom="0in" fo:padding-right="0.0069in"/>
    </style:style>
    <style:style style:name="TableCell425" style:family="table-cell">
      <style:table-cell-properties fo:border="none" style:vertical-align="middle" fo:padding-top="0in" fo:padding-left="0.0069in" fo:padding-bottom="0in" fo:padding-right="0.0069in"/>
    </style:style>
    <style:style style:name="TableRow426" style:family="table-row">
      <style:table-row-properties style:use-optimal-row-height="false"/>
    </style:style>
    <style:style style:name="TableCell427" style:family="table-cell">
      <style:table-cell-properties fo:border="none" style:vertical-align="middle" fo:padding-top="0in" fo:padding-left="0.0069in" fo:padding-bottom="0in" fo:padding-right="0.0069in"/>
    </style:style>
    <style:style style:name="P428" style:parent-style-name="TableContents" style:family="paragraph">
      <style:text-properties fo:font-size="2pt" style:font-size-asian="2pt" style:font-size-complex="2pt"/>
    </style:style>
    <style:style style:name="TableCell429" style:family="table-cell">
      <style:table-cell-properties fo:border="none" fo:padding-top="0in" fo:padding-left="0.0069in" fo:padding-bottom="0in" fo:padding-right="0.0069in"/>
    </style:style>
    <style:style style:name="P430" style:parent-style-name="TableContents" style:family="paragraph">
      <style:text-properties fo:font-size="2pt" style:font-size-asian="2pt" style:font-size-complex="2pt"/>
    </style:style>
    <style:style style:name="TableRow431" style:family="table-row">
      <style:table-row-properties style:use-optimal-row-height="false"/>
    </style:style>
    <style:style style:name="TableCell432" style:family="table-cell">
      <style:table-cell-properties fo:border="none" style:vertical-align="middle" fo:padding-top="0in" fo:padding-left="0.0069in" fo:padding-bottom="0in" fo:padding-right="0.0069in"/>
    </style:style>
    <style:style style:name="P433" style:parent-style-name="TableContents" style:family="paragraph">
      <style:text-properties fo:font-size="2pt" style:font-size-asian="2pt" style:font-size-complex="2pt"/>
    </style:style>
    <style:style style:name="TableCell434" style:family="table-cell">
      <style:table-cell-properties fo:border="none" style:vertical-align="middle" fo:padding-top="0in" fo:padding-left="0.0069in" fo:padding-bottom="0in" fo:padding-right="0.0069in"/>
    </style:style>
    <style:style style:name="P435" style:parent-style-name="TableContents" style:family="paragraph">
      <style:text-properties fo:font-size="2pt" style:font-size-asian="2pt" style:font-size-complex="2pt"/>
    </style:style>
    <style:style style:name="TableCell436" style:family="table-cell">
      <style:table-cell-properties fo:border="none" style:vertical-align="middle" fo:padding-top="0in" fo:padding-left="0.0069in" fo:padding-bottom="0in" fo:padding-right="0.0069in"/>
    </style:style>
    <style:style style:name="P437" style:parent-style-name="TableContents" style:family="paragraph">
      <style:text-properties fo:font-size="2pt" style:font-size-asian="2pt" style:font-size-complex="2pt"/>
    </style:style>
    <style:style style:name="TableRow438" style:family="table-row">
      <style:table-row-properties style:use-optimal-row-height="false"/>
    </style:style>
    <style:style style:name="TableCell439" style:family="table-cell">
      <style:table-cell-properties fo:border="none" style:vertical-align="middle" fo:padding-top="0in" fo:padding-left="0.0069in" fo:padding-bottom="0in" fo:padding-right="0.0069in"/>
    </style:style>
    <style:style style:name="TableCell440" style:family="table-cell">
      <style:table-cell-properties fo:border="none" style:vertical-align="middle" fo:padding-top="0in" fo:padding-left="0.0069in" fo:padding-bottom="0in" fo:padding-right="0.0069in"/>
    </style:style>
    <style:style style:name="P441" style:parent-style-name="TableContents" style:family="paragraph">
      <style:paragraph-properties fo:margin-bottom="0.1965in"/>
    </style:style>
    <style:style style:name="TableCell442" style:family="table-cell">
      <style:table-cell-properties fo:border="none" style:vertical-align="middle" fo:padding-top="0in" fo:padding-left="0.0069in" fo:padding-bottom="0in" fo:padding-right="0.0069in"/>
    </style:style>
    <style:style style:name="P443" style:parent-style-name="TableContents" style:family="paragraph">
      <style:paragraph-properties fo:margin-bottom="0.1965in"/>
    </style:style>
    <style:style style:name="TableRow444" style:family="table-row">
      <style:table-row-properties style:use-optimal-row-height="false"/>
    </style:style>
    <style:style style:name="TableCell445" style:family="table-cell">
      <style:table-cell-properties fo:border="none" style:vertical-align="middle" fo:padding-top="0in" fo:padding-left="0.0069in" fo:padding-bottom="0in" fo:padding-right="0.0069in"/>
    </style:style>
    <style:style style:name="TableCell446" style:family="table-cell">
      <style:table-cell-properties fo:border="none" style:vertical-align="middle" fo:padding-top="0in" fo:padding-left="0.0069in" fo:padding-bottom="0in" fo:padding-right="0.0069in"/>
    </style:style>
    <style:style style:name="TableCell447" style:family="table-cell">
      <style:table-cell-properties fo:border="none" style:vertical-align="middle" fo:padding-top="0in" fo:padding-left="0.0069in" fo:padding-bottom="0in" fo:padding-right="0.0069in"/>
    </style:style>
    <style:style style:name="TableRow448" style:family="table-row">
      <style:table-row-properties style:use-optimal-row-height="false"/>
    </style:style>
    <style:style style:name="TableCell449" style:family="table-cell">
      <style:table-cell-properties fo:border="none" style:vertical-align="middle" fo:padding-top="0in" fo:padding-left="0.0069in" fo:padding-bottom="0in" fo:padding-right="0.0069in"/>
    </style:style>
    <style:style style:name="TableCell450" style:family="table-cell">
      <style:table-cell-properties fo:border="none" style:vertical-align="middle" fo:padding-top="0in" fo:padding-left="0.0069in" fo:padding-bottom="0in" fo:padding-right="0.0069in"/>
    </style:style>
    <style:style style:name="P451" style:parent-style-name="TableContents" style:family="paragraph">
      <style:paragraph-properties fo:margin-bottom="0.1965in"/>
    </style:style>
    <style:style style:name="TableCell452" style:family="table-cell">
      <style:table-cell-properties fo:border="none" style:vertical-align="middle" fo:padding-top="0in" fo:padding-left="0.0069in" fo:padding-bottom="0in" fo:padding-right="0.0069in"/>
    </style:style>
    <style:style style:name="P453" style:parent-style-name="TableContents" style:family="paragraph">
      <style:paragraph-properties fo:margin-bottom="0.1965in"/>
    </style:style>
    <style:style style:name="TableRow454" style:family="table-row">
      <style:table-row-properties style:use-optimal-row-height="false"/>
    </style:style>
    <style:style style:name="TableCell455" style:family="table-cell">
      <style:table-cell-properties fo:border="none" style:vertical-align="middle" fo:padding-top="0in" fo:padding-left="0.0069in" fo:padding-bottom="0in" fo:padding-right="0.0069in"/>
    </style:style>
    <style:style style:name="TableCell456" style:family="table-cell">
      <style:table-cell-properties fo:border="none" style:vertical-align="middle" fo:padding-top="0in" fo:padding-left="0.0069in" fo:padding-bottom="0in" fo:padding-right="0.0069in"/>
    </style:style>
    <style:style style:name="TableCell457" style:family="table-cell">
      <style:table-cell-properties fo:border="none" style:vertical-align="middle" fo:padding-top="0in" fo:padding-left="0.0069in" fo:padding-bottom="0in" fo:padding-right="0.0069in"/>
    </style:style>
    <style:style style:name="TableRow458" style:family="table-row">
      <style:table-row-properties style:use-optimal-row-height="false"/>
    </style:style>
    <style:style style:name="TableCell459" style:family="table-cell">
      <style:table-cell-properties fo:border="none" style:vertical-align="middle" fo:padding-top="0in" fo:padding-left="0.0069in" fo:padding-bottom="0in" fo:padding-right="0.0069in"/>
    </style:style>
    <style:style style:name="TableCell460" style:family="table-cell">
      <style:table-cell-properties fo:border="none" style:vertical-align="middle" fo:padding-top="0in" fo:padding-left="0.0069in" fo:padding-bottom="0in" fo:padding-right="0.0069in"/>
    </style:style>
    <style:style style:name="P461" style:parent-style-name="TableContents" style:family="paragraph">
      <style:paragraph-properties fo:margin-bottom="0.1965in"/>
    </style:style>
    <style:style style:name="TableCell462" style:family="table-cell">
      <style:table-cell-properties fo:border="none" style:vertical-align="middle" fo:padding-top="0in" fo:padding-left="0.0069in" fo:padding-bottom="0in" fo:padding-right="0.0069in"/>
    </style:style>
    <style:style style:name="P463" style:parent-style-name="TableContents" style:family="paragraph">
      <style:paragraph-properties fo:margin-bottom="0.1965in"/>
    </style:style>
    <style:style style:name="TableRow464" style:family="table-row">
      <style:table-row-properties style:use-optimal-row-height="false"/>
    </style:style>
    <style:style style:name="TableCell465" style:family="table-cell">
      <style:table-cell-properties fo:border="none" style:vertical-align="middle" fo:padding-top="0in" fo:padding-left="0.0069in" fo:padding-bottom="0in" fo:padding-right="0.0069in"/>
    </style:style>
    <style:style style:name="TableCell466" style:family="table-cell">
      <style:table-cell-properties fo:border="none" style:vertical-align="middle" fo:padding-top="0in" fo:padding-left="0.0069in" fo:padding-bottom="0in" fo:padding-right="0.0069in"/>
    </style:style>
    <style:style style:name="TableCell467" style:family="table-cell">
      <style:table-cell-properties fo:border="none" style:vertical-align="middle" fo:padding-top="0in" fo:padding-left="0.0069in" fo:padding-bottom="0in" fo:padding-right="0.0069in"/>
    </style:style>
    <style:style style:name="TableRow468" style:family="table-row">
      <style:table-row-properties style:use-optimal-row-height="false"/>
    </style:style>
    <style:style style:name="TableCell469" style:family="table-cell">
      <style:table-cell-properties fo:border="none" style:vertical-align="middle" fo:padding-top="0in" fo:padding-left="0.0069in" fo:padding-bottom="0in" fo:padding-right="0.0069in"/>
    </style:style>
    <style:style style:name="TableCell470" style:family="table-cell">
      <style:table-cell-properties fo:border="none" style:vertical-align="middle" fo:padding-top="0in" fo:padding-left="0.0069in" fo:padding-bottom="0in" fo:padding-right="0.0069in"/>
    </style:style>
    <style:style style:name="P471" style:parent-style-name="TableContents" style:family="paragraph">
      <style:paragraph-properties fo:margin-bottom="0.1965in"/>
    </style:style>
    <style:style style:name="TableCell472" style:family="table-cell">
      <style:table-cell-properties fo:border="none" style:vertical-align="middle" fo:padding-top="0in" fo:padding-left="0.0069in" fo:padding-bottom="0in" fo:padding-right="0.0069in"/>
    </style:style>
    <style:style style:name="P473" style:parent-style-name="TableContents" style:family="paragraph">
      <style:paragraph-properties fo:margin-bottom="0.1965in"/>
    </style:style>
    <style:style style:name="TableRow474" style:family="table-row">
      <style:table-row-properties style:use-optimal-row-height="false"/>
    </style:style>
    <style:style style:name="TableCell475" style:family="table-cell">
      <style:table-cell-properties fo:border="none" style:vertical-align="middle" fo:padding-top="0in" fo:padding-left="0.0069in" fo:padding-bottom="0in" fo:padding-right="0.0069in"/>
    </style:style>
    <style:style style:name="TableCell476" style:family="table-cell">
      <style:table-cell-properties fo:border="none" style:vertical-align="middle" fo:padding-top="0in" fo:padding-left="0.0069in" fo:padding-bottom="0in" fo:padding-right="0.0069in"/>
    </style:style>
    <style:style style:name="TableCell477" style:family="table-cell">
      <style:table-cell-properties fo:border="none" style:vertical-align="middle" fo:padding-top="0in" fo:padding-left="0.0069in" fo:padding-bottom="0in" fo:padding-right="0.0069in"/>
    </style:style>
    <style:style style:name="TableRow478" style:family="table-row">
      <style:table-row-properties style:use-optimal-row-height="false"/>
    </style:style>
    <style:style style:name="TableCell479" style:family="table-cell">
      <style:table-cell-properties fo:border="none" style:vertical-align="middle" fo:padding-top="0in" fo:padding-left="0.0069in" fo:padding-bottom="0in" fo:padding-right="0.0069in"/>
    </style:style>
    <style:style style:name="TableCell480" style:family="table-cell">
      <style:table-cell-properties fo:border="none" style:vertical-align="middle" fo:padding-top="0in" fo:padding-left="0.0069in" fo:padding-bottom="0in" fo:padding-right="0.0069in"/>
    </style:style>
    <style:style style:name="P481" style:parent-style-name="TableContents" style:family="paragraph">
      <style:paragraph-properties fo:margin-bottom="0.1965in"/>
    </style:style>
    <style:style style:name="TableCell482" style:family="table-cell">
      <style:table-cell-properties fo:border="none" style:vertical-align="middle" fo:padding-top="0in" fo:padding-left="0.0069in" fo:padding-bottom="0in" fo:padding-right="0.0069in"/>
    </style:style>
    <style:style style:name="P483" style:parent-style-name="TableContents" style:family="paragraph">
      <style:paragraph-properties fo:margin-bottom="0.1965in"/>
    </style:style>
    <style:style style:name="TableRow484" style:family="table-row">
      <style:table-row-properties style:use-optimal-row-height="false"/>
    </style:style>
    <style:style style:name="TableCell485" style:family="table-cell">
      <style:table-cell-properties fo:border="none" style:vertical-align="middle" fo:padding-top="0in" fo:padding-left="0.0069in" fo:padding-bottom="0in" fo:padding-right="0.0069in"/>
    </style:style>
    <style:style style:name="TableCell486" style:family="table-cell">
      <style:table-cell-properties fo:border="none" style:vertical-align="middle" fo:padding-top="0in" fo:padding-left="0.0069in" fo:padding-bottom="0in" fo:padding-right="0.0069in"/>
    </style:style>
    <style:style style:name="TableCell487" style:family="table-cell">
      <style:table-cell-properties fo:border="none" style:vertical-align="middle" fo:padding-top="0in" fo:padding-left="0.0069in" fo:padding-bottom="0in" fo:padding-right="0.0069in"/>
    </style:style>
    <style:style style:name="TableRow488" style:family="table-row">
      <style:table-row-properties style:use-optimal-row-height="false"/>
    </style:style>
    <style:style style:name="TableCell489" style:family="table-cell">
      <style:table-cell-properties fo:border="none" style:vertical-align="middle" fo:padding-top="0in" fo:padding-left="0.0069in" fo:padding-bottom="0in" fo:padding-right="0.0069in"/>
    </style:style>
    <style:style style:name="TableCell490" style:family="table-cell">
      <style:table-cell-properties fo:border="none" style:vertical-align="middle" fo:padding-top="0in" fo:padding-left="0.0069in" fo:padding-bottom="0in" fo:padding-right="0.0069in"/>
    </style:style>
    <style:style style:name="P491" style:parent-style-name="TableContents" style:family="paragraph">
      <style:paragraph-properties fo:margin-bottom="0.1965in"/>
    </style:style>
    <style:style style:name="TableCell492" style:family="table-cell">
      <style:table-cell-properties fo:border="none" style:vertical-align="middle" fo:padding-top="0in" fo:padding-left="0.0069in" fo:padding-bottom="0in" fo:padding-right="0.0069in"/>
    </style:style>
    <style:style style:name="P493" style:parent-style-name="TableContents" style:family="paragraph">
      <style:paragraph-properties fo:margin-bottom="0.1965in"/>
    </style:style>
    <style:style style:name="TableRow494" style:family="table-row">
      <style:table-row-properties style:use-optimal-row-height="false"/>
    </style:style>
    <style:style style:name="TableCell495" style:family="table-cell">
      <style:table-cell-properties fo:border="none" style:vertical-align="middle" fo:padding-top="0in" fo:padding-left="0.0069in" fo:padding-bottom="0in" fo:padding-right="0.0069in"/>
    </style:style>
    <style:style style:name="TableCell496" style:family="table-cell">
      <style:table-cell-properties fo:border="none" style:vertical-align="middle" fo:padding-top="0in" fo:padding-left="0.0069in" fo:padding-bottom="0in" fo:padding-right="0.0069in"/>
    </style:style>
    <style:style style:name="TableCell497" style:family="table-cell">
      <style:table-cell-properties fo:border="none" style:vertical-align="middle" fo:padding-top="0in" fo:padding-left="0.0069in" fo:padding-bottom="0in" fo:padding-right="0.0069in"/>
    </style:style>
    <style:style style:name="TableRow498" style:family="table-row">
      <style:table-row-properties style:use-optimal-row-height="false"/>
    </style:style>
    <style:style style:name="TableCell499" style:family="table-cell">
      <style:table-cell-properties fo:border="none" style:vertical-align="middle" fo:padding-top="0in" fo:padding-left="0.0069in" fo:padding-bottom="0in" fo:padding-right="0.0069in"/>
    </style:style>
    <style:style style:name="TableCell500" style:family="table-cell">
      <style:table-cell-properties fo:border="none" style:vertical-align="middle" fo:padding-top="0in" fo:padding-left="0.0069in" fo:padding-bottom="0in" fo:padding-right="0.0069in"/>
    </style:style>
    <style:style style:name="P501" style:parent-style-name="TableContents" style:family="paragraph">
      <style:paragraph-properties fo:margin-bottom="0.1965in"/>
    </style:style>
    <style:style style:name="TableCell502" style:family="table-cell">
      <style:table-cell-properties fo:border="none" style:vertical-align="middle" fo:padding-top="0in" fo:padding-left="0.0069in" fo:padding-bottom="0in" fo:padding-right="0.0069in"/>
    </style:style>
    <style:style style:name="P503" style:parent-style-name="TableContents" style:family="paragraph">
      <style:paragraph-properties fo:margin-bottom="0.1965in"/>
    </style:style>
    <style:style style:name="TableRow504" style:family="table-row">
      <style:table-row-properties style:use-optimal-row-height="false"/>
    </style:style>
    <style:style style:name="TableCell505" style:family="table-cell">
      <style:table-cell-properties fo:border="none" style:vertical-align="middle" fo:padding-top="0in" fo:padding-left="0.0069in" fo:padding-bottom="0in" fo:padding-right="0.0069in"/>
    </style:style>
    <style:style style:name="TableCell506" style:family="table-cell">
      <style:table-cell-properties fo:border="none" style:vertical-align="middle" fo:padding-top="0in" fo:padding-left="0.0069in" fo:padding-bottom="0in" fo:padding-right="0.0069in"/>
    </style:style>
    <style:style style:name="TableCell507" style:family="table-cell">
      <style:table-cell-properties fo:border="none" style:vertical-align="middle" fo:padding-top="0in" fo:padding-left="0.0069in" fo:padding-bottom="0in" fo:padding-right="0.0069in"/>
    </style:style>
    <style:style style:name="TableRow508" style:family="table-row">
      <style:table-row-properties style:use-optimal-row-height="false"/>
    </style:style>
    <style:style style:name="TableCell509" style:family="table-cell">
      <style:table-cell-properties fo:border="none" style:vertical-align="middle" fo:padding-top="0in" fo:padding-left="0.0069in" fo:padding-bottom="0in" fo:padding-right="0.0069in"/>
    </style:style>
    <style:style style:name="TableCell510" style:family="table-cell">
      <style:table-cell-properties fo:border="none" style:vertical-align="middle" fo:padding-top="0in" fo:padding-left="0.0069in" fo:padding-bottom="0in" fo:padding-right="0.0069in"/>
    </style:style>
    <style:style style:name="P511" style:parent-style-name="TableContents" style:family="paragraph">
      <style:paragraph-properties fo:margin-bottom="0.1965in"/>
    </style:style>
    <style:style style:name="TableCell512" style:family="table-cell">
      <style:table-cell-properties fo:border="none" style:vertical-align="middle" fo:padding-top="0in" fo:padding-left="0.0069in" fo:padding-bottom="0in" fo:padding-right="0.0069in"/>
    </style:style>
    <style:style style:name="P513" style:parent-style-name="TableContents" style:family="paragraph">
      <style:paragraph-properties fo:margin-bottom="0.1965in"/>
    </style:style>
    <style:style style:name="TableRow514" style:family="table-row">
      <style:table-row-properties style:use-optimal-row-height="false"/>
    </style:style>
    <style:style style:name="TableCell515" style:family="table-cell">
      <style:table-cell-properties fo:border="none" style:vertical-align="middle" fo:padding-top="0in" fo:padding-left="0.0069in" fo:padding-bottom="0in" fo:padding-right="0.0069in"/>
    </style:style>
    <style:style style:name="TableCell516" style:family="table-cell">
      <style:table-cell-properties fo:border="none" style:vertical-align="middle" fo:padding-top="0in" fo:padding-left="0.0069in" fo:padding-bottom="0in" fo:padding-right="0.0069in"/>
    </style:style>
    <style:style style:name="TableCell517" style:family="table-cell">
      <style:table-cell-properties fo:border="none" style:vertical-align="middle" fo:padding-top="0in" fo:padding-left="0.0069in" fo:padding-bottom="0in" fo:padding-right="0.0069in"/>
    </style:style>
    <style:style style:name="TableRow518" style:family="table-row">
      <style:table-row-properties style:use-optimal-row-height="false"/>
    </style:style>
    <style:style style:name="TableCell519" style:family="table-cell">
      <style:table-cell-properties fo:border="none" style:vertical-align="middle" fo:padding-top="0in" fo:padding-left="0.0069in" fo:padding-bottom="0in" fo:padding-right="0.0069in"/>
    </style:style>
    <style:style style:name="TableCell520" style:family="table-cell">
      <style:table-cell-properties fo:border="none" style:vertical-align="middle" fo:padding-top="0in" fo:padding-left="0.0069in" fo:padding-bottom="0in" fo:padding-right="0.0069in"/>
    </style:style>
    <style:style style:name="P521" style:parent-style-name="TableContents" style:family="paragraph">
      <style:paragraph-properties fo:margin-bottom="0.1965in"/>
    </style:style>
    <style:style style:name="TableCell522" style:family="table-cell">
      <style:table-cell-properties fo:border="none" style:vertical-align="middle" fo:padding-top="0in" fo:padding-left="0.0069in" fo:padding-bottom="0in" fo:padding-right="0.0069in"/>
    </style:style>
    <style:style style:name="P523" style:parent-style-name="TableContents" style:family="paragraph">
      <style:paragraph-properties fo:margin-bottom="0.1965in"/>
    </style:style>
    <style:style style:name="TableRow524" style:family="table-row">
      <style:table-row-properties style:use-optimal-row-height="false"/>
    </style:style>
    <style:style style:name="TableCell525" style:family="table-cell">
      <style:table-cell-properties fo:border="none" style:vertical-align="middle" fo:padding-top="0in" fo:padding-left="0.0069in" fo:padding-bottom="0in" fo:padding-right="0.0069in"/>
    </style:style>
    <style:style style:name="TableCell526" style:family="table-cell">
      <style:table-cell-properties fo:border="none" style:vertical-align="middle" fo:padding-top="0in" fo:padding-left="0.0069in" fo:padding-bottom="0in" fo:padding-right="0.0069in"/>
    </style:style>
    <style:style style:name="TableCell527" style:family="table-cell">
      <style:table-cell-properties fo:border="none" style:vertical-align="middle" fo:padding-top="0in" fo:padding-left="0.0069in" fo:padding-bottom="0in" fo:padding-right="0.0069in"/>
    </style:style>
    <style:style style:name="TableRow528" style:family="table-row">
      <style:table-row-properties style:use-optimal-row-height="false"/>
    </style:style>
    <style:style style:name="TableCell529" style:family="table-cell">
      <style:table-cell-properties fo:border="none" style:vertical-align="middle" fo:padding-top="0in" fo:padding-left="0.0069in" fo:padding-bottom="0in" fo:padding-right="0.0069in"/>
    </style:style>
    <style:style style:name="TableCell530" style:family="table-cell">
      <style:table-cell-properties fo:border="none" style:vertical-align="middle" fo:padding-top="0in" fo:padding-left="0.0069in" fo:padding-bottom="0in" fo:padding-right="0.0069in"/>
    </style:style>
    <style:style style:name="P531" style:parent-style-name="TableContents" style:family="paragraph">
      <style:paragraph-properties fo:margin-bottom="0.1965in"/>
    </style:style>
    <style:style style:name="TableCell532" style:family="table-cell">
      <style:table-cell-properties fo:border="none" style:vertical-align="middle" fo:padding-top="0in" fo:padding-left="0.0069in" fo:padding-bottom="0in" fo:padding-right="0.0069in"/>
    </style:style>
    <style:style style:name="P533" style:parent-style-name="TableContents" style:family="paragraph">
      <style:paragraph-properties fo:margin-bottom="0.1965in"/>
    </style:style>
    <style:style style:name="TableRow534" style:family="table-row">
      <style:table-row-properties style:use-optimal-row-height="false"/>
    </style:style>
    <style:style style:name="TableCell535" style:family="table-cell">
      <style:table-cell-properties fo:border="none" style:vertical-align="middle" fo:padding-top="0in" fo:padding-left="0.0069in" fo:padding-bottom="0in" fo:padding-right="0.0069in"/>
    </style:style>
    <style:style style:name="TableCell536" style:family="table-cell">
      <style:table-cell-properties fo:border="none" style:vertical-align="middle" fo:padding-top="0in" fo:padding-left="0.0069in" fo:padding-bottom="0in" fo:padding-right="0.0069in"/>
    </style:style>
    <style:style style:name="TableCell537" style:family="table-cell">
      <style:table-cell-properties fo:border="none" style:vertical-align="middle" fo:padding-top="0in" fo:padding-left="0.0069in" fo:padding-bottom="0in" fo:padding-right="0.0069in"/>
    </style:style>
    <style:style style:name="TableRow538" style:family="table-row">
      <style:table-row-properties style:use-optimal-row-height="false"/>
    </style:style>
    <style:style style:name="TableCell539" style:family="table-cell">
      <style:table-cell-properties fo:border="none" style:vertical-align="middle" fo:padding-top="0in" fo:padding-left="0.0069in" fo:padding-bottom="0in" fo:padding-right="0.0069in"/>
    </style:style>
    <style:style style:name="TableCell540" style:family="table-cell">
      <style:table-cell-properties fo:border="none" style:vertical-align="middle" fo:padding-top="0in" fo:padding-left="0.0069in" fo:padding-bottom="0in" fo:padding-right="0.0069in"/>
    </style:style>
    <style:style style:name="P541" style:parent-style-name="TableContents" style:family="paragraph">
      <style:paragraph-properties fo:margin-bottom="0.1965in"/>
    </style:style>
    <style:style style:name="TableCell542" style:family="table-cell">
      <style:table-cell-properties fo:border="none" style:vertical-align="middle" fo:padding-top="0in" fo:padding-left="0.0069in" fo:padding-bottom="0in" fo:padding-right="0.0069in"/>
    </style:style>
    <style:style style:name="P543" style:parent-style-name="TableContents" style:family="paragraph">
      <style:paragraph-properties fo:margin-bottom="0.1965in"/>
    </style:style>
    <style:style style:name="TableRow544" style:family="table-row">
      <style:table-row-properties style:use-optimal-row-height="false"/>
    </style:style>
    <style:style style:name="TableCell545" style:family="table-cell">
      <style:table-cell-properties fo:border="none" style:vertical-align="middle" fo:padding-top="0in" fo:padding-left="0.0069in" fo:padding-bottom="0in" fo:padding-right="0.0069in"/>
    </style:style>
    <style:style style:name="TableCell546" style:family="table-cell">
      <style:table-cell-properties fo:border="none" style:vertical-align="middle" fo:padding-top="0in" fo:padding-left="0.0069in" fo:padding-bottom="0in" fo:padding-right="0.0069in"/>
    </style:style>
    <style:style style:name="TableCell547" style:family="table-cell">
      <style:table-cell-properties fo:border="none" style:vertical-align="middle" fo:padding-top="0in" fo:padding-left="0.0069in" fo:padding-bottom="0in" fo:padding-right="0.0069in"/>
    </style:style>
    <style:style style:name="TableRow548" style:family="table-row">
      <style:table-row-properties style:use-optimal-row-height="false"/>
    </style:style>
    <style:style style:name="TableCell549" style:family="table-cell">
      <style:table-cell-properties fo:border="none" style:vertical-align="middle" fo:padding-top="0in" fo:padding-left="0.0069in" fo:padding-bottom="0in" fo:padding-right="0.0069in"/>
    </style:style>
    <style:style style:name="TableCell550" style:family="table-cell">
      <style:table-cell-properties fo:border="none" style:vertical-align="middle" fo:padding-top="0in" fo:padding-left="0.0069in" fo:padding-bottom="0in" fo:padding-right="0.0069in"/>
    </style:style>
    <style:style style:name="P551" style:parent-style-name="TableContents" style:family="paragraph">
      <style:paragraph-properties fo:margin-bottom="0.1965in"/>
    </style:style>
    <style:style style:name="TableCell552" style:family="table-cell">
      <style:table-cell-properties fo:border="none" style:vertical-align="middle" fo:padding-top="0in" fo:padding-left="0.0069in" fo:padding-bottom="0in" fo:padding-right="0.0069in"/>
    </style:style>
    <style:style style:name="P553" style:parent-style-name="TableContents" style:family="paragraph">
      <style:paragraph-properties fo:margin-bottom="0.1965in"/>
    </style:style>
    <style:style style:name="TableRow554" style:family="table-row">
      <style:table-row-properties style:use-optimal-row-height="false"/>
    </style:style>
    <style:style style:name="TableCell555" style:family="table-cell">
      <style:table-cell-properties fo:border="none" style:vertical-align="middle" fo:padding-top="0in" fo:padding-left="0.0069in" fo:padding-bottom="0in" fo:padding-right="0.0069in"/>
    </style:style>
    <style:style style:name="TableCell556" style:family="table-cell">
      <style:table-cell-properties fo:border="none" style:vertical-align="middle" fo:padding-top="0in" fo:padding-left="0.0069in" fo:padding-bottom="0in" fo:padding-right="0.0069in"/>
    </style:style>
    <style:style style:name="TableCell557" style:family="table-cell">
      <style:table-cell-properties fo:border="none" style:vertical-align="middle" fo:padding-top="0in" fo:padding-left="0.0069in" fo:padding-bottom="0in" fo:padding-right="0.0069in"/>
    </style:style>
    <style:style style:name="TableRow558" style:family="table-row">
      <style:table-row-properties style:use-optimal-row-height="false"/>
    </style:style>
    <style:style style:name="TableCell559" style:family="table-cell">
      <style:table-cell-properties fo:border="none" style:vertical-align="middle" fo:padding-top="0in" fo:padding-left="0.0069in" fo:padding-bottom="0in" fo:padding-right="0.0069in"/>
    </style:style>
    <style:style style:name="TableCell560" style:family="table-cell">
      <style:table-cell-properties fo:border="none" style:vertical-align="middle" fo:padding-top="0in" fo:padding-left="0.0069in" fo:padding-bottom="0in" fo:padding-right="0.0069in"/>
    </style:style>
    <style:style style:name="P561" style:parent-style-name="TableContents" style:family="paragraph">
      <style:paragraph-properties fo:margin-bottom="0.1965in"/>
    </style:style>
    <style:style style:name="TableCell562" style:family="table-cell">
      <style:table-cell-properties fo:border="none" style:vertical-align="middle" fo:padding-top="0in" fo:padding-left="0.0069in" fo:padding-bottom="0in" fo:padding-right="0.0069in"/>
    </style:style>
    <style:style style:name="P563" style:parent-style-name="TableContents" style:family="paragraph">
      <style:paragraph-properties fo:margin-bottom="0.1965in"/>
    </style:style>
    <style:style style:name="TableRow564" style:family="table-row">
      <style:table-row-properties style:use-optimal-row-height="false"/>
    </style:style>
    <style:style style:name="TableCell565" style:family="table-cell">
      <style:table-cell-properties fo:border="none" style:vertical-align="middle" fo:padding-top="0in" fo:padding-left="0.0069in" fo:padding-bottom="0in" fo:padding-right="0.0069in"/>
    </style:style>
    <style:style style:name="TableCell566" style:family="table-cell">
      <style:table-cell-properties fo:border="none" style:vertical-align="middle" fo:padding-top="0in" fo:padding-left="0.0069in" fo:padding-bottom="0in" fo:padding-right="0.0069in"/>
    </style:style>
    <style:style style:name="TableCell567" style:family="table-cell">
      <style:table-cell-properties fo:border="none" style:vertical-align="middle" fo:padding-top="0in" fo:padding-left="0.0069in" fo:padding-bottom="0in" fo:padding-right="0.0069in"/>
    </style:style>
    <style:style style:name="TableRow568" style:family="table-row">
      <style:table-row-properties style:use-optimal-row-height="false"/>
    </style:style>
    <style:style style:name="TableCell569" style:family="table-cell">
      <style:table-cell-properties fo:border="none" style:vertical-align="middle" fo:padding-top="0in" fo:padding-left="0.0069in" fo:padding-bottom="0in" fo:padding-right="0.0069in"/>
    </style:style>
    <style:style style:name="TableCell570" style:family="table-cell">
      <style:table-cell-properties fo:border="none" style:vertical-align="middle" fo:padding-top="0in" fo:padding-left="0.0069in" fo:padding-bottom="0in" fo:padding-right="0.0069in"/>
    </style:style>
    <style:style style:name="P571" style:parent-style-name="TableContents" style:family="paragraph">
      <style:paragraph-properties fo:margin-bottom="0.1965in"/>
    </style:style>
    <style:style style:name="TableCell572" style:family="table-cell">
      <style:table-cell-properties fo:border="none" style:vertical-align="middle" fo:padding-top="0in" fo:padding-left="0.0069in" fo:padding-bottom="0in" fo:padding-right="0.0069in"/>
    </style:style>
    <style:style style:name="P573" style:parent-style-name="TableContents" style:family="paragraph">
      <style:paragraph-properties fo:margin-bottom="0.1965in"/>
    </style:style>
    <style:style style:name="TableRow574" style:family="table-row">
      <style:table-row-properties style:use-optimal-row-height="false"/>
    </style:style>
    <style:style style:name="TableCell575" style:family="table-cell">
      <style:table-cell-properties fo:border="none" style:vertical-align="middle" fo:padding-top="0in" fo:padding-left="0.0069in" fo:padding-bottom="0in" fo:padding-right="0.0069in"/>
    </style:style>
    <style:style style:name="TableCell576" style:family="table-cell">
      <style:table-cell-properties fo:border="none" style:vertical-align="middle" fo:padding-top="0in" fo:padding-left="0.0069in" fo:padding-bottom="0in" fo:padding-right="0.0069in"/>
    </style:style>
    <style:style style:name="TableCell577" style:family="table-cell">
      <style:table-cell-properties fo:border="none" style:vertical-align="middle" fo:padding-top="0in" fo:padding-left="0.0069in" fo:padding-bottom="0in" fo:padding-right="0.0069in"/>
    </style:style>
    <style:style style:name="TableRow578" style:family="table-row">
      <style:table-row-properties style:use-optimal-row-height="false"/>
    </style:style>
    <style:style style:name="TableCell579" style:family="table-cell">
      <style:table-cell-properties fo:border="none" style:vertical-align="middle" fo:padding-top="0in" fo:padding-left="0.0069in" fo:padding-bottom="0in" fo:padding-right="0.0069in"/>
    </style:style>
    <style:style style:name="TableCell580" style:family="table-cell">
      <style:table-cell-properties fo:border="none" style:vertical-align="middle" fo:padding-top="0in" fo:padding-left="0.0069in" fo:padding-bottom="0in" fo:padding-right="0.0069in"/>
    </style:style>
    <style:style style:name="P581" style:parent-style-name="TableContents" style:family="paragraph">
      <style:paragraph-properties fo:margin-bottom="0.1965in"/>
    </style:style>
    <style:style style:name="TableCell582" style:family="table-cell">
      <style:table-cell-properties fo:border="none" style:vertical-align="middle" fo:padding-top="0in" fo:padding-left="0.0069in" fo:padding-bottom="0in" fo:padding-right="0.0069in"/>
    </style:style>
    <style:style style:name="P583" style:parent-style-name="TableContents" style:family="paragraph">
      <style:paragraph-properties fo:margin-bottom="0.1965in"/>
    </style:style>
    <style:style style:name="TableRow584" style:family="table-row">
      <style:table-row-properties style:use-optimal-row-height="false"/>
    </style:style>
    <style:style style:name="TableCell585" style:family="table-cell">
      <style:table-cell-properties fo:border="none" style:vertical-align="middle" fo:padding-top="0in" fo:padding-left="0.0069in" fo:padding-bottom="0in" fo:padding-right="0.0069in"/>
    </style:style>
    <style:style style:name="TableCell586" style:family="table-cell">
      <style:table-cell-properties fo:border="none" style:vertical-align="middle" fo:padding-top="0in" fo:padding-left="0.0069in" fo:padding-bottom="0in" fo:padding-right="0.0069in"/>
    </style:style>
    <style:style style:name="TableCell587" style:family="table-cell">
      <style:table-cell-properties fo:border="none" style:vertical-align="middle" fo:padding-top="0in" fo:padding-left="0.0069in" fo:padding-bottom="0in" fo:padding-right="0.0069in"/>
    </style:style>
    <style:style style:name="TableRow588" style:family="table-row">
      <style:table-row-properties style:use-optimal-row-height="false"/>
    </style:style>
    <style:style style:name="TableCell589" style:family="table-cell">
      <style:table-cell-properties fo:border="none" style:vertical-align="middle" fo:padding-top="0in" fo:padding-left="0.0069in" fo:padding-bottom="0in" fo:padding-right="0.0069in"/>
    </style:style>
    <style:style style:name="TableCell590" style:family="table-cell">
      <style:table-cell-properties fo:border="none" style:vertical-align="middle" fo:padding-top="0in" fo:padding-left="0.0069in" fo:padding-bottom="0in" fo:padding-right="0.0069in"/>
    </style:style>
    <style:style style:name="P591" style:parent-style-name="TableContents" style:family="paragraph">
      <style:paragraph-properties fo:margin-bottom="0.1965in"/>
    </style:style>
    <style:style style:name="TableCell592" style:family="table-cell">
      <style:table-cell-properties fo:border="none" style:vertical-align="middle" fo:padding-top="0in" fo:padding-left="0.0069in" fo:padding-bottom="0in" fo:padding-right="0.0069in"/>
    </style:style>
    <style:style style:name="P593" style:parent-style-name="TableContents" style:family="paragraph">
      <style:paragraph-properties fo:margin-bottom="0.1965in"/>
    </style:style>
    <style:style style:name="TableRow594" style:family="table-row">
      <style:table-row-properties style:use-optimal-row-height="false"/>
    </style:style>
    <style:style style:name="TableCell595" style:family="table-cell">
      <style:table-cell-properties fo:border="none" style:vertical-align="middle" fo:padding-top="0in" fo:padding-left="0.0069in" fo:padding-bottom="0in" fo:padding-right="0.0069in"/>
    </style:style>
    <style:style style:name="TableCell596" style:family="table-cell">
      <style:table-cell-properties fo:border="none" style:vertical-align="middle" fo:padding-top="0in" fo:padding-left="0.0069in" fo:padding-bottom="0in" fo:padding-right="0.0069in"/>
    </style:style>
    <style:style style:name="TableCell597" style:family="table-cell">
      <style:table-cell-properties fo:border="none" style:vertical-align="middle" fo:padding-top="0in" fo:padding-left="0.0069in" fo:padding-bottom="0in" fo:padding-right="0.0069in"/>
    </style:style>
    <style:style style:name="TableRow598" style:family="table-row">
      <style:table-row-properties style:use-optimal-row-height="false"/>
    </style:style>
    <style:style style:name="TableCell599" style:family="table-cell">
      <style:table-cell-properties fo:border="none" style:vertical-align="middle" fo:padding-top="0in" fo:padding-left="0.0069in" fo:padding-bottom="0in" fo:padding-right="0.0069in"/>
    </style:style>
    <style:style style:name="TableCell600" style:family="table-cell">
      <style:table-cell-properties fo:border="none" style:vertical-align="middle" fo:padding-top="0in" fo:padding-left="0.0069in" fo:padding-bottom="0in" fo:padding-right="0.0069in"/>
    </style:style>
    <style:style style:name="P601" style:parent-style-name="TableContents" style:family="paragraph">
      <style:paragraph-properties fo:margin-bottom="0.1965in"/>
    </style:style>
    <style:style style:name="TableCell602" style:family="table-cell">
      <style:table-cell-properties fo:border="none" style:vertical-align="middle" fo:padding-top="0in" fo:padding-left="0.0069in" fo:padding-bottom="0in" fo:padding-right="0.0069in"/>
    </style:style>
    <style:style style:name="P603" style:parent-style-name="TableContents" style:family="paragraph">
      <style:paragraph-properties fo:margin-bottom="0.1965in"/>
    </style:style>
    <style:style style:name="TableRow604" style:family="table-row">
      <style:table-row-properties style:use-optimal-row-height="false"/>
    </style:style>
    <style:style style:name="TableCell605" style:family="table-cell">
      <style:table-cell-properties fo:border="none" style:vertical-align="middle" fo:padding-top="0in" fo:padding-left="0.0069in" fo:padding-bottom="0in" fo:padding-right="0.0069in"/>
    </style:style>
    <style:style style:name="TableCell606" style:family="table-cell">
      <style:table-cell-properties fo:border="none" style:vertical-align="middle" fo:padding-top="0in" fo:padding-left="0.0069in" fo:padding-bottom="0in" fo:padding-right="0.0069in"/>
    </style:style>
    <style:style style:name="TableCell607" style:family="table-cell">
      <style:table-cell-properties fo:border="none" style:vertical-align="middle" fo:padding-top="0in" fo:padding-left="0.0069in" fo:padding-bottom="0in" fo:padding-right="0.0069in"/>
    </style:style>
    <style:style style:name="TableRow608" style:family="table-row">
      <style:table-row-properties style:use-optimal-row-height="false"/>
    </style:style>
    <style:style style:name="TableCell609" style:family="table-cell">
      <style:table-cell-properties fo:border="none" style:vertical-align="middle" fo:padding-top="0in" fo:padding-left="0.0069in" fo:padding-bottom="0in" fo:padding-right="0.0069in"/>
    </style:style>
    <style:style style:name="TableCell610" style:family="table-cell">
      <style:table-cell-properties fo:border="none" style:vertical-align="middle" fo:padding-top="0in" fo:padding-left="0.0069in" fo:padding-bottom="0in" fo:padding-right="0.0069in"/>
    </style:style>
    <style:style style:name="P611" style:parent-style-name="TableContents" style:family="paragraph">
      <style:paragraph-properties fo:margin-bottom="0.1965in"/>
    </style:style>
    <style:style style:name="TableCell612" style:family="table-cell">
      <style:table-cell-properties fo:border="none" style:vertical-align="middle" fo:padding-top="0in" fo:padding-left="0.0069in" fo:padding-bottom="0in" fo:padding-right="0.0069in"/>
    </style:style>
    <style:style style:name="P613" style:parent-style-name="TableContents" style:family="paragraph">
      <style:paragraph-properties fo:margin-bottom="0.1965in"/>
    </style:style>
    <style:style style:name="TableRow614" style:family="table-row">
      <style:table-row-properties style:use-optimal-row-height="false"/>
    </style:style>
    <style:style style:name="TableCell615" style:family="table-cell">
      <style:table-cell-properties fo:border="none" style:vertical-align="middle" fo:padding-top="0in" fo:padding-left="0.0069in" fo:padding-bottom="0in" fo:padding-right="0.0069in"/>
    </style:style>
    <style:style style:name="TableCell616" style:family="table-cell">
      <style:table-cell-properties fo:border="none" style:vertical-align="middle" fo:padding-top="0in" fo:padding-left="0.0069in" fo:padding-bottom="0in" fo:padding-right="0.0069in"/>
    </style:style>
    <style:style style:name="TableCell617" style:family="table-cell">
      <style:table-cell-properties fo:border="none" style:vertical-align="middle" fo:padding-top="0in" fo:padding-left="0.0069in" fo:padding-bottom="0in" fo:padding-right="0.0069in"/>
    </style:style>
    <style:style style:name="TableRow618" style:family="table-row">
      <style:table-row-properties style:use-optimal-row-height="false"/>
    </style:style>
    <style:style style:name="TableCell619" style:family="table-cell">
      <style:table-cell-properties fo:border="none" style:vertical-align="middle" fo:padding-top="0in" fo:padding-left="0.0069in" fo:padding-bottom="0in" fo:padding-right="0.0069in"/>
    </style:style>
    <style:style style:name="TableCell620" style:family="table-cell">
      <style:table-cell-properties fo:border="none" style:vertical-align="middle" fo:padding-top="0in" fo:padding-left="0.0069in" fo:padding-bottom="0in" fo:padding-right="0.0069in"/>
    </style:style>
    <style:style style:name="P621" style:parent-style-name="TableContents" style:family="paragraph">
      <style:paragraph-properties fo:margin-bottom="0.1965in"/>
    </style:style>
    <style:style style:name="TableCell622" style:family="table-cell">
      <style:table-cell-properties fo:border="none" style:vertical-align="middle" fo:padding-top="0in" fo:padding-left="0.0069in" fo:padding-bottom="0in" fo:padding-right="0.0069in"/>
    </style:style>
    <style:style style:name="P623" style:parent-style-name="TableContents" style:family="paragraph">
      <style:paragraph-properties fo:margin-bottom="0.1965in"/>
    </style:style>
    <style:style style:name="P624" style:parent-style-name="Standard" style:family="paragraph">
      <style:paragraph-properties style:text-autospace="none"/>
    </style:style>
    <style:style style:name="P625" style:parent-style-name="Standard" style:family="paragraph">
      <style:paragraph-properties style:text-autospace="none"/>
    </style:style>
    <style:style style:name="P626" style:parent-style-name="Standard" style:family="paragraph">
      <style:paragraph-properties style:text-autospace="none"/>
      <style:text-properties style:text-underline-type="single" style:text-underline-style="solid" style:text-underline-width="auto" style:text-underline-mode="continuous"/>
    </style:style>
    <style:style style:name="P627" style:parent-style-name="Standard" style:family="paragraph">
      <style:paragraph-properties style:text-autospace="none"/>
    </style:style>
    <style:style style:name="P628" style:parent-style-name="Standard" style:family="paragraph">
      <style:paragraph-properties style:text-autospace="none"/>
    </style:style>
    <style:style style:name="P629" style:parent-style-name="Standard" style:family="paragraph">
      <style:paragraph-properties style:text-autospace="none"/>
    </style:style>
    <style:style style:name="P630" style:parent-style-name="Standard" style:family="paragraph">
      <style:paragraph-properties style:text-autospace="none"/>
    </style:style>
    <style:style style:name="P631" style:parent-style-name="Standard" style:family="paragraph">
      <style:paragraph-properties style:text-autospace="none"/>
    </style:style>
    <style:style style:name="P632" style:parent-style-name="Standard" style:family="paragraph">
      <style:paragraph-properties style:text-autospace="none"/>
    </style:style>
    <style:style style:name="P633" style:parent-style-name="Standard" style:family="paragraph">
      <style:paragraph-properties style:text-autospace="none"/>
    </style:style>
    <style:style style:name="P634" style:parent-style-name="Standard" style:family="paragraph">
      <style:paragraph-properties style:text-autospace="none"/>
    </style:style>
    <style:style style:name="P635" style:parent-style-name="Standard" style:family="paragraph">
      <style:paragraph-properties style:text-autospace="none"/>
    </style:style>
    <style:style style:name="P636" style:parent-style-name="Standard" style:family="paragraph">
      <style:paragraph-properties style:text-autospace="none"/>
    </style:style>
    <style:style style:name="P637" style:parent-style-name="Standard" style:family="paragraph">
      <style:paragraph-properties style:text-autospace="none"/>
    </style:style>
    <style:style style:name="P638" style:parent-style-name="Standard" style:family="paragraph">
      <style:paragraph-properties style:text-autospace="none"/>
    </style:style>
    <style:style style:name="P639" style:parent-style-name="Standard" style:family="paragraph">
      <style:paragraph-properties style:text-autospace="none"/>
    </style:style>
    <style:style style:name="P640" style:parent-style-name="Standard" style:family="paragraph">
      <style:paragraph-properties style:text-autospace="none"/>
    </style:style>
    <style:style style:name="P641" style:parent-style-name="Standard" style:family="paragraph">
      <style:paragraph-properties style:text-autospace="none"/>
    </style:style>
    <style:style style:name="P642" style:parent-style-name="Standard" style:family="paragraph">
      <style:paragraph-properties style:text-autospace="none"/>
    </style:style>
    <style:style style:name="P643" style:parent-style-name="Standard" style:family="paragraph">
      <style:paragraph-properties style:text-autospace="none"/>
    </style:style>
    <style:style style:name="P644" style:parent-style-name="Standard" style:family="paragraph">
      <style:paragraph-properties style:text-autospace="none"/>
    </style:style>
    <style:style style:name="P645" style:parent-style-name="Standard" style:family="paragraph">
      <style:paragraph-properties style:text-autospace="none"/>
    </style:style>
    <style:style style:name="P646" style:parent-style-name="Standard" style:family="paragraph">
      <style:paragraph-properties style:text-autospace="none"/>
    </style:style>
    <style:style style:name="P647" style:parent-style-name="Standard" style:family="paragraph">
      <style:paragraph-properties style:text-autospace="none"/>
    </style:style>
    <style:style style:name="P648" style:parent-style-name="Standard" style:family="paragraph">
      <style:paragraph-properties style:text-autospace="none"/>
    </style:style>
    <style:style style:name="P649" style:parent-style-name="Standard" style:family="paragraph">
      <style:paragraph-properties style:text-autospace="none"/>
    </style:style>
    <style:style style:name="P650" style:parent-style-name="Standard" style:family="paragraph">
      <style:paragraph-properties style:text-autospace="none"/>
    </style:style>
    <style:style style:name="P651" style:parent-style-name="Standard" style:family="paragraph">
      <style:paragraph-properties style:text-autospace="none"/>
    </style:style>
    <style:style style:name="P652" style:parent-style-name="Standard" style:family="paragraph">
      <style:paragraph-properties style:text-autospace="none"/>
    </style:style>
    <style:style style:name="P653" style:parent-style-name="Standard" style:family="paragraph">
      <style:paragraph-properties style:text-autospace="none"/>
    </style:style>
    <style:style style:name="P654" style:parent-style-name="Standard" style:family="paragraph">
      <style:paragraph-properties style:text-autospace="none"/>
    </style:style>
    <style:style style:name="P655" style:parent-style-name="Standard" style:family="paragraph">
      <style:paragraph-properties style:text-autospace="none"/>
    </style:style>
    <style:style style:name="P656" style:parent-style-name="Standard" style:family="paragraph">
      <style:paragraph-properties style:text-autospace="none"/>
    </style:style>
    <style:style style:name="P657" style:parent-style-name="Standard" style:family="paragraph">
      <style:paragraph-properties style:text-autospace="none"/>
    </style:style>
    <style:style style:name="P658" style:parent-style-name="Standard" style:family="paragraph">
      <style:paragraph-properties style:text-autospace="none"/>
    </style:style>
    <style:style style:name="P659" style:parent-style-name="Standard" style:family="paragraph">
      <style:paragraph-properties style:text-autospace="none"/>
    </style:style>
    <style:style style:name="P660" style:parent-style-name="Standard" style:family="paragraph">
      <style:paragraph-properties style:text-autospace="none"/>
    </style:style>
    <style:style style:name="P661" style:parent-style-name="Standard" style:family="paragraph">
      <style:paragraph-properties style:text-autospace="none"/>
    </style:style>
    <style:style style:name="P662" style:parent-style-name="Standard" style:family="paragraph">
      <style:paragraph-properties style:text-autospace="none"/>
    </style:style>
    <style:style style:name="P663" style:parent-style-name="Standard" style:family="paragraph">
      <style:paragraph-properties style:text-autospace="none"/>
      <style:text-properties style:text-underline-type="single" style:text-underline-style="solid" style:text-underline-width="auto" style:text-underline-mode="continuous"/>
    </style:style>
    <style:style style:name="P664" style:parent-style-name="Standard" style:family="paragraph">
      <style:paragraph-properties style:text-autospace="none"/>
    </style:style>
    <style:style style:name="P665" style:parent-style-name="Standard" style:family="paragraph">
      <style:paragraph-properties style:text-autospace="none"/>
    </style:style>
    <style:style style:name="P666" style:parent-style-name="Standard" style:family="paragraph">
      <style:paragraph-properties style:text-autospace="none"/>
    </style:style>
    <style:style style:name="P667" style:parent-style-name="Standard" style:family="paragraph">
      <style:paragraph-properties style:text-autospace="none"/>
    </style:style>
    <style:style style:name="P668" style:parent-style-name="Standard" style:family="paragraph">
      <style:paragraph-properties style:text-autospace="none"/>
    </style:style>
    <style:style style:name="P669" style:parent-style-name="Standard" style:family="paragraph">
      <style:paragraph-properties style:text-autospace="none"/>
    </style:style>
    <style:style style:name="P670" style:parent-style-name="Standard" style:family="paragraph">
      <style:paragraph-properties style:text-autospace="none"/>
    </style:style>
    <style:style style:name="P671" style:parent-style-name="Standard" style:family="paragraph">
      <style:paragraph-properties style:text-autospace="none"/>
    </style:style>
    <style:style style:name="P672" style:parent-style-name="Standard" style:family="paragraph">
      <style:paragraph-properties style:text-autospace="none"/>
    </style:style>
    <style:style style:name="P673" style:parent-style-name="Standard" style:family="paragraph">
      <style:paragraph-properties style:text-autospace="none"/>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stful web services</text:p>
      <text:p text:style-name="Standard"/>
      <text:p text:style-name="Standard"/>
      <text:p text:style-name="P2">Advantages:</text:p>
      <text:p text:style-name="P3"/>
      <text:list text:style-name="LFO1" text:continue-numbering="true">
        <text:list-item>
          <text:p text:style-name="P4">Use HTTP methods explicitly.</text:p>
        </text:list-item>
        <text:list-item>
          <text:p text:style-name="P5">Be stateless. The web services are completely stateless. A good test is to consider whether the interaction can survive a<text:s/>restart of the server.</text:p>
        </text:list-item>
      </text:list>
      <text:list text:style-name="LFO2" text:continue-numbering="true">
        <text:list-item>
          <text:p text:style-name="P6">Expose directory structure-like URIs.</text:p>
        </text:list-item>
        <text:list-item>
          <text:p text:style-name="P7">A caching infrastructure can be leveraged for performance. If the data that the web service returns is not dynamically generated and can be cached, then the caching infrastructure that web servers and other intermediaries inherently provide can be leveraged to improve performance.</text:p>
        </text:list-item>
        <text:list-item>
          <text:p text:style-name="P8">Bandwidth is particularly important and needs to be limited. REST is particularly useful for limited-profile devices such as PDAs and mobile phones, for which the overhead of headers and additional layers of SOAP elements on the XML payload must be restricted.</text:p>
        </text:list-item>
      </text:list>
      <text:list text:style-name="LFO3" text:continue-numbering="true">
        <text:list-item>
          <text:p text:style-name="P9">Transfer XML, JavaScript Object Notation (JSON), or both</text:p>
        </text:list-item>
        <text:list-item>
          <text:p text:style-name="P10">Web service delivery or aggregation into existing web sites can be enabled easily with a RESTful style.</text:p>
        </text:list-item>
      </text:list>
      <text:p text:style-name="P11"/>
      <text:p text:style-name="P12">A<text:s/>SOAP-based design may be appropriate when</text:p>
      <text:p text:style-name="Textbody">The architecture must address complex nonfunctional requirements. Many web services specifications address such requirements and establish a common vocabulary for them. Examples include Transactions, Security, Addressing, Trust, Coordination, and so on.</text:p>
      <text:p text:style-name="Textbody"/>
      <text:p text:style-name="P13"/>
      <text:p text:style-name="P14"/>
      <text:p text:style-name="P15"><text:bookmark-start text:name="N1007B"/><text:bookmark-end text:name="N1007B"/>Use HTTP methods explicitly</text:p>
      <text:p text:style-name="P16"/>
      <text:list text:style-name="LFO4" text:continue-numbering="true">
        <text:list-item>
          <text:p text:style-name="P17">To create a resource on the server, use POST.</text:p>
        </text:list-item>
        <text:list-item>
          <text:p text:style-name="P18">To retrieve a resource, use GET.</text:p>
        </text:list-item>
        <text:list-item>
          <text:p text:style-name="P19">To change the state of a resource or to update it, use PUT.</text:p>
        </text:list-item>
        <text:list-item>
          <text:p text:style-name="P20">To remove or delete a resource, use DELETE.</text:p>
        </text:list-item>
      </text:list>
      <text:p text:style-name="Textbody"/>
      <text:p text:style-name="Textbody"/>
      <text:p text:style-name="P21">Annotations</text:p>
      <text:p text:style-name="P22"/>
      <text:p text:style-name="Standard"><text:span text:style-name="T23">@</text:span><text:span text:style-name="T24">Path(</text:span><text:span text:style-name="T25">"/security"</text:span><text:span text:style-name="T26">)</text:span></text:p>
      <text:p text:style-name="P27"/>
      <text:p text:style-name="P28"><text:span text:style-name="T29">@</text:span><text:span text:style-name="T30">RolesAllowed({<text:s/></text:span><text:span text:style-name="T31">"user"</text:span><text:span text:style-name="T32"><text:s/>})</text:span></text:p>
      <text:p text:style-name="P33"/>
      <text:p text:style-name="P34"><text:span text:style-name="T35">@</text:span><text:span text:style-name="T36">GET</text:span></text:p>
      <text:p text:style-name="P37"/>
      <text:p text:style-name="P38"><text:span text:style-name="T39">@</text:span><text:span text:style-name="T40">Path(</text:span><text:span text:style-name="T41">"/version"</text:span><text:span text:style-name="T42">)</text:span></text:p>
      <text:p text:style-name="P43"/>
      <text:p text:style-name="P44"><text:span text:style-name="T45">@</text:span><text:span text:style-name="T46">Produces({<text:s/></text:span><text:span text:style-name="T47">"application/json"</text:span><text:span text:style-name="T48">,<text:s/></text:span><text:span text:style-name="T49">"application/xml"</text:span><text:span text:style-name="T50"><text:s/>})</text:span></text:p>
      <text:p text:style-name="P51"><text:a xlink:href="http://jsr311.java.net/nonav/releases/1.0/javax/ws/rs/QueryParam.html" office:target-frame-name="_top" xlink:show="replace">@QueryParam</text:a></text:p>
      <text:soft-page-break/>
      <text:p text:style-name="P52">is used to extract<text:s/>query parameters from the Query component of the request URL. The following example is an extract from the sparklines sample:</text:p>
      <text:p text:style-name="PreformattedText">@Path("smooth")</text:p>
      <text:p text:style-name="PreformattedText">@GET</text:p>
      <text:p text:style-name="PreformattedText">public Response smooth(</text:p>
      <text:p text:style-name="PreformattedText"><text:s text:c="8"/>@DefaultValue("2") @QueryParam("step") int step,</text:p>
      <text:p text:style-name="PreformattedText"><text:s text:c="8"/>@DefaultValue("true") @QueryParam("min-m") boolean hasMin,</text:p>
      <text:p text:style-name="PreformattedText"><text:s text:c="8"/>@DefaultValue("true") @QueryParam("max-m") boolean hasMax,</text:p>
      <text:p text:style-name="PreformattedText"><text:s text:c="8"/>@DefaultValue("true") @QueryParam("last-m") boolean hasLast, <text:s text:c="10"/></text:p>
      <text:p text:style-name="PreformattedText"><text:s text:c="8"/>@DefaultValue("blue") @QueryParam("min-color") ColorParam minColor,</text:p>
      <text:p text:style-name="PreformattedText"><text:s text:c="8"/>@DefaultValue("green") @QueryParam("max-color") ColorParam maxColor,</text:p>
      <text:p text:style-name="PreformattedText"><text:s text:c="8"/>@DefaultValue("red") @QueryParam("last-color") ColorParam lastColor</text:p>
      <text:p text:style-name="PreformattedText"><text:s text:c="8"/>) { ... }</text:p>
      <text:p text:style-name="P53"><text:s/></text:p>
      <text:p text:style-name="P54">@PathParm</text:p>
      <text:p text:style-name="P55"><text:span text:style-name="T56">to inject the value of URI parameter that defined in<text:s/></text:span><text:span text:style-name="T57">@Path</text:span><text:span text:style-name="T58"><text:s/></text:span><text:span text:style-name="T59">expression, into Java method.</text:span></text:p>
      <text:p text:style-name="P60"><text:span text:style-name="T61">import</text:span><text:span text:style-name="T62"><text:s/></text:span><text:span text:style-name="T63">javax.ws.rs.GET</text:span><text:span text:style-name="T64">;</text:span></text:p>
      <text:p text:style-name="PreformattedText"><text:span text:style-name="T65">import</text:span><text:span text:style-name="T66"><text:s/></text:span><text:span text:style-name="T67">javax.ws.rs.Path</text:span><text:span text:style-name="T68">;</text:span></text:p>
      <text:p text:style-name="PreformattedText"><text:span text:style-name="T69">import</text:span><text:span text:style-name="T70"><text:s/></text:span><text:span text:style-name="T71">javax.ws.rs.PathParam</text:span><text:span text:style-name="T72">;</text:span></text:p>
      <text:p text:style-name="PreformattedText"><text:span text:style-name="T73">import</text:span><text:span text:style-name="T74"><text:s/></text:span><text:span text:style-name="T75">javax.ws.rs.core.Response</text:span><text:span text:style-name="T76">;</text:span></text:p>
      <text:p text:style-name="PreformattedText"> </text:p>
      <text:p text:style-name="PreformattedText"><text:span text:style-name="T77">@Path</text:span><text:span text:style-name="T78">(</text:span><text:span text:style-name="T79">"/users"</text:span><text:span text:style-name="T80">)</text:span></text:p>
      <text:p text:style-name="PreformattedText"><text:span text:style-name="T81">public</text:span><text:span text:style-name="T82"><text:s/></text:span><text:span text:style-name="T83">class</text:span><text:span text:style-name="T84"><text:s/>UserRestService<text:s/></text:span><text:span text:style-name="T85">{</text:span></text:p>
      <text:p text:style-name="PreformattedText"> </text:p>
      <text:p text:style-name="PreformattedText"><text:s text:c="8"/><text:span text:style-name="T86">@GET</text:span></text:p>
      <text:p text:style-name="PreformattedText"><text:s text:c="8"/><text:span text:style-name="T87">@Path</text:span><text:span text:style-name="T88">(</text:span><text:span text:style-name="T89">"{id}"</text:span><text:span text:style-name="T90">)</text:span></text:p>
      <text:p text:style-name="PreformattedText"><text:s text:c="8"/><text:span text:style-name="T91">public</text:span><text:span text:style-name="T92"><text:s/>Response<text:s/></text:span><text:span text:style-name="T93">getUserById</text:span><text:span text:style-name="T94">(</text:span><text:span text:style-name="T95">@PathParam</text:span><text:span text:style-name="T96">(</text:span><text:span text:style-name="T97">"id"</text:span><text:span text:style-name="T98">)</text:span><text:span text:style-name="T99"><text:s/></text:span><text:span text:style-name="T100">String</text:span><text:span text:style-name="T101"><text:s/>id</text:span><text:span text:style-name="T102">)</text:span><text:span text:style-name="T103"><text:s/></text:span><text:span text:style-name="T104">{</text:span></text:p>
      <text:p text:style-name="PreformattedText"> </text:p>
      <text:p text:style-name="PreformattedText"><text:s text:c="11"/><text:span text:style-name="T105">return</text:span><text:span text:style-name="T106"><text:s/>Response.</text:span><text:span text:style-name="T107">status</text:span><text:span text:style-name="T108">(</text:span><text:span text:style-name="T109">200</text:span><text:span text:style-name="T110">)</text:span><text:span text:style-name="T111">.</text:span><text:span text:style-name="T112">entity</text:span><text:span text:style-name="T113">(</text:span><text:span text:style-name="T114">"getUserById is called, id : "</text:span><text:span text:style-name="T115"><text:s/></text:span><text:span text:style-name="T116">+</text:span><text:span text:style-name="T117"><text:s/>id</text:span><text:span text:style-name="T118">)</text:span><text:span text:style-name="T119">.</text:span><text:span text:style-name="T120">build</text:span><text:span text:style-name="T121">()</text:span><text:span text:style-name="T122">;</text:span></text:p>
      <text:p text:style-name="PreformattedText"> </text:p>
      <text:p text:style-name="PreformattedText"><text:s text:c="8"/><text:span text:style-name="T123">}</text:span></text:p>
      <text:p text:style-name="PreformattedText"> </text:p>
      <text:p text:style-name="P124">}</text:p>
      <text:p text:style-name="Textbody">In above example, the value of<text:s/><text:span text:style-name="StrongEmphasis">{id}</text:span><text:s/>from “<text:span text:style-name="StrongEmphasis">/users/{id}</text:span>” will match to “<text:span text:style-name="StrongEmphasis">@PathParam(“id”) String var</text:span>“.</text:p>
      <text:p text:style-name="Textbody">URI<text:s/>Pattern : “<text:span text:style-name="StrongEmphasis">/users/22667788</text:span>”</text:p>
      <text:p text:style-name="P125"/>
      <text:p text:style-name="P126"/>
      <text:p text:style-name="P127"/>
      <text:p text:style-name="P128"><text:a xlink:href="http://jsr311.java.net/nonav/releases/1.0/javax/ws/rs/MatrixParam.html" office:target-frame-name="_top" xlink:show="replace">@MatrixParam</text:a></text:p>
      <text:p text:style-name="P129"/>
      <text:p text:style-name="P130"><text:span text:style-name="T131">extracts information from URL path segments. Matrix parameters are a set of “</text:span><text:span text:style-name="T132">name=value</text:span><text:span text:style-name="T133">” in URI path, for example,</text:span></text:p>
      <text:p text:style-name="P134"/>
      <text:p text:style-name="P135">Ex:</text:p>
      <text:p text:style-name="P136"><text:span text:style-name="T137">/</text:span><text:span text:style-name="T138">books</text:span><text:span text:style-name="T139">/</text:span><text:span text:style-name="T140">2011;</text:span><text:span text:style-name="T141">author</text:span><text:span text:style-name="T142">=mkyong</text:span></text:p>
      <text:p text:style-name="P143"/>
      <text:p text:style-name="P144"><text:span text:style-name="T145">public</text:span><text:span text:style-name="T146"><text:s/></text:span><text:span text:style-name="T147">class</text:span><text:span text:style-name="T148"><text:s/>BookService<text:s/></text:span><text:span text:style-name="T149">{</text:span></text:p>
      <text:p text:style-name="PreformattedText"> </text:p>
      <text:p text:style-name="PreformattedText"><text:s text:c="8"/><text:span text:style-name="T150">@GET</text:span></text:p>
      <text:p text:style-name="PreformattedText"><text:s text:c="8"/><text:span text:style-name="T151">@Path</text:span><text:span text:style-name="T152">(</text:span><text:span text:style-name="T153">"{year}"</text:span><text:span text:style-name="T154">)</text:span></text:p>
      <text:p text:style-name="PreformattedText"><text:s text:c="8"/><text:span text:style-name="T155">public</text:span><text:span text:style-name="T156"><text:s/>Response getBooks</text:span><text:span text:style-name="T157">(</text:span><text:span text:style-name="T158">@PathParam</text:span><text:span text:style-name="T159">(</text:span><text:span text:style-name="T160">"year"</text:span><text:span text:style-name="T161">)</text:span><text:span text:style-name="T162"><text:s/></text:span><text:span text:style-name="T163">String</text:span><text:span text:style-name="T164"><text:s/>year,</text:span></text:p>
      <text:p text:style-name="PreformattedText"><text:s text:c="24"/><text:span text:style-name="T165">@MatrixParam</text:span><text:span text:style-name="T166">(</text:span><text:span text:style-name="T167">"author"</text:span><text:span text:style-name="T168">)</text:span><text:span text:style-name="T169"><text:s/></text:span><text:span text:style-name="T170">String</text:span><text:span text:style-name="T171"><text:s/>author,</text:span></text:p>
      <text:p text:style-name="PreformattedText"><text:s text:c="24"/><text:span text:style-name="T172">@MatrixParam</text:span><text:span text:style-name="T173">(</text:span><text:span text:style-name="T174">"country"</text:span><text:span text:style-name="T175">)</text:span><text:span text:style-name="T176"><text:s/></text:span><text:span text:style-name="T177">String</text:span><text:span text:style-name="T178"><text:s/>country</text:span><text:span text:style-name="T179">)</text:span><text:span text:style-name="T180"><text:s/></text:span><text:span text:style-name="T181">{</text:span></text:p>
      <text:p text:style-name="PreformattedText"> </text:p>
      <text:p text:style-name="PreformattedText"><text:s text:c="16"/><text:span text:style-name="T182">return</text:span><text:span text:style-name="T183"><text:s/>Response</text:span></text:p>
      <text:soft-page-break/>
      <text:p text:style-name="PreformattedText"><text:s text:c="24"/><text:span text:style-name="T184">.</text:span><text:span text:style-name="T185">status</text:span><text:span text:style-name="T186">(</text:span><text:span text:style-name="T187">200</text:span><text:span text:style-name="T188">)</text:span></text:p>
      <text:p text:style-name="PreformattedText"><text:s text:c="24"/><text:span text:style-name="T189">.</text:span><text:span text:style-name="T190">entity</text:span><text:span text:style-name="T191">(</text:span><text:span text:style-name="T192">"getBooks is called, year : "</text:span><text:span text:style-name="T193"><text:s/></text:span><text:span text:style-name="T194">+</text:span><text:span text:style-name="T195"><text:s/>year</text:span></text:p>
      <text:p text:style-name="PreformattedText"><text:s text:c="32"/><text:span text:style-name="T196">+</text:span><text:span text:style-name="T197"><text:s/></text:span><text:span text:style-name="T198">", author : "</text:span><text:span text:style-name="T199"><text:s/></text:span><text:span text:style-name="T200">+</text:span><text:span text:style-name="T201"><text:s/>author<text:s/></text:span><text:span text:style-name="T202">+</text:span><text:span text:style-name="T203"><text:s/></text:span><text:span text:style-name="T204">", country : "</text:span><text:span text:style-name="T205"><text:s/></text:span><text:span text:style-name="T206">+</text:span><text:span text:style-name="T207"><text:s/>country</text:span><text:span text:style-name="T208">)</text:span></text:p>
      <text:p text:style-name="PreformattedText"><text:s text:c="24"/><text:span text:style-name="T209">.</text:span><text:span text:style-name="T210">build</text:span><text:span text:style-name="T211">()</text:span><text:span text:style-name="T212">;</text:span></text:p>
      <text:p text:style-name="PreformattedText"> </text:p>
      <text:p text:style-name="PreformattedText"><text:s text:c="8"/><text:span text:style-name="T213">}</text:span></text:p>
      <text:p text:style-name="PreformattedText"> </text:p>
      <text:p text:style-name="P214">}</text:p>
      <text:p text:style-name="P215"/>
      <text:p text:style-name="P216">Difference between MatrixParam and QueryParma.</text:p>
      <text:p text:style-name="Textbody">The important difference is that matrix parameters apply to a particular path element while query parameters apply to the request as a whole. This comes into<text:s/>play when making a complex REST-style query to multiple levels of resources and sub-resources:</text:p>
      <text:p text:style-name="P217"/>
      <text:p text:style-name="P218"><text:span text:style-name="T219">URL with query params:<text:s/></text:span><text:a xlink:href="http://some.where/thing?paramA=1&amp;paramB=6542" office:target-frame-name="_top" xlink:show="replace"><text:span text:style-name="T220">http://some.where/thing?paramA=1&amp;paramB=6542</text:span></text:a></text:p>
      <text:list text:style-name="LFO5" text:continue-numbering="true">
        <text:list-item>
          <text:p text:style-name="P221">URL with matrix params:<text:s/><text:a xlink:href="http://some.where/thing;paramA=1;paramB=6542" office:target-frame-name="_top" xlink:show="replace">http://some.where/thing;paramA=1;paramB=6542</text:a></text:p>
        </text:list-item>
      </text:list>
      <text:p text:style-name="Textbody">At first sight matrix params seem to have only advantages:</text:p>
      <text:list text:style-name="LFO6" text:continue-numbering="true">
        <text:list-item>
          <text:p text:style-name="P222">more readable</text:p>
        </text:list-item>
        <text:list-item>
          <text:p text:style-name="P223">no encoding and decoding of "&amp;" in XML documents is required</text:p>
        </text:list-item>
        <text:list-item>
          <text:p text:style-name="P224">URLs with "?" are<text:s/>not cached in many cases; URLs with matrix params are cached</text:p>
        </text:list-item>
        <text:list-item>
          <text:p text:style-name="P225">matrix parameters can appear everywhere in the path and are not limited to its end</text:p>
        </text:list-item>
        <text:list-item>
          <text:p text:style-name="P226">matrix parameters can have more than one value:<text:s/><text:span text:style-name="SourceText">paramA=val1,val2</text:span></text:p>
        </text:list-item>
      </text:list>
      <text:p text:style-name="Textbody">But there are also disadvantages:</text:p>
      <text:list text:style-name="LFO7" text:continue-numbering="true">
        <text:list-item>
          <text:p text:style-name="P227">only a few<text:s/>frameworks like<text:s/><text:a xlink:href="https://jsr311.dev.java.net/" office:target-frame-name="_top" xlink:show="replace">JAX-RS</text:a><text:s/>support matrix parameters</text:p>
        </text:list-item>
        <text:list-item>
          <text:p text:style-name="P228">When a browser submits a form via GET, the params become query params. So it ends up in two kinds of parameters for the same task. To not confuse users of the REST services and limit the effort for the developers of the services, it would be easier to use always query params - in this area.</text:p>
        </text:list-item>
      </text:list>
      <text:p text:style-name="P229"/>
      <text:p text:style-name="P230"><text:span text:style-name="T231"> </text:span><text:a xlink:href="http://jsr311.java.net/nonav/releases/1.0/javax/ws/rs/HeaderParam.html" office:target-frame-name="_top" xlink:show="replace"><text:span text:style-name="T232">@HeaderParam</text:span></text:a><text:span text:style-name="T233"><text:s/>extracts information f</text:span><text:span text:style-name="T234">rom the HTTP headers.</text:span></text:p>
      <text:p text:style-name="P235"><text:a xlink:href="http://jsr311.java.net/nonav/releases/1.0/javax/ws/rs/CookieParam.html" office:target-frame-name="_top" xlink:show="replace"><text:span text:style-name="T236">@CookieParam</text:span></text:a><text:span text:style-name="T237"><text:s/>extracts information from the cookies declared in cookie related HTTP headers.</text:span></text:p>
      <text:p text:style-name="P238"><text:a xlink:href="http://jsr311.java.net/nonav/releases/1.0/javax/ws/rs/FormParam.html" office:target-frame-name="_top" xlink:show="replace"><text:span text:style-name="T239">@FormParam</text:span></text:a><text:span text:style-name="T240"><text:s/>is slightly special because it extracts information from a request representation that is of the MIME media type "application/x-www-form-urlencoded</text:span></text:p>
      <text:p text:style-name="P241">Ex:</text:p>
      <text:p text:style-name="P242">@POST</text:p>
      <text:p text:style-name="PreformattedText">@Consumes("application/x-www-form-urlencoded")</text:p>
      <text:p text:style-name="PreformattedText">public void post(@FormParam("name") String name) {</text:p>
      <text:p text:style-name="PreformattedText"><text:s text:c="4"/>// Store the message</text:p>
      <text:p text:style-name="P243">}</text:p>
      <text:p text:style-name="P244"/>
      <text:p text:style-name="P245">If it is necessary to obtain a general map of parameter name to values then, for query and path parameters it is possible to do the following:</text:p>
      <text:soft-page-break/>
      <text:p text:style-name="PreformattedText">@GET</text:p>
      <text:p text:style-name="PreformattedText">public String get(@Context UriInfo<text:s/>ui) {</text:p>
      <text:p text:style-name="PreformattedText"><text:s text:c="4"/>MultivaluedMap&lt;String, String&gt; queryParams = ui.getQueryParameters();</text:p>
      <text:p text:style-name="PreformattedText"><text:s text:c="4"/>MultivaluedMap&lt;String, String&gt; pathParams = ui.getPathParameters();</text:p>
      <text:p text:style-name="P246">}</text:p>
      <text:p text:style-name="Textbody">For header and cookie parameters the following:</text:p>
      <text:p text:style-name="PreformattedText">@GET</text:p>
      <text:p text:style-name="PreformattedText">public String get(@Context HttpHeaders hh) {</text:p>
      <text:p text:style-name="PreformattedText"><text:s text:c="4"/>MultivaluedMap&lt;String, String&gt; headerParams = ui.getRequestHeaders();</text:p>
      <text:p text:style-name="PreformattedText"><text:s text:c="4"/>Map&lt;String, Cookie&gt; pathParams = ui.getCookies();</text:p>
      <text:p text:style-name="P247">}</text:p>
      <text:p text:style-name="Textbody">In general<text:s/><text:a xlink:href="http://jsr311.java.net/nonav/releases/1.0/javax/ws/rs/core/Context.html" office:target-frame-name="_top" xlink:show="replace">@Context</text:a><text:s/>can be used to obtain<text:s/>contextual Java types related to the request or response.</text:p>
      <text:p text:style-name="P248"/>
      <text:p text:style-name="P249">For form parameters it is possible to do the following:</text:p>
      <text:p text:style-name="PreformattedText">@POST</text:p>
      <text:p text:style-name="PreformattedText">@Consumes("application/x-www-form-urlencoded")</text:p>
      <text:p text:style-name="PreformattedText">public void post(MultivaluedMap&lt;String, String&gt; formParams) {</text:p>
      <text:p text:style-name="PreformattedText"><text:s text:c="4"/>// Store the message</text:p>
      <text:p text:style-name="P250">}</text:p>
      <text:p text:style-name="P251">The representation being produced corresponds to what is returned by the resource method. For example JAX-RS makes it simple to produce images that are instance of File as follows:</text:p>
      <text:p text:style-name="PreformattedText">@GET</text:p>
      <text:p text:style-name="PreformattedText">@Path("/images/{image}")</text:p>
      <text:p text:style-name="PreformattedText">@Produces("image/*")</text:p>
      <text:p text:style-name="PreformattedText">public Response getImage(@PathParam("image") String image) {</text:p>
      <text:p text:style-name="PreformattedText"><text:s text:c="4"/>File f = new File(image);</text:p>
      <text:p text:style-name="PreformattedText"/>
      <text:p text:style-name="PreformattedText"><text:s text:c="4"/>if (!f.exists()) {</text:p>
      <text:p text:style-name="PreformattedText"><text:s text:c="8"/>throw new WebApplicationException(404);</text:p>
      <text:p text:style-name="PreformattedText"><text:s text:c="4"/>}</text:p>
      <text:p text:style-name="PreformattedText"/>
      <text:p text:style-name="PreformattedText"><text:s text:c="4"/>String mt = new MimetypesFileTypeMap().getContentType(f);</text:p>
      <text:p text:style-name="PreformattedText"><text:s text:c="4"/>return Response.ok(f, mt).build();</text:p>
      <text:p text:style-name="P252">}</text:p>
      <text:p text:style-name="P253"><text:span text:style-name="T254">Sometimes it is necessary to return information additional information in response to a HTTP request. Such information may be built and returned using<text:s/></text:span><text:a xlink:href="http://jsr311.java.net/nonav/releases/1.0/javax/ws/rs/core/Response.html" office:target-frame-name="_top" xlink:show="replace"><text:span text:style-name="T255">Response</text:span></text:a><text:span text:style-name="T256"><text:s/>and<text:s/></text:span><text:a xlink:href="http://jsr311.java.net/nonav/releases/1.0/javax/ws/rs/core/Response.ResponseBuilder.html" office:target-frame-name="_top" xlink:show="replace"><text:span text:style-name="T257">Response.ResponseBuilder</text:span></text:a><text:span text:style-name="T258">. For example, a common RESTful pattern for the creation of a new resource is to support a POST request that returns a 201 (Crea</text:span><text:span text:style-name="T259">ted) status code and a Location header whose value is the URI to the newly created resource.</text:span></text:p>
      <text:p text:style-name="P260"/>
      <text:p text:style-name="P261"/>
      <text:p text:style-name="P262"/>
      <text:p text:style-name="P263"><text:span text:style-name="T264">Annotation Types Summary</text:span></text:p>
      <text:p text:style-name="P265"><text:a xlink:href="http://docs.oracle.com/javaee/6/api/javax/ws/rs/ApplicationPath.html" office:target-frame-name="_top" xlink:show="replace"><text:span text:style-name="T266">ApplicationPath</text:span></text:a><text:s/>Identifies the application path<text:s/>that serves as the base URI for all resource URIs provided by<text:s/><text:a xlink:href="http://docs.oracle.com/javaee/6/api/javax/ws/rs/Path.html" office:target-frame-name="_top" xlink:show="replace"><text:span text:style-name="SourceText">Path</text:span></text:a>.</text:p>
      <text:p text:style-name="P267"><text:a xlink:href="http://docs.oracle.com/javaee/6/api/javax/ws/rs/Consumes.html" office:target-frame-name="_top" xlink:show="replace"/></text:p>
      <text:p text:style-name="P268"><text:a xlink:href="http://docs.oracle.com/javaee/6/api/javax/ws/rs/Consumes.html" office:target-frame-name="_top" xlink:show="replace"><text:span text:style-name="T269">Consumes</text:span></text:a><text:s/>Defines the media types that the methods of a resource class or<text:s/><text:a xlink:href="http://docs.oracle.com/javaee/6/api/javax/ws/rs/ext/MessageBodyReader.html" office:target-frame-name="_top" xlink:show="replace"><text:span text:style-name="SourceText">MessageBodyReader</text:span></text:a><text:s/>can accept.</text:p>
      <text:p text:style-name="P270"/>
      <text:p text:style-name="P271"><text:s/><text:a xlink:href="http://docs.oracle.com/javaee/6/api/javax/ws/rs/CookieParam.html" office:target-frame-name="_top" xlink:show="replace"><text:span text:style-name="T272">CookieParam</text:span></text:a><text:s/>Binds the value of a HTTP cookie to a resource method parameter, resource class<text:s/><text:soft-page-break/>field, or resource class bean property.</text:p>
      <text:p text:style-name="P273"><text:a xlink:href="http://docs.oracle.com/javaee/6/api/javax/ws/rs/DefaultValue.html" office:target-frame-name="_top" xlink:show="replace"/></text:p>
      <text:p text:style-name="P274"><text:a xlink:href="http://docs.oracle.com/javaee/6/api/javax/ws/rs/DefaultValue.html" office:target-frame-name="_top" xlink:show="replace"><text:span text:style-name="T275">DefaultValue</text:span></text:a><text:s/>Defines the default value of request metadata that is bound using one of the following annotations:<text:s/><text:a xlink:href="http://docs.oracle.com/javaee/6/api/javax/ws/rs/PathParam.html" office:target-frame-name="_top" xlink:show="replace"><text:span text:style-name="SourceText">PathParam</text:span></text:a>,<text:s/><text:a xlink:href="http://docs.oracle.com/javaee/6/api/javax/ws/rs/QueryParam.html" office:target-frame-name="_top" xlink:show="replace"><text:span text:style-name="SourceText">QueryParam</text:span></text:a>,<text:s/><text:a xlink:href="http://docs.oracle.com/javaee/6/api/javax/ws/rs/MatrixParam.html" office:target-frame-name="_top" xlink:show="replace"><text:span text:style-name="SourceText">MatrixParam</text:span></text:a>,<text:s/><text:a xlink:href="http://docs.oracle.com/javaee/6/api/javax/ws/rs/CookieParam.html" office:target-frame-name="_top" xlink:show="replace"><text:span text:style-name="SourceText">CookieParam</text:span></text:a>,<text:s/><text:a xlink:href="http://docs.oracle.com/javaee/6/api/javax/ws/rs/FormParam.html" office:target-frame-name="_top" xlink:show="replace"><text:span text:style-name="SourceText">FormParam</text:span></text:a>, or<text:s/><text:a xlink:href="http://docs.oracle.com/javaee/6/api/javax/ws/rs/HeaderParam.html" office:target-frame-name="_top" xlink:show="replace"><text:span text:style-name="SourceText">HeaderParam</text:span></text:a>.</text:p>
      <text:p text:style-name="P276"><text:a xlink:href="http://docs.oracle.com/javaee/6/api/javax/ws/rs/DELETE.html" office:target-frame-name="_top" xlink:show="replace"/></text:p>
      <text:p text:style-name="P277"><text:a xlink:href="http://docs.oracle.com/javaee/6/api/javax/ws/rs/DELETE.html" office:target-frame-name="_top" xlink:show="replace"><text:span text:style-name="T278">DELETE</text:span></text:a><text:s/>Indicates that the annotated method responds to HTTP DELETE requests</text:p>
      <text:p text:style-name="P279"><text:a xlink:href="http://docs.oracle.com/javaee/6/api/javax/ws/rs/Encoded.html" office:target-frame-name="_top" xlink:show="replace"/></text:p>
      <text:p text:style-name="P280"><text:a xlink:href="http://docs.oracle.com/javaee/6/api/javax/ws/rs/Encoded.html" office:target-frame-name="_top" xlink:show="replace"><text:span text:style-name="T281">Encoded</text:span></text:a><text:s/>Disables automatic decoding of parameter values bound using<text:s/><text:span text:style-name="SourceText">QueryParam</text:span>,<text:s/><text:span text:style-name="SourceText">PathParam</text:span>,<text:s/><text:span text:style-name="SourceText">FormParam</text:span><text:s/>or<text:s/><text:span text:style-name="SourceText">MatrixParam</text:span>.</text:p>
      <text:p text:style-name="P282"><text:a xlink:href="http://docs.oracle.com/javaee/6/api/javax/ws/rs/FormParam.html" office:target-frame-name="_top" xlink:show="replace"/></text:p>
      <text:p text:style-name="P283"><text:a xlink:href="http://docs.oracle.com/javaee/6/api/javax/ws/rs/FormParam.html" office:target-frame-name="_top" xlink:show="replace"><text:span text:style-name="T284">FormParam</text:span></text:a><text:s/>Binds the value(s) of a form parameter contained within a request entity<text:s/>body to a resource method parameter.</text:p>
      <text:p text:style-name="P285"><text:a xlink:href="http://docs.oracle.com/javaee/6/api/javax/ws/rs/GET.html" office:target-frame-name="_top" xlink:show="replace"/></text:p>
      <text:p text:style-name="P286"><text:a xlink:href="http://docs.oracle.com/javaee/6/api/javax/ws/rs/GET.html" office:target-frame-name="_top" xlink:show="replace"><text:span text:style-name="T287">GET</text:span></text:a><text:s/>Indicates that the annotated method responds to HTTP GET requests<text:s/><text:a xlink:href="http://docs.oracle.com/javaee/6/api/javax/ws/rs/HEAD.html" office:target-frame-name="_top" xlink:show="replace"><text:span text:style-name="T288">HEAD</text:span></text:a><text:s/>Indicates that the annotated method responds to HTTP HEAD requests<text:s/><text:a xlink:href="http://docs.oracle.com/javaee/6/api/javax/ws/rs/HeaderParam.html" office:target-frame-name="_top" xlink:show="replace"><text:span text:style-name="T289">HeaderParam</text:span></text:a><text:s/>Binds the value(s) of a HTTP header to a resource method parameter, resource class field, or resource class bean property.</text:p>
      <text:p text:style-name="P290"><text:a xlink:href="http://docs.oracle.com/javaee/6/api/javax/ws/rs/HttpMethod.html" office:target-frame-name="_top" xlink:show="replace"/></text:p>
      <text:p text:style-name="P291"><text:a xlink:href="http://docs.oracle.com/javaee/6/api/javax/ws/rs/HttpMethod.html" office:target-frame-name="_top" xlink:show="replace"><text:span text:style-name="T292">HttpMethod</text:span></text:a><text:s/>Associates the name of a HTTP method with an annotation.</text:p>
      <text:p text:style-name="P293"><text:a xlink:href="http://docs.oracle.com/javaee/6/api/javax/ws/rs/MatrixParam.html" office:target-frame-name="_top" xlink:show="replace"/></text:p>
      <text:p text:style-name="P294"><text:a xlink:href="http://docs.oracle.com/javaee/6/api/javax/ws/rs/MatrixParam.html" office:target-frame-name="_top" xlink:show="replace"><text:span text:style-name="T295">MatrixParam</text:span></text:a><text:s/>Binds the value(s) of a URI matrix parameter to a resource method parameter, resource class field, or resource class bean property.</text:p>
      <text:p text:style-name="P296"><text:a xlink:href="http://docs.oracle.com/javaee/6/api/javax/ws/rs/OPTIONS.html" office:target-frame-name="_top" xlink:show="replace"/></text:p>
      <text:p text:style-name="P297"><text:a xlink:href="http://docs.oracle.com/javaee/6/api/javax/ws/rs/OPTIONS.html" office:target-frame-name="_top" xlink:show="replace"><text:span text:style-name="T298">OPTIONS</text:span></text:a><text:s/>Indicates that the annotated method responds to HTTP OPTIONS requests<text:s/><text:a xlink:href="http://docs.oracle.com/javaee/6/api/javax/ws/rs/Path.html" office:target-frame-name="_top" xlink:show="replace"><text:span text:style-name="T299">Path</text:span></text:a><text:s/>Identifies the URI path that a resource class or class method will serve requests for.</text:p>
      <text:p text:style-name="P300"><text:a xlink:href="http://docs.oracle.com/javaee/6/api/javax/ws/rs/PathParam.html" office:target-frame-name="_top" xlink:show="replace"/></text:p>
      <text:p text:style-name="P301"><text:a xlink:href="http://docs.oracle.com/javaee/6/api/javax/ws/rs/PathParam.html" office:target-frame-name="_top" xlink:show="replace"><text:span text:style-name="T302">PathParam</text:span></text:a><text:s/>Binds the value of a URI template parameter or a path segment containing the template parameter to a resource method parameter, resource class field, or resource class bean property.</text:p>
      <text:p text:style-name="P303"><text:a xlink:href="http://docs.oracle.com/javaee/6/api/javax/ws/rs/POST.html" office:target-frame-name="_top" xlink:show="replace"/></text:p>
      <text:p text:style-name="P304"><text:a xlink:href="http://docs.oracle.com/javaee/6/api/javax/ws/rs/POST.html" office:target-frame-name="_top" xlink:show="replace"><text:span text:style-name="T305">POST</text:span></text:a><text:s/>Indicates that the annotated method responds to HTTP POST requests<text:s/><text:a xlink:href="http://docs.oracle.com/javaee/6/api/javax/ws/rs/Produces.html" office:target-frame-name="_top" xlink:show="replace"><text:span text:style-name="T306">Produces</text:span></text:a><text:s/>Defines the media type(s) that the methods of a resource class or<text:s/><text:a xlink:href="http://docs.oracle.com/javaee/6/api/javax/ws/rs/ext/MessageBodyWriter.html" office:target-frame-name="_top" xlink:show="replace"><text:span text:style-name="SourceText">MessageBodyWriter</text:span></text:a><text:s/>can produce.</text:p>
      <text:p text:style-name="P307"><text:a xlink:href="http://docs.oracle.com/javaee/6/api/javax/ws/rs/PUT.html" office:target-frame-name="_top" xlink:show="replace"/></text:p>
      <text:p text:style-name="P308"><text:a xlink:href="http://docs.oracle.com/javaee/6/api/javax/ws/rs/PUT.html" office:target-frame-name="_top" xlink:show="replace"><text:span text:style-name="T309">PUT</text:span></text:a><text:s/>Indicates that the annotated method responds to HTTP PUT requests<text:s/><text:a xlink:href="http://docs.oracle.com/javaee/6/api/javax/ws/rs/QueryParam.html" office:target-frame-name="_top" xlink:show="replace"><text:span text:style-name="T310">QueryParam</text:span></text:a><text:s/>Binds the value(s) of a HTTP query parameter to a resource method parameter, resource class field, or resource class bean property</text:p>
      <text:p text:style-name="P311"/>
      <text:p text:style-name="P312"/>
      <text:p text:style-name="P313"><text:span text:style-name="StrongEmphasis">Web Application Description Language (WADL)</text:span></text:p>
      <table:table table:style-name="Table314">
        <table:table-columns>
          <table:table-column table:style-name="TableColumn315"/>
        </table:table-columns>
        <table:table-row table:style-name="TableRow316">
          <table:table-cell table:style-name="TableCell317">
            <text:p text:style-name="TableContents"><text:span text:style-name="T318"><draw:frame draw:style-name="a0" draw:name="graphics1" text:anchor-type="as-char" svg:x="0in" svg:y="0in" svg:width="0.01614in" svg:height="0.04173in" style:rel-width="scale" style:rel-height="scale"><draw:image xlink:href="http://www.oracle.com/ocom/groups/public/@otn/documents/digitalasset/148611.gif" xlink:type="simple" xlink:show="embed" xlink:actuate="onLoad"/><svg:desc/></draw:frame></text:span></text:p>
          </table:table-cell>
        </table:table-row>
      </table:table>
      <text:p text:style-name="Textbody">The style of documenting RESTful web services that this article has previously described is fine for use by developers, but it prevents tools from programmatically consuming such services and generating artifacts specific to programming languages. For example, a WSDL file can be consumed by various tools and proxies or by generated stubs that applications can use directly. A research effort from Sun Labs called<text:s/><text:a xlink:href="http://research.sun.com/spotlight/2006/2006-04-24-TR153.html" office:target-frame-name="_top" xlink:show="replace">Web Application Description Language (WADL)</text:a><text:s/>attempts to resolve some of these issues by providing a means to describe services in terms of schemas, HTTP methods, and the request or response structures exchanged. The schema in Code Sample 5 shows a sample WADL description for the example discussed previously.</text:p>
      <text:p text:style-name="P319"/>
      <text:p text:style-name="P320"/>
      <text:p text:style-name="P321">SOAP/REST</text:p>
      <text:p text:style-name="P322"/>
      <text:p text:style-name="P323">Advantages:</text:p>
      <text:p text:style-name="P324"/>
      <table:table table:style-name="Table325">
        <table:table-columns>
          <table:table-column table:style-name="TableColumn326"/>
          <table:table-column table:style-name="TableColumn327"/>
        </table:table-columns>
        <table:table-row table:style-name="TableRow328">
          <table:table-cell table:style-name="TableCell329">
            <text:p text:style-name="P330">SOAP</text:p>
          </table:table-cell>
          <table:table-cell table:style-name="TableCell331">
            <text:p text:style-name="P332">REST</text:p>
          </table:table-cell>
        </table:table-row>
        <table:table-row table:style-name="TableRow333">
          <table:table-cell table:style-name="TableCell334">
            <text:p text:style-name="TableContents">Langauge, platform,<text:s/><text:span text:style-name="Emphasis">and</text:span><text:s/>transport agnostic</text:p>
          </table:table-cell>
          <table:table-cell table:style-name="TableCell335">
            <text:p text:style-name="TableContents">Language and platform agnostic</text:p>
          </table:table-cell>
        </table:table-row>
        <table:table-row table:style-name="TableRow336">
          <table:table-cell table:style-name="TableCell337">
            <text:p text:style-name="TableContents">Designed<text:s/>to handle distributed computing environments</text:p>
          </table:table-cell>
          <table:table-cell table:style-name="TableCell338">
            <text:p text:style-name="TableContents">Much simpler to develop than SOAP</text:p>
          </table:table-cell>
        </table:table-row>
        <table:table-row table:style-name="TableRow339">
          <table:table-cell table:style-name="TableCell340">
            <text:p text:style-name="TableContents">Is the prevailing standard for web services, and hence has better support from other standards (WSDL, WS-*) and tooling from vendors</text:p>
          </table:table-cell>
          <table:table-cell table:style-name="TableCell341">
            <text:p text:style-name="TableContents">Small learning curve, less reliance on tools</text:p>
          </table:table-cell>
        </table:table-row>
        <table:table-row table:style-name="TableRow342">
          <table:table-cell table:style-name="TableCell343">
            <text:p text:style-name="TableContents">Built-in error handling (faults)</text:p>
          </table:table-cell>
          <table:table-cell table:style-name="TableCell344">
            <text:p text:style-name="TableContents">Concise, no need for additional messaging layer</text:p>
          </table:table-cell>
        </table:table-row>
        <table:table-row table:style-name="TableRow345">
          <table:table-cell table:style-name="TableCell346">
            <text:p text:style-name="TableContents"/>
          </table:table-cell>
          <table:table-cell table:style-name="TableCell347">
            <text:p text:style-name="TableContents"/>
          </table:table-cell>
        </table:table-row>
      </table:table>
      <text:p text:style-name="P348"/>
      <text:p text:style-name="P349"/>
      <text:p text:style-name="P350"><text:s/>Dis- Advantages:</text:p>
      <text:p text:style-name="P351"/>
      <table:table table:style-name="Table352">
        <table:table-columns>
          <table:table-column table:style-name="TableColumn353"/>
          <table:table-column table:style-name="TableColumn354"/>
        </table:table-columns>
        <table:table-row table:style-name="TableRow355">
          <table:table-cell table:style-name="TableCell356">
            <text:p text:style-name="P357">SOAP</text:p>
          </table:table-cell>
          <table:table-cell table:style-name="TableCell358">
            <text:p text:style-name="P359">REST</text:p>
          </table:table-cell>
        </table:table-row>
        <table:table-row table:style-name="TableRow360">
          <table:table-cell table:style-name="TableCell361">
            <text:p text:style-name="TableContents">Conceptually more difficult, more "heavy-weight" than REST</text:p>
          </table:table-cell>
          <table:table-cell table:style-name="TableCell362">
            <text:p text:style-name="TableContents">Assumes a point-to-point communication model--not usable for distributed<text:s/>computing environment where message may go through one or more intermediaries</text:p>
          </table:table-cell>
        </table:table-row>
        <table:table-row table:style-name="TableRow363">
          <table:table-cell table:style-name="TableCell364">
            <text:p text:style-name="TableContents">Harder to develop, requires tools</text:p>
          </table:table-cell>
          <table:table-cell table:style-name="TableCell365">
            <text:p text:style-name="TableContents">Lack of standards support for security, policy, reliable messaging, etc., so services that have more sophisticated requirements are harder to<text:s/>develop ("roll your own")</text:p>
          </table:table-cell>
        </table:table-row>
        <table:table-row table:style-name="TableRow366">
          <table:table-cell table:style-name="TableCell367">
            <text:p text:style-name="TableContents"/>
          </table:table-cell>
          <table:table-cell table:style-name="TableCell368">
            <text:p text:style-name="TableContents">Tied to the HTTP transport model</text:p>
          </table:table-cell>
        </table:table-row>
        <table:table-row table:style-name="TableRow369">
          <table:table-cell table:style-name="TableCell370">
            <text:p text:style-name="TableContents"/>
          </table:table-cell>
          <table:table-cell table:style-name="TableCell371">
            <text:p text:style-name="TableContents"/>
          </table:table-cell>
        </table:table-row>
        <table:table-row table:style-name="TableRow372">
          <table:table-cell table:style-name="TableCell373">
            <text:p text:style-name="TableContents"/>
          </table:table-cell>
          <table:table-cell table:style-name="TableCell374">
            <text:p text:style-name="TableContents"/>
          </table:table-cell>
        </table:table-row>
      </table:table>
      <text:p text:style-name="P375"/>
      <text:p text:style-name="P376"/>
      <text:p text:style-name="P377"><text:a xlink:href="http://jsr311.java.net/nonav/releases/1.0/javax/ws/rs/core/UriBuilder.html" office:target-frame-name="_top" xlink:show="replace">UriBuilder</text:a><text:s/>can be used to build new URIs or build from existing URIs. For resource classes it<text:s/>is more than likely that URIs will be built from the base URI the Web service is deployed at or from the request URI. The class<text:s/><text:a xlink:href="http://jsr311.java.net/nonav/releases/1.0/javax/ws/rs/core/UriInfo.html" office:target-frame-name="_top" xlink:show="replace">UriInfo</text:a><text:s/>provides such information (in addition to further information, see next section).</text:p>
      <text:p text:style-name="Textbody">The following example shows URI building with<text:s/><text:a xlink:href="http://jsr311.java.net/nonav/releases/1.0/javax/ws/rs/core/UriInfo.html" office:target-frame-name="_top" xlink:show="replace">UriInfo</text:a><text:s/>and<text:s/><text:a xlink:href="http://jsr311.java.net/nonav/releases/1.0/javax/ws/rs/core/UriBuilder.html" office:target-frame-name="_top" xlink:show="replace">UriBuilder</text:a><text:s/>from the bookmark sample:</text:p>
      <text:p text:style-name="PreformattedText">@Path("/users/")</text:p>
      <text:p text:style-name="PreformattedText">public class UsersResource {</text:p>
      <text:p text:style-name="PreformattedText"/>
      <text:p text:style-name="PreformattedText"><text:s text:c="4"/>@Context UriInfo uriInfo;</text:p>
      <text:p text:style-name="PreformattedText"/>
      <text:p text:style-name="PreformattedText"><text:s text:c="4"/>...</text:p>
      <text:p text:style-name="PreformattedText"/>
      <text:p text:style-name="PreformattedText"><text:s text:c="4"/>@GET</text:p>
      <text:p text:style-name="PreformattedText"><text:s text:c="4"/>@Produces("application/json")</text:p>
      <text:p text:style-name="PreformattedText"><text:s text:c="4"/>public JSONArray getUsersAsJsonArray() {</text:p>
      <text:p text:style-name="PreformattedText"><text:s text:c="8"/>JSONArray uriArray = new JSONArray();</text:p>
      <text:p text:style-name="PreformattedText"><text:s text:c="8"/>for (UserEntity userEntity : getUsers()) {</text:p>
      <text:p text:style-name="PreformattedText"><text:s text:c="12"/>UriBuilder ub = uriInfo.getAbsolutePathBuilder();</text:p>
      <text:soft-page-break/>
      <text:p text:style-name="PreformattedText"><text:s text:c="12"/>URI userUri = ub.</text:p>
      <text:p text:style-name="PreformattedText"><text:s text:c="20"/>path(userEntity.getUserid()).</text:p>
      <text:p text:style-name="PreformattedText"><text:s text:c="20"/>build();</text:p>
      <text:p text:style-name="PreformattedText"><text:s text:c="12"/>uriArray.put(userUri.toASCIIString());</text:p>
      <text:p text:style-name="PreformattedText"><text:s text:c="8"/>}</text:p>
      <text:p text:style-name="PreformattedText"><text:s text:c="8"/>return uriArray;</text:p>
      <text:p text:style-name="PreformattedText"><text:s text:c="4"/>}</text:p>
      <text:p text:style-name="P378">}</text:p>
      <text:h text:style-name="P379" text:outline-level="2">WebApplicationException and mapping Exceptions to Responses</text:h>
      <text:p text:style-name="Textbody">Previous sections have shown how to return HTTP responses and it is possible to return HTTP errors<text:s/>using the same mechanism. However, sometimes when programming in Java it is more natural to use exceptions for HTTP errors.</text:p>
      <text:p text:style-name="Textbody">The following example shows the throwing of a NotFoundException from the bookmark sample:</text:p>
      <text:p text:style-name="PreformattedText"><text:s text:c="4"/>@Path("items/{itemid}/")</text:p>
      <text:p text:style-name="PreformattedText"><text:s text:c="4"/>public Item getItem(@PathParam("itemid") String itemid) {</text:p>
      <text:p text:style-name="PreformattedText"><text:s text:c="8"/>Item i = getItems().get(itemid);</text:p>
      <text:p text:style-name="PreformattedText"><text:s text:c="8"/>if (i == null)</text:p>
      <text:p text:style-name="PreformattedText"><text:s text:c="12"/>throw new NotFoundException("Item, " + itemid + ", is not found");</text:p>
      <text:p text:style-name="PreformattedText"/>
      <text:p text:style-name="PreformattedText"><text:s text:c="8"/>return i;</text:p>
      <text:p text:style-name="P380"><text:s text:c="4"/>}</text:p>
      <text:p text:style-name="Textbody">This exception is a Jersey specific<text:s/>exception that extends<text:s/><text:a xlink:href="http://jsr311.java.net/nonav/releases/1.0/javax/ws/rs/WebApplicationException.html" office:target-frame-name="_top" xlink:show="replace">WebApplicationException</text:a><text:s/>and builds a HTTP response with the 404 status code and an optional message as the body of the response:</text:p>
      <text:p text:style-name="P381"/>
      <text:p text:style-name="P382"/>
      <text:p text:style-name="P383">In<text:s/>other cases it may not be appropriate to throw instances of<text:s/><text:a xlink:href="http://jsr311.java.net/nonav/releases/1.0/javax/ws/rs/WebApplicationException.html" office:target-frame-name="_top" xlink:show="replace">WebApplicationException</text:a>, or classes that extend<text:s/><text:a xlink:href="http://jsr311.java.net/nonav/releases/1.0/javax/ws/rs/WebApplicationException.html" office:target-frame-name="_top" xlink:show="replace">WebApplicationException</text:a>, and instead it may be preferable to map an existing exception to a response. For such cases it is possible to use the<text:s/><text:a xlink:href="http://jsr311.java.net/nonav/releases/1.0/javax/ws/rs/ext/ExceptionMapper.html" office:target-frame-name="_top" xlink:show="replace">ExceptionMapper</text:a><text:s/>interface. For example, the following maps the<text:s/><text:a xlink:href="http://java.sun.com/javaee/5/docs/api/javax/persistence/EntityNotFoundException.html" office:target-frame-name="_top" xlink:show="replace">EntityNotFoundException</text:a><text:s/>to a 404 (Not Found) response.</text:p>
      <text:p text:style-name="PreformattedText">@Provider</text:p>
      <text:p text:style-name="PreformattedText">public class EntityNotFoundMapper implements</text:p>
      <text:p text:style-name="PreformattedText"><text:s text:c="8"/>ExceptionMapper&lt;javax.persistence.EntityNotFoundException&gt; {</text:p>
      <text:p text:style-name="PreformattedText"><text:s text:c="4"/>public Response toResponse(javax.persistence.EntityNotFoundException ex) {</text:p>
      <text:p text:style-name="PreformattedText"><text:s text:c="8"/>return Response.status(404).</text:p>
      <text:p text:style-name="PreformattedText"><text:s text:c="12"/>entity(ex.getMessage()).</text:p>
      <text:p text:style-name="PreformattedText"><text:s text:c="12"/>type("text/plain").</text:p>
      <text:p text:style-name="PreformattedText"><text:s text:c="12"/>build();</text:p>
      <text:p text:style-name="PreformattedText"><text:s text:c="4"/>}</text:p>
      <text:p text:style-name="P384">}</text:p>
      <text:p text:style-name="P385"/>
      <text:p text:style-name="P386">An<text:s/><text:span text:style-name="T387">ETag</text:span><text:s/>or<text:s/><text:span text:style-name="T388">entity tag</text:span>, is part of<text:s/><text:a xlink:href="http://en.wikipedia.org/wiki/Hypertext_Transfer_Protocol" office:target-frame-name="_top" xlink:show="replace">HTTP</text:a>, the protocol for the<text:s/><text:a xlink:href="http://en.wikipedia.org/wiki/World_Wide_Web" office:target-frame-name="_top" xlink:show="replace">World Wide Web</text:a>. It is one of several mechanisms that HTTP provides for<text:s/><text:a xlink:href="http://en.wikipedia.org/wiki/Web_cache" office:target-frame-name="_top" xlink:show="replace">web cache</text:a><text:s/>validation, and which allows a client to make conditional requests. This allows caches to be more efficient, and saves bandwidth, as a web server does not need to send a full response if the content has not changed. ETags can also be used for<text:s/><text:a xlink:href="http://en.wikipedia.org/wiki/Optimistic_concurrency_control" office:target-frame-name="_top" xlink:show="replace">optimistic concurrency control</text:a>,<text:bookmark-start text:name="cite_ref-0"/><text:bookmark-end text:name="cite_ref-0"/><text:a xlink:href="http://en.wikipedia.org/wiki/HTTP_ETag#cite_note-0" office:target-frame-name="_top" xlink:show="replace">[1]</text:a><text:s/>as a way to help prevent simultaneous updates of a resource from overwriting each other</text:p>
      <text:p text:style-name="P389"/>
      <text:soft-page-break/>
      <text:p text:style-name="P390">If-None-Match: "686897696a7c876b7e"</text:p>
      <text:p text:style-name="Textbody">On this subsequent request, the server may now compare the client's ETag with the ETag for the current version of the resource. If the ETag values match, meaning that the resource has not changed, then the server may send back a very short response with an HTTP<text:s/><text:span text:style-name="T391">304 Not M</text:span><text:span text:style-name="T392">odified</text:span><text:s/>status. The 304 status tells the client that its cached version is still good and that it should use that.</text:p>
      <text:p text:style-name="Textbody">However, if the ETag values do not match, meaning the resource has likely changed, then a full response including the resource's content is returned, just as if ETags were not being used. In this case the client may decide to replace its previously cached version with the newly returned resource and the new ETag.</text:p>
      <text:h text:style-name="P393" text:outline-level="2">Conditional GETs and Returning 304 (Not Modified) Responses</text:h>
      <text:p text:style-name="Textbody">Conditional GETs are a<text:s/>great way to reduce bandwidth, and potentially server-side peformance, depending on how the information used to determine conditions is calculated. A well-designed web site may return 304 (Not Modified) responses for the many of the static images it serves.</text:p>
      <text:p text:style-name="Textbody">JAX-RS provides support for conditional GETs using the contextual interface Request.</text:p>
      <text:p text:style-name="Textbody">The following example shows conditional GET support from the sparklines sample:</text:p>
      <text:p text:style-name="PreformattedText"><text:s text:c="4"/>public SparklinesResource(</text:p>
      <text:p text:style-name="PreformattedText"><text:s text:c="12"/>@QueryParam("d") IntegerList data,</text:p>
      <text:p text:style-name="PreformattedText"><text:s text:c="12"/>@DefaultValue("0,100") @QueryParam("limits") Interval limits,</text:p>
      <text:p text:style-name="PreformattedText"><text:s text:c="12"/>@Context Request request,</text:p>
      <text:p text:style-name="PreformattedText"><text:s text:c="12"/>@Context UriInfo ui) {</text:p>
      <text:p text:style-name="PreformattedText"><text:s text:c="8"/>if (data == null)</text:p>
      <text:p text:style-name="PreformattedText"><text:s text:c="12"/>throw new WebApplicationException(400);</text:p>
      <text:p text:style-name="PreformattedText"/>
      <text:p text:style-name="PreformattedText"><text:s text:c="8"/>this.data = data;</text:p>
      <text:p text:style-name="PreformattedText"/>
      <text:p text:style-name="PreformattedText"><text:s text:c="3"/><text:s text:c="5"/>this.limits = limits;</text:p>
      <text:p text:style-name="PreformattedText"/>
      <text:p text:style-name="PreformattedText"><text:s text:c="8"/>if (!limits.contains(data))</text:p>
      <text:p text:style-name="PreformattedText"><text:s text:c="12"/>throw new WebApplicationException(400);</text:p>
      <text:p text:style-name="PreformattedText"/>
      <text:p text:style-name="PreformattedText"><text:s text:c="8"/>this.tag = computeEntityTag(ui.getRequestUri());</text:p>
      <text:p text:style-name="PreformattedText"><text:s text:c="8"/>if (request.getMethod().equals("GET")) {</text:p>
      <text:p text:style-name="PreformattedText"><text:s text:c="12"/>Response.ResponseBuilder rb = request.evaluatePreconditions(tag);</text:p>
      <text:p text:style-name="PreformattedText"><text:s text:c="12"/>if (rb != null)</text:p>
      <text:p text:style-name="PreformattedText"><text:s text:c="16"/>throw new WebApplicationException(rb.build());</text:p>
      <text:p text:style-name="PreformattedText"><text:s text:c="8"/>}</text:p>
      <text:p text:style-name="P394"><text:s text:c="4"/>}</text:p>
      <text:p text:style-name="Textbody">The constructor of the SparklinesResouce root resource class computes an entity tag<text:s/>from the request URI and then calls the<text:s/><text:a xlink:href="http://jsr311.java.net/nonav/releases/1.0/javax/ws/rs/core/Request.html#evaluatePreconditions%28javax.ws.rs.core.EntityTag%29" office:target-frame-name="_top" xlink:show="replace"><text:span text:style-name="Teletype">request.evaluatePreconditions</text:span></text:a><text:s/>with that entity tag. If a client request<text:s/>contains an "If-None-Match" header with a value that contains the same entity tag that was calculated then the<text:s/><text:a xlink:href="http://jsr311.java.net/nonav/releases/1.0/javax/ws/rs/core/Request.html#evaluatePreconditions%28javax.ws.rs.core.EntityTag%29" office:target-frame-name="_top" xlink:show="replace">evaluatePreconditions</text:a><text:s/>returns a pre-filled out response, with the 304 status code and entity tag set, that may be built and returned. Otherwise,<text:s/><text:a xlink:href="http://jsr311.java.net/nonav/releases/1.0/javax/ws/rs/core/Request.html#evaluatePreconditions%28javax.ws.rs.core.EntityTag%29" office:target-frame-name="_top" xlink:show="replace">evaluatePreconditions</text:a><text:s/>returns null and the normal response can be returned. Notice that in this example the constructor of a resource class can be used perform actions that may otherwise have to be duplicated to invoked for each resource method.</text:p>
      <text:p text:style-name="Textbody"/>
      <text:p text:style-name="Textbody">By default the life-cycle of root resource classes is per-request, namely that a new instance of a root<text:s/><text:soft-page-break/>resource class is created every time the request URI path matches the root resource.</text:p>
      <text:p text:style-name="Textbody"/>
      <text:p text:style-name="Textbody">In general this is unlikely to be a cause of<text:s/>performance issues. Class construction and garbage collection of JVMs has vastly improved over the years and many objects will be created and discarded to serve and process the HTTP request and return the HTTP response.</text:p>
      <text:p text:style-name="Textbody">Instances of singleton root resource<text:s/>classes can be declared by an instance of<text:s/><text:a xlink:href="http://jsr311.java.net/nonav/releases/1.0/javax/ws/rs/core/Application.html" office:target-frame-name="_top" xlink:show="replace">Application</text:a>.</text:p>
      <text:p text:style-name="Textbody">Jersey supports two further life-cycles using Jersey specific annotations. If a root resource class is annotated with @Singleton then only one instance is created per-web applcation. If a root resource class is annotated with @PerSession then one instance is created per web session and stored as a session attribute.</text:p>
      <text:p text:style-name="Textbody"/>
      <text:h text:style-name="Heading2" text:outline-level="2">Security</text:h>
      <text:p text:style-name="Textbody">Security information is available by obtaining the<text:s/><text:a xlink:href="http://jsr311.java.net/nonav/releases/1.0/javax/ws/rs/core/SecurityContext.html" office:target-frame-name="_top" xlink:show="replace">SecurityContext</text:a><text:s/>using<text:s/><text:a xlink:href="http://jsr311.java.net/nonav/releases/1.0/javax/ws/rs/core/Context.html" office:target-frame-name="_top" xlink:show="replace">@Context</text:a>, which is essentially the equivalent functionality available on the<text:s/><text:a xlink:href="http://java.sun.com/javaee/5/docs/api/javax/servlet/http/HttpServletRequest.html" office:target-frame-name="_top" xlink:show="replace">HttpServletRequest</text:a>.</text:p>
      <text:p text:style-name="Textbody"><text:a xlink:href="http://jsr311.java.net/nonav/releases/1.0/javax/ws/rs/core/SecurityContext.html" office:target-frame-name="_top" xlink:show="replace">SecurityContext</text:a><text:s/>can be used in conjunction with sub-resource locators to return different resources if the user principle in included in a certain role. For example, a sub-resource locator could return a different resource if a user is a preferred customer:</text:p>
      <text:p text:style-name="PreformattedText">@Path("basket")</text:p>
      <text:p text:style-name="PreformattedText">public ShoppingBasketResource get(@Context SecurityContext sc) {</text:p>
      <text:p text:style-name="PreformattedText"><text:s text:c="4"/>if (sc.isUserInRole("PreferredCustomer") {</text:p>
      <text:p text:style-name="PreformattedText"><text:s text:c="7"/>return new PreferredCustomerShoppingBaskestResource();</text:p>
      <text:p text:style-name="PreformattedText"><text:s text:c="4"/>} else {</text:p>
      <text:p text:style-name="PreformattedText"><text:s text:c="7"/>return new ShoppingBasketResource();</text:p>
      <text:p text:style-name="PreformattedText"><text:s text:c="3"/><text:s/>}</text:p>
      <text:p text:style-name="P395">}</text:p>
      <text:p text:style-name="Textbody"/>
      <text:p text:style-name="P396"/>
      <text:h text:style-name="P397" text:outline-level="2">Deploying a RESTful Web service</text:h>
      <text:p text:style-name="P398"/>
      <text:p text:style-name="P399">JAX-RS provides the deployment agnostic abstract class<text:s/><text:a xlink:href="http://jsr311.java.net/nonav/releases/1.0/javax/ws/rs/core/Application.html" office:target-frame-name="_top" xlink:show="replace">Application</text:a><text:s/>for declaring root resource classes and root resource singleton instances. A Web service may extend this class to declare root resource classes. For example,</text:p>
      <text:p text:style-name="PreformattedText">public class MyApplicaton extends Application {</text:p>
      <text:p text:style-name="PreformattedText"><text:s text:c="4"/>public Set&lt;Class&lt;?&gt;&gt; getClasses() {</text:p>
      <text:p text:style-name="PreformattedText"><text:s text:c="8"/>Set&lt;Class&lt;?&gt;&gt; s = new HashSet&lt;Class&lt;?&gt;&gt;();</text:p>
      <text:p text:style-name="PreformattedText"><text:s text:c="8"/>s.add(HelloWorldResource.class);</text:p>
      <text:p text:style-name="PreformattedText"><text:s text:c="8"/>return s;</text:p>
      <text:p text:style-name="PreformattedText"><text:s text:c="4"/>}</text:p>
      <text:p text:style-name="P400">}</text:p>
      <text:p text:style-name="Textbody">Alternatively it is possible to reuse one of Jersey's implementations that scans for root resource classes given a classpath or a set of package names. Such classes are automatically added to the set of<text:s/>classes that are returned by<text:s/><text:span text:style-name="Teletype">getClasses</text:span>. For example, the following scans for root resource classes in packages "org.foo.rest", "org.bar.rest" and in any sub-packages of those two:</text:p>
      <text:soft-page-break/>
      <text:p text:style-name="PreformattedText">public class MyApplication extends PackagesResourceConfig {</text:p>
      <text:p text:style-name="PreformattedText"><text:s text:c="4"/>public<text:s/>MyApplication() {</text:p>
      <text:p text:style-name="PreformattedText"><text:s text:c="8"/>super("org.foo.rest;org.bar.rest");</text:p>
      <text:p text:style-name="PreformattedText"><text:s text:c="4"/>}</text:p>
      <text:p text:style-name="P401">}</text:p>
      <text:p text:style-name="P402">For servlet deployments JAX-RS specifies that a class that implements<text:s/><text:a xlink:href="http://jsr311.java.net/nonav/releases/1.0/javax/ws/rs/core/Application.html" office:target-frame-name="_top" xlink:show="replace">Application</text:a><text:s/>may be declared instead of a servlet class in &lt;servlet-class&gt; element of a web.xml, but as of writing this is not currently supported for Jersey. Instead it is necessary to declare the Jersey specific servlet and the<text:s/><text:a xlink:href="http://jsr311.java.net/nonav/releases/1.0/javax/ws/rs/core/Application.html" office:target-frame-name="_top" xlink:show="replace">Application</text:a><text:s/>class as follows:</text:p>
      <text:p text:style-name="PreformattedText">&lt;web-app&gt;</text:p>
      <text:p text:style-name="PreformattedText"><text:s text:c="4"/>&lt;servlet&gt;</text:p>
      <text:p text:style-name="PreformattedText"><text:s text:c="8"/>&lt;servlet-name&gt;Jersey Web Application&lt;/servlet-name&gt;</text:p>
      <text:p text:style-name="PreformattedText"><text:s text:c="8"/>&lt;servlet-class&gt;com.sun.jersey.spi.container.servlet.ServletContainer&lt;/servlet-class&gt;</text:p>
      <text:p text:style-name="PreformattedText"><text:s text:c="6"/><text:s text:c="2"/>&lt;init-param&gt;</text:p>
      <text:p text:style-name="PreformattedText"><text:s text:c="12"/>&lt;param-name&gt;javax.ws.rs.Application&lt;/param-name&gt;</text:p>
      <text:p text:style-name="PreformattedText"><text:s text:c="12"/>&lt;param-value&gt;MyApplication&lt;/param-value&gt;</text:p>
      <text:p text:style-name="PreformattedText"><text:s text:c="8"/>&lt;/init-param&gt;</text:p>
      <text:p text:style-name="PreformattedText"><text:s text:c="4"/>&lt;/servlet&gt;</text:p>
      <text:p text:style-name="P403"><text:s text:c="4"/>....</text:p>
      <text:p text:style-name="P404"/>
      <text:p text:style-name="P405"/>
      <text:h text:style-name="P406" text:outline-level="2">Summary of Annotations</text:h>
      <text:p text:style-name="P407"><text:bookmark-start text:name="x3-66001r1"/><text:bookmark-start text:name="TBL-3"/><text:bookmark-start text:name="TBL-3-1g"/><text:bookmark-start text:name="TBL-3-1"/><text:bookmark-start text:name="TBL-3-2g"/><text:bookmark-start text:name="TBL-3-2"/><text:bookmark-start text:name="TBL-3-3g"/><text:bookmark-start text:name="TBL-3-3"/><text:bookmark-end text:name="x3-66001r1"/><text:bookmark-end text:name="TBL-3"/><text:bookmark-end text:name="TBL-3-1g"/><text:bookmark-end text:name="TBL-3-1"/><text:bookmark-end text:name="TBL-3-2g"/><text:bookmark-end text:name="TBL-3-2"/><text:bookmark-end text:name="TBL-3-3g"/><text:bookmark-end text:name="TBL-3-3"/></text:p>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HorizontalLine"/>
          </table:table-cell>
          <table:table-cell table:style-name="TableCell414">
            <text:p text:style-name="HorizontalLine"/>
          </table:table-cell>
          <table:table-cell table:style-name="TableCell415">
            <text:p text:style-name="HorizontalLine"><text:bookmark-start text:name="TBL-3-1-"/><text:bookmark-start text:name="TBL-3-1-1"/><text:bookmark-end text:name="TBL-3-1-"/><text:bookmark-end text:name="TBL-3-1-1"/></text:p>
          </table:table-cell>
        </table:table-row>
        <table:table-row table:style-name="TableRow416">
          <table:table-cell table:style-name="TableCell417">
            <text:p text:style-name="TableContents">Annotation<text:bookmark-start text:name="TBL-3-1-2"/><text:bookmark-end text:name="TBL-3-1-2"/></text:p>
          </table:table-cell>
          <table:table-cell table:style-name="TableCell418">
            <text:p text:style-name="P419">Target<text:bookmark-start text:name="TBL-3-1-3"/><text:bookmark-end text:name="TBL-3-1-3"/></text:p>
          </table:table-cell>
          <table:table-cell table:style-name="TableCell420">
            <text:p text:style-name="P421">Description</text:p>
          </table:table-cell>
        </table:table-row>
        <table:table-row table:style-name="TableRow422">
          <table:table-cell table:style-name="TableCell423">
            <text:p text:style-name="HorizontalLine"/>
          </table:table-cell>
          <table:table-cell table:style-name="TableCell424">
            <text:p text:style-name="HorizontalLine"/>
          </table:table-cell>
          <table:table-cell table:style-name="TableCell425">
            <text:p text:style-name="HorizontalLine"><text:bookmark-start text:name="TBL-3-2-"/><text:bookmark-start text:name="TBL-3-2-1"/><text:bookmark-end text:name="TBL-3-2-"/><text:bookmark-end text:name="TBL-3-2-1"/></text:p>
          </table:table-cell>
        </table:table-row>
        <table:table-row table:style-name="TableRow426">
          <table:table-cell table:style-name="TableCell427">
            <text:p text:style-name="P428"><text:bookmark-start text:name="TBL-3-3-"/><text:bookmark-start text:name="TBL-3-3-1"/><text:bookmark-end text:name="TBL-3-3-"/><text:bookmark-end text:name="TBL-3-3-1"/></text:p>
          </table:table-cell>
          <table:table-cell table:style-name="TableCell429" table:number-columns-spanned="2">
            <text:p text:style-name="P430"/>
          </table:table-cell>
          <table:covered-table-cell/>
        </table:table-row>
        <table:table-row table:style-name="TableRow431">
          <table:table-cell table:style-name="TableCell432">
            <text:p text:style-name="P433"><text:bookmark-start text:name="TBL-3-3-2"/><text:bookmark-end text:name="TBL-3-3-2"/></text:p>
          </table:table-cell>
          <table:table-cell table:style-name="TableCell434">
            <text:p text:style-name="P435"><text:bookmark-start text:name="TBL-3-3-3"/><text:bookmark-end text:name="TBL-3-3-3"/></text:p>
          </table:table-cell>
          <table:table-cell table:style-name="TableCell436">
            <text:p text:style-name="P437"><text:bookmark-start text:name="TBL-3-4-"/><text:bookmark-start text:name="TBL-3-4-1"/><text:bookmark-end text:name="TBL-3-4-"/><text:bookmark-end text:name="TBL-3-4-1"/></text:p>
          </table:table-cell>
        </table:table-row>
        <table:table-row table:style-name="TableRow438">
          <table:table-cell table:style-name="TableCell439">
            <text:p text:style-name="TableContents">Consumes<text:bookmark-start text:name="TBL-3-4-2"/><text:bookmark-end text:name="TBL-3-4-2"/></text:p>
          </table:table-cell>
          <table:table-cell table:style-name="TableCell440">
            <text:p text:style-name="P441">Type or method<text:bookmark-start text:name="TBL-3-4-3"/><text:bookmark-end text:name="TBL-3-4-3"/></text:p>
          </table:table-cell>
          <table:table-cell table:style-name="TableCell442">
            <text:p text:style-name="P443">Specifies a list of media types that can be consumed.</text:p>
          </table:table-cell>
        </table:table-row>
        <table:table-row table:style-name="TableRow444">
          <table:table-cell table:style-name="TableCell445">
            <text:p text:style-name="HorizontalLine"/>
          </table:table-cell>
          <table:table-cell table:style-name="TableCell446">
            <text:p text:style-name="HorizontalLine"/>
          </table:table-cell>
          <table:table-cell table:style-name="TableCell447">
            <text:p text:style-name="HorizontalLine"><text:bookmark-start text:name="TBL-3-5-"/><text:bookmark-start text:name="TBL-3-5-1"/><text:bookmark-end text:name="TBL-3-5-"/><text:bookmark-end text:name="TBL-3-5-1"/></text:p>
          </table:table-cell>
        </table:table-row>
        <table:table-row table:style-name="TableRow448">
          <table:table-cell table:style-name="TableCell449">
            <text:p text:style-name="TableContents">Produces<text:bookmark-start text:name="TBL-3-5-2"/><text:bookmark-end text:name="TBL-3-5-2"/></text:p>
          </table:table-cell>
          <table:table-cell table:style-name="TableCell450">
            <text:p text:style-name="P451">Type or method<text:bookmark-start text:name="TBL-3-5-3"/><text:bookmark-end text:name="TBL-3-5-3"/></text:p>
          </table:table-cell>
          <table:table-cell table:style-name="TableCell452">
            <text:p text:style-name="P453">Specifies a list of media types that can be produced.</text:p>
          </table:table-cell>
        </table:table-row>
        <table:table-row table:style-name="TableRow454">
          <table:table-cell table:style-name="TableCell455">
            <text:p text:style-name="HorizontalLine"/>
          </table:table-cell>
          <table:table-cell table:style-name="TableCell456">
            <text:p text:style-name="HorizontalLine"/>
          </table:table-cell>
          <table:table-cell table:style-name="TableCell457">
            <text:p text:style-name="HorizontalLine"><text:bookmark-start text:name="TBL-3-6-"/><text:bookmark-start text:name="TBL-3-6-1"/><text:bookmark-end text:name="TBL-3-6-"/><text:bookmark-end text:name="TBL-3-6-1"/></text:p>
          </table:table-cell>
        </table:table-row>
        <table:table-row table:style-name="TableRow458">
          <table:table-cell table:style-name="TableCell459">
            <text:p text:style-name="TableContents">GET<text:bookmark-start text:name="TBL-3-6-2"/><text:bookmark-end text:name="TBL-3-6-2"/></text:p>
          </table:table-cell>
          <table:table-cell table:style-name="TableCell460">
            <text:p text:style-name="P461">Method<text:bookmark-start text:name="TBL-3-6-3"/><text:bookmark-end text:name="TBL-3-6-3"/></text:p>
          </table:table-cell>
          <table:table-cell table:style-name="TableCell462">
            <text:p text:style-name="P463">Specifies that the annotated method handles HTTP GET requests.</text:p>
          </table:table-cell>
        </table:table-row>
        <table:table-row table:style-name="TableRow464">
          <table:table-cell table:style-name="TableCell465">
            <text:p text:style-name="HorizontalLine"/>
          </table:table-cell>
          <table:table-cell table:style-name="TableCell466">
            <text:p text:style-name="HorizontalLine"/>
          </table:table-cell>
          <table:table-cell table:style-name="TableCell467">
            <text:p text:style-name="HorizontalLine"><text:bookmark-start text:name="TBL-3-7-"/><text:bookmark-start text:name="TBL-3-7-1"/><text:bookmark-end text:name="TBL-3-7-"/><text:bookmark-end text:name="TBL-3-7-1"/></text:p>
          </table:table-cell>
        </table:table-row>
        <table:table-row table:style-name="TableRow468">
          <table:table-cell table:style-name="TableCell469">
            <text:p text:style-name="TableContents">POST<text:bookmark-start text:name="TBL-3-7-2"/><text:bookmark-end text:name="TBL-3-7-2"/></text:p>
          </table:table-cell>
          <table:table-cell table:style-name="TableCell470">
            <text:p text:style-name="P471">Method<text:bookmark-start text:name="TBL-3-7-3"/><text:bookmark-end text:name="TBL-3-7-3"/></text:p>
          </table:table-cell>
          <table:table-cell table:style-name="TableCell472">
            <text:p text:style-name="P473">Specifies that the annotated method handles HTTP POST requests.</text:p>
          </table:table-cell>
        </table:table-row>
        <table:table-row table:style-name="TableRow474">
          <table:table-cell table:style-name="TableCell475">
            <text:p text:style-name="HorizontalLine"/>
          </table:table-cell>
          <table:table-cell table:style-name="TableCell476">
            <text:p text:style-name="HorizontalLine"/>
          </table:table-cell>
          <table:table-cell table:style-name="TableCell477">
            <text:p text:style-name="HorizontalLine"><text:bookmark-start text:name="TBL-3-8-"/><text:bookmark-start text:name="TBL-3-8-1"/><text:bookmark-end text:name="TBL-3-8-"/><text:bookmark-end text:name="TBL-3-8-1"/></text:p>
          </table:table-cell>
        </table:table-row>
        <table:table-row table:style-name="TableRow478">
          <table:table-cell table:style-name="TableCell479">
            <text:p text:style-name="TableContents">PUT<text:bookmark-start text:name="TBL-3-8-2"/><text:bookmark-end text:name="TBL-3-8-2"/></text:p>
          </table:table-cell>
          <table:table-cell table:style-name="TableCell480">
            <text:p text:style-name="P481">Method<text:bookmark-start text:name="TBL-3-8-3"/><text:bookmark-end text:name="TBL-3-8-3"/></text:p>
          </table:table-cell>
          <table:table-cell table:style-name="TableCell482">
            <text:p text:style-name="P483">Specifies that the annotated method handles HTTP PUT requests.</text:p>
          </table:table-cell>
        </table:table-row>
        <table:table-row table:style-name="TableRow484">
          <table:table-cell table:style-name="TableCell485">
            <text:p text:style-name="HorizontalLine"/>
          </table:table-cell>
          <table:table-cell table:style-name="TableCell486">
            <text:p text:style-name="HorizontalLine"/>
          </table:table-cell>
          <table:table-cell table:style-name="TableCell487">
            <text:p text:style-name="HorizontalLine"><text:bookmark-start text:name="TBL-3-9-"/><text:bookmark-start text:name="TBL-3-9-1"/><text:bookmark-end text:name="TBL-3-9-"/><text:bookmark-end text:name="TBL-3-9-1"/></text:p>
          </table:table-cell>
        </table:table-row>
        <text:soft-page-break/>
        <table:table-row table:style-name="TableRow488">
          <table:table-cell table:style-name="TableCell489">
            <text:p text:style-name="TableContents">DELETE<text:bookmark-start text:name="TBL-3-9-2"/><text:bookmark-end text:name="TBL-3-9-2"/></text:p>
          </table:table-cell>
          <table:table-cell table:style-name="TableCell490">
            <text:p text:style-name="P491">Method<text:bookmark-start text:name="TBL-3-9-3"/><text:bookmark-end text:name="TBL-3-9-3"/></text:p>
          </table:table-cell>
          <table:table-cell table:style-name="TableCell492">
            <text:p text:style-name="P493">Specifies that the annotated method handles HTTP DELETE requests.</text:p>
          </table:table-cell>
        </table:table-row>
        <table:table-row table:style-name="TableRow494">
          <table:table-cell table:style-name="TableCell495">
            <text:p text:style-name="HorizontalLine"/>
          </table:table-cell>
          <table:table-cell table:style-name="TableCell496">
            <text:p text:style-name="HorizontalLine"/>
          </table:table-cell>
          <table:table-cell table:style-name="TableCell497">
            <text:p text:style-name="HorizontalLine"><text:bookmark-start text:name="TBL-3-10-"/><text:bookmark-start text:name="TBL-3-10-1"/><text:bookmark-end text:name="TBL-3-10-"/><text:bookmark-end text:name="TBL-3-10-1"/></text:p>
          </table:table-cell>
        </table:table-row>
        <table:table-row table:style-name="TableRow498">
          <table:table-cell table:style-name="TableCell499">
            <text:p text:style-name="TableContents">HEAD<text:bookmark-start text:name="TBL-3-10-2"/><text:bookmark-end text:name="TBL-3-10-2"/></text:p>
          </table:table-cell>
          <table:table-cell table:style-name="TableCell500">
            <text:p text:style-name="P501">Method<text:bookmark-start text:name="TBL-3-10-3"/><text:bookmark-end text:name="TBL-3-10-3"/></text:p>
          </table:table-cell>
          <table:table-cell table:style-name="TableCell502">
            <text:p text:style-name="P503">Specifies<text:s/>that the annotated method handles HTTP HEAD requests. Note that HEAD may be automatically handled, see section<text:s/><text:a xlink:href="http://jsr311.java.net/nonav/releases/1.0/spec/spec3.html#x3-290003.3.5" office:target-frame-name="_top" xlink:show="replace">3.3.5</text:a>.</text:p>
          </table:table-cell>
        </table:table-row>
        <table:table-row table:style-name="TableRow504">
          <table:table-cell table:style-name="TableCell505">
            <text:p text:style-name="HorizontalLine"/>
          </table:table-cell>
          <table:table-cell table:style-name="TableCell506">
            <text:p text:style-name="HorizontalLine"/>
          </table:table-cell>
          <table:table-cell table:style-name="TableCell507">
            <text:p text:style-name="HorizontalLine"><text:bookmark-start text:name="TBL-3-11-"/><text:bookmark-start text:name="TBL-3-11-1"/><text:bookmark-end text:name="TBL-3-11-"/><text:bookmark-end text:name="TBL-3-11-1"/></text:p>
          </table:table-cell>
        </table:table-row>
        <table:table-row table:style-name="TableRow508">
          <table:table-cell table:style-name="TableCell509">
            <text:p text:style-name="TableContents">Path<text:bookmark-start text:name="TBL-3-11-2"/><text:bookmark-end text:name="TBL-3-11-2"/></text:p>
          </table:table-cell>
          <table:table-cell table:style-name="TableCell510">
            <text:p text:style-name="P511">Type or method<text:bookmark-start text:name="TBL-3-11-3"/><text:bookmark-end text:name="TBL-3-11-3"/></text:p>
          </table:table-cell>
          <table:table-cell table:style-name="TableCell512">
            <text:p text:style-name="P513">Specifies a relative<text:s/>path for a resource. When used on a class this annotation identifies that class as a root resource. When used on a method this annotation identifies a sub-resource method or locator.</text:p>
          </table:table-cell>
        </table:table-row>
        <table:table-row table:style-name="TableRow514">
          <table:table-cell table:style-name="TableCell515">
            <text:p text:style-name="HorizontalLine"/>
          </table:table-cell>
          <table:table-cell table:style-name="TableCell516">
            <text:p text:style-name="HorizontalLine"/>
          </table:table-cell>
          <table:table-cell table:style-name="TableCell517">
            <text:p text:style-name="HorizontalLine"><text:bookmark-start text:name="TBL-3-12-"/><text:bookmark-start text:name="TBL-3-12-1"/><text:bookmark-end text:name="TBL-3-12-"/><text:bookmark-end text:name="TBL-3-12-1"/></text:p>
          </table:table-cell>
        </table:table-row>
        <table:table-row table:style-name="TableRow518">
          <table:table-cell table:style-name="TableCell519">
            <text:p text:style-name="TableContents">PathParam<text:bookmark-start text:name="TBL-3-12-2"/><text:bookmark-end text:name="TBL-3-12-2"/></text:p>
          </table:table-cell>
          <table:table-cell table:style-name="TableCell520">
            <text:p text:style-name="P521">Parameter, field or method<text:bookmark-start text:name="TBL-3-12-3"/><text:bookmark-end text:name="TBL-3-12-3"/></text:p>
          </table:table-cell>
          <table:table-cell table:style-name="TableCell522">
            <text:p text:style-name="P523">Specifies that the value of a method parameter, class field, or bean property is to be extracted from the request URI path. The value of the annotation identifies the name of a URI template parameter.</text:p>
          </table:table-cell>
        </table:table-row>
        <table:table-row table:style-name="TableRow524">
          <table:table-cell table:style-name="TableCell525">
            <text:p text:style-name="HorizontalLine"/>
          </table:table-cell>
          <table:table-cell table:style-name="TableCell526">
            <text:p text:style-name="HorizontalLine"/>
          </table:table-cell>
          <table:table-cell table:style-name="TableCell527">
            <text:p text:style-name="HorizontalLine"><text:bookmark-start text:name="TBL-3-13-"/><text:bookmark-start text:name="TBL-3-13-1"/><text:bookmark-end text:name="TBL-3-13-"/><text:bookmark-end text:name="TBL-3-13-1"/></text:p>
          </table:table-cell>
        </table:table-row>
        <table:table-row table:style-name="TableRow528">
          <table:table-cell table:style-name="TableCell529">
            <text:p text:style-name="TableContents">QueryParam<text:bookmark-start text:name="TBL-3-13-2"/><text:bookmark-end text:name="TBL-3-13-2"/></text:p>
          </table:table-cell>
          <table:table-cell table:style-name="TableCell530">
            <text:p text:style-name="P531">Parameter, field or method<text:bookmark-start text:name="TBL-3-13-3"/><text:bookmark-end text:name="TBL-3-13-3"/></text:p>
          </table:table-cell>
          <table:table-cell table:style-name="TableCell532">
            <text:p text:style-name="P533">Specifies that the value of a method<text:s/>parameter, class field, or bean property is to be extracted from a URI query parameter. The value of the annotation identifies the name of a query parameter.</text:p>
          </table:table-cell>
        </table:table-row>
        <table:table-row table:style-name="TableRow534">
          <table:table-cell table:style-name="TableCell535">
            <text:p text:style-name="HorizontalLine"/>
          </table:table-cell>
          <table:table-cell table:style-name="TableCell536">
            <text:p text:style-name="HorizontalLine"/>
          </table:table-cell>
          <table:table-cell table:style-name="TableCell537">
            <text:p text:style-name="HorizontalLine"><text:bookmark-start text:name="TBL-3-14-"/><text:bookmark-start text:name="TBL-3-14-1"/><text:bookmark-end text:name="TBL-3-14-"/><text:bookmark-end text:name="TBL-3-14-1"/></text:p>
          </table:table-cell>
        </table:table-row>
        <table:table-row table:style-name="TableRow538">
          <table:table-cell table:style-name="TableCell539">
            <text:p text:style-name="TableContents">FormParam<text:bookmark-start text:name="TBL-3-14-2"/><text:bookmark-end text:name="TBL-3-14-2"/></text:p>
          </table:table-cell>
          <table:table-cell table:style-name="TableCell540">
            <text:p text:style-name="P541">Parameter, field or method<text:bookmark-start text:name="TBL-3-14-3"/><text:bookmark-end text:name="TBL-3-14-3"/></text:p>
          </table:table-cell>
          <table:table-cell table:style-name="TableCell542">
            <text:p text:style-name="P543">Specifies that the value of a method parameter is to be<text:s/>extracted from a form parameter in a request entity body. The value of the annotation identifies the name of a form parameter. Note that whilst the annotation target allows use on fields and methods, the specification only requires support for use on resource method parameters.</text:p>
          </table:table-cell>
        </table:table-row>
        <table:table-row table:style-name="TableRow544">
          <table:table-cell table:style-name="TableCell545">
            <text:p text:style-name="HorizontalLine"/>
          </table:table-cell>
          <table:table-cell table:style-name="TableCell546">
            <text:p text:style-name="HorizontalLine"/>
          </table:table-cell>
          <table:table-cell table:style-name="TableCell547">
            <text:p text:style-name="HorizontalLine"><text:bookmark-start text:name="TBL-3-15-"/><text:bookmark-start text:name="TBL-3-15-1"/><text:bookmark-end text:name="TBL-3-15-"/><text:bookmark-end text:name="TBL-3-15-1"/></text:p>
          </table:table-cell>
        </table:table-row>
        <table:table-row table:style-name="TableRow548">
          <table:table-cell table:style-name="TableCell549">
            <text:p text:style-name="TableContents">MatrixParam<text:bookmark-start text:name="TBL-3-15-2"/><text:bookmark-end text:name="TBL-3-15-2"/></text:p>
          </table:table-cell>
          <table:table-cell table:style-name="TableCell550">
            <text:p text:style-name="P551">Parameter, field or method<text:bookmark-start text:name="TBL-3-15-3"/><text:bookmark-end text:name="TBL-3-15-3"/></text:p>
          </table:table-cell>
          <table:table-cell table:style-name="TableCell552">
            <text:p text:style-name="P553">Specifies that the value of a method parameter, class field, or bean property is to be extracted from a URI matrix parameter. The value of the annotation identifies the name of a matrix<text:s/>parameter.</text:p>
          </table:table-cell>
        </table:table-row>
        <table:table-row table:style-name="TableRow554">
          <table:table-cell table:style-name="TableCell555">
            <text:p text:style-name="HorizontalLine"/>
          </table:table-cell>
          <table:table-cell table:style-name="TableCell556">
            <text:p text:style-name="HorizontalLine"/>
          </table:table-cell>
          <table:table-cell table:style-name="TableCell557">
            <text:p text:style-name="HorizontalLine"><text:bookmark-start text:name="TBL-3-16-"/><text:bookmark-start text:name="TBL-3-16-1"/><text:bookmark-end text:name="TBL-3-16-"/><text:bookmark-end text:name="TBL-3-16-1"/></text:p>
          </table:table-cell>
        </table:table-row>
        <table:table-row table:style-name="TableRow558">
          <table:table-cell table:style-name="TableCell559">
            <text:p text:style-name="TableContents">CookieParam<text:bookmark-start text:name="TBL-3-16-2"/><text:bookmark-end text:name="TBL-3-16-2"/></text:p>
          </table:table-cell>
          <table:table-cell table:style-name="TableCell560">
            <text:p text:style-name="P561">Parameter, field or method<text:bookmark-start text:name="TBL-3-16-3"/><text:bookmark-end text:name="TBL-3-16-3"/></text:p>
          </table:table-cell>
          <table:table-cell table:style-name="TableCell562">
            <text:p text:style-name="P563">Specifies that the value of a method parameter, class field, or bean property is to be extracted from a HTTP cookie. The value of the annotation identifies the name of a the cookie.</text:p>
          </table:table-cell>
        </table:table-row>
        <table:table-row table:style-name="TableRow564">
          <table:table-cell table:style-name="TableCell565">
            <text:p text:style-name="HorizontalLine"/>
          </table:table-cell>
          <table:table-cell table:style-name="TableCell566">
            <text:p text:style-name="HorizontalLine"/>
          </table:table-cell>
          <table:table-cell table:style-name="TableCell567">
            <text:p text:style-name="HorizontalLine"><text:bookmark-start text:name="TBL-3-17-"/><text:bookmark-start text:name="TBL-3-17-1"/><text:bookmark-end text:name="TBL-3-17-"/><text:bookmark-end text:name="TBL-3-17-1"/></text:p>
          </table:table-cell>
        </table:table-row>
        <table:table-row table:style-name="TableRow568">
          <table:table-cell table:style-name="TableCell569">
            <text:p text:style-name="TableContents">HeaderParam<text:bookmark-start text:name="TBL-3-17-2"/><text:bookmark-end text:name="TBL-3-17-2"/></text:p>
          </table:table-cell>
          <table:table-cell table:style-name="TableCell570">
            <text:p text:style-name="P571">Parameter, field or method<text:bookmark-start text:name="TBL-3-17-3"/><text:bookmark-end text:name="TBL-3-17-3"/></text:p>
          </table:table-cell>
          <table:table-cell table:style-name="TableCell572">
            <text:p text:style-name="P573">Specifies that the value of a method parameter, class field, or bean property is to be extracted from a HTTP header. The value of the annotation identifies the name of a HTTP header.</text:p>
          </table:table-cell>
        </table:table-row>
        <table:table-row table:style-name="TableRow574">
          <table:table-cell table:style-name="TableCell575">
            <text:p text:style-name="HorizontalLine"/>
          </table:table-cell>
          <table:table-cell table:style-name="TableCell576">
            <text:p text:style-name="HorizontalLine"/>
          </table:table-cell>
          <table:table-cell table:style-name="TableCell577">
            <text:p text:style-name="HorizontalLine"><text:bookmark-start text:name="TBL-3-18-"/><text:bookmark-start text:name="TBL-3-18-1"/><text:bookmark-end text:name="TBL-3-18-"/><text:bookmark-end text:name="TBL-3-18-1"/></text:p>
          </table:table-cell>
        </table:table-row>
        <table:table-row table:style-name="TableRow578">
          <table:table-cell table:style-name="TableCell579">
            <text:p text:style-name="TableContents">Encoded<text:bookmark-start text:name="TBL-3-18-2"/><text:bookmark-end text:name="TBL-3-18-2"/></text:p>
          </table:table-cell>
          <table:table-cell table:style-name="TableCell580">
            <text:p text:style-name="P581">Type, constructor, method, field<text:s/><text:soft-page-break/>or parameter<text:bookmark-start text:name="TBL-3-18-3"/><text:bookmark-end text:name="TBL-3-18-3"/></text:p>
          </table:table-cell>
          <table:table-cell table:style-name="TableCell582">
            <text:p text:style-name="P583">Disables automatic URI decoding for path, query, form and matrix parameters.</text:p>
          </table:table-cell>
        </table:table-row>
        <table:table-row table:style-name="TableRow584">
          <table:table-cell table:style-name="TableCell585">
            <text:p text:style-name="HorizontalLine"/>
          </table:table-cell>
          <table:table-cell table:style-name="TableCell586">
            <text:p text:style-name="HorizontalLine"/>
          </table:table-cell>
          <table:table-cell table:style-name="TableCell587">
            <text:p text:style-name="HorizontalLine"><text:bookmark-start text:name="TBL-3-19-"/><text:bookmark-start text:name="TBL-3-19-1"/><text:bookmark-end text:name="TBL-3-19-"/><text:bookmark-end text:name="TBL-3-19-1"/></text:p>
          </table:table-cell>
        </table:table-row>
        <table:table-row table:style-name="TableRow588">
          <table:table-cell table:style-name="TableCell589">
            <text:p text:style-name="TableContents">DefaultValue<text:bookmark-start text:name="TBL-3-19-2"/><text:bookmark-end text:name="TBL-3-19-2"/></text:p>
          </table:table-cell>
          <table:table-cell table:style-name="TableCell590">
            <text:p text:style-name="P591">Parameter, field or method<text:bookmark-start text:name="TBL-3-19-3"/><text:bookmark-end text:name="TBL-3-19-3"/></text:p>
          </table:table-cell>
          <table:table-cell table:style-name="TableCell592">
            <text:p text:style-name="P593">Specifies a default value for a field, property or method parameter annotated with @QueryParam, @MatrixParam, @CookieParam, @FormParam or @HeaderParam. The specified value will be used if the corresponding query or matrix parameter is not present in the request URI, if the corresponding form parameter is not in the request entity body, or if the corresponding HTTP header is<text:s/>not included in the request.</text:p>
          </table:table-cell>
        </table:table-row>
        <table:table-row table:style-name="TableRow594">
          <table:table-cell table:style-name="TableCell595">
            <text:p text:style-name="HorizontalLine"/>
          </table:table-cell>
          <table:table-cell table:style-name="TableCell596">
            <text:p text:style-name="HorizontalLine"/>
          </table:table-cell>
          <table:table-cell table:style-name="TableCell597">
            <text:p text:style-name="HorizontalLine"><text:bookmark-start text:name="TBL-3-20-"/><text:bookmark-start text:name="TBL-3-20-1"/><text:bookmark-end text:name="TBL-3-20-"/><text:bookmark-end text:name="TBL-3-20-1"/></text:p>
          </table:table-cell>
        </table:table-row>
        <table:table-row table:style-name="TableRow598">
          <table:table-cell table:style-name="TableCell599">
            <text:p text:style-name="TableContents">Context<text:bookmark-start text:name="TBL-3-20-2"/><text:bookmark-end text:name="TBL-3-20-2"/></text:p>
          </table:table-cell>
          <table:table-cell table:style-name="TableCell600">
            <text:p text:style-name="P601">Field, method or parameter<text:bookmark-start text:name="TBL-3-20-3"/><text:bookmark-end text:name="TBL-3-20-3"/></text:p>
          </table:table-cell>
          <table:table-cell table:style-name="TableCell602">
            <text:p text:style-name="P603">Identifies an injection target for one of the types listed in section<text:s/><text:a xlink:href="http://jsr311.java.net/nonav/releases/1.0/spec/spec3.html#x3-540005.2" office:target-frame-name="_top" xlink:show="replace">5.2</text:a><text:s/>or the applicable section<text:s/>of chapter<text:s/><text:a xlink:href="http://jsr311.java.net/nonav/releases/1.0/spec/spec3.html#x3-600006" office:target-frame-name="_top" xlink:show="replace">6</text:a>.</text:p>
          </table:table-cell>
        </table:table-row>
        <table:table-row table:style-name="TableRow604">
          <table:table-cell table:style-name="TableCell605">
            <text:p text:style-name="HorizontalLine"/>
          </table:table-cell>
          <table:table-cell table:style-name="TableCell606">
            <text:p text:style-name="HorizontalLine"/>
          </table:table-cell>
          <table:table-cell table:style-name="TableCell607">
            <text:p text:style-name="HorizontalLine"><text:bookmark-start text:name="TBL-3-21-"/><text:bookmark-start text:name="TBL-3-21-1"/><text:bookmark-end text:name="TBL-3-21-"/><text:bookmark-end text:name="TBL-3-21-1"/></text:p>
          </table:table-cell>
        </table:table-row>
        <table:table-row table:style-name="TableRow608">
          <table:table-cell table:style-name="TableCell609">
            <text:p text:style-name="TableContents">HttpMethod<text:bookmark-start text:name="TBL-3-21-2"/><text:bookmark-end text:name="TBL-3-21-2"/></text:p>
          </table:table-cell>
          <table:table-cell table:style-name="TableCell610">
            <text:p text:style-name="P611">Annotation<text:bookmark-start text:name="TBL-3-21-3"/><text:bookmark-end text:name="TBL-3-21-3"/></text:p>
          </table:table-cell>
          <table:table-cell table:style-name="TableCell612">
            <text:p text:style-name="P613">Specifies the HTTP method for a request method designator annotation.</text:p>
          </table:table-cell>
        </table:table-row>
        <table:table-row table:style-name="TableRow614">
          <table:table-cell table:style-name="TableCell615">
            <text:p text:style-name="HorizontalLine"/>
          </table:table-cell>
          <table:table-cell table:style-name="TableCell616">
            <text:p text:style-name="HorizontalLine"/>
          </table:table-cell>
          <table:table-cell table:style-name="TableCell617">
            <text:p text:style-name="HorizontalLine"><text:bookmark-start text:name="TBL-3-22-"/><text:bookmark-start text:name="TBL-3-22-1"/><text:bookmark-end text:name="TBL-3-22-"/><text:bookmark-end text:name="TBL-3-22-1"/></text:p>
          </table:table-cell>
        </table:table-row>
        <table:table-row table:style-name="TableRow618">
          <table:table-cell table:style-name="TableCell619">
            <text:p text:style-name="TableContents">Provider<text:bookmark-start text:name="TBL-3-22-2"/><text:bookmark-end text:name="TBL-3-22-2"/></text:p>
          </table:table-cell>
          <table:table-cell table:style-name="TableCell620">
            <text:p text:style-name="P621">Type<text:bookmark-start text:name="TBL-3-22-3"/><text:bookmark-end text:name="TBL-3-22-3"/></text:p>
          </table:table-cell>
          <table:table-cell table:style-name="TableCell622">
            <text:p text:style-name="P623">Specifies that the annotated class<text:s/>implements a JAX-RS extension interface.</text:p>
          </table:table-cell>
        </table:table-row>
      </table:table>
      <text:p text:style-name="P624"/>
      <text:p text:style-name="P625"/>
      <text:p text:style-name="P626">Improving performance of the Web services</text:p>
      <text:list text:style-name="LFO8" text:continue-numbering="true">
        <text:list-item>
          <text:p text:style-name="P627">Use coarse grained web services</text:p>
        </text:list-item>
      </text:list>
      <text:p text:style-name="P628"/>
      <text:p text:style-name="P629"/>
      <text:p text:style-name="P630">01.public void checkInventory(long itemId) {</text:p>
      <text:p text:style-name="P631">02.</text:p>
      <text:p text:style-name="P632">InventoryDAO.checkInventory(itemId);</text:p>
      <text:p text:style-name="P633">03.}</text:p>
      <text:p text:style-name="P634">04.public void checkAccount(long itemId) {</text:p>
      <text:p text:style-name="P635">05.</text:p>
      <text:p text:style-name="P636">CustomerDAO.checkAccount(clientId);</text:p>
      <text:p text:style-name="P637">06.}</text:p>
      <text:p text:style-name="P638">07.public void saveOrder(long itemId, long clientId) {</text:p>
      <text:p text:style-name="P639">08.</text:p>
      <text:p text:style-name="P640">OrderDAO.persisteOrder(itemId,clientId);</text:p>
      <text:p text:style-name="P641">09.}</text:p>
      <text:p text:style-name="P642"/>
      <text:p text:style-name="P643">and this is a coarse grained web service:</text:p>
      <text:p text:style-name="P644"/>
      <text:p text:style-name="P645"/>
      <text:p text:style-name="P646">view sourceprint?1.public void makeOrder(long itemId, long clientId) {</text:p>
      <text:p text:style-name="P647">2.</text:p>
      <text:p text:style-name="P648">InventoryDAO.checkInventory(itemId);</text:p>
      <text:p text:style-name="P649">3.</text:p>
      <text:p text:style-name="P650">CustomerDAO.checkAccount(clientId);</text:p>
      <text:soft-page-break/>
      <text:p text:style-name="P651">4.</text:p>
      <text:p text:style-name="P652">OrderDAO.persisteOrder(itemId,clientId);</text:p>
      <text:p text:style-name="P653">5.}</text:p>
      <text:p text:style-name="P654"/>
      <text:p text:style-name="P655">2. Use primitive types, String or simple POJO as parameters and return type</text:p>
      <text:p text:style-name="P656"/>
      <text:list text:style-name="LFO8" text:continue-numbering="true">
        <text:list-item>
          <text:p text:style-name="P657">Cache on the client when possible</text:p>
        </text:list-item>
      </text:list>
      <text:p text:style-name="P658"/>
      <text:list text:style-name="LFO8" text:continue-numbering="true">
        <text:list-item>
          <text:p text:style-name="P659">Evaluate asynchronous messaging model</text:p>
        </text:list-item>
      </text:list>
      <text:p text:style-name="P660"/>
      <text:list text:style-name="LFO8" text:continue-numbering="true">
        <text:list-item>
          <text:p text:style-name="P661"/>
        </text:list-item>
      </text:list>
      <text:p text:style-name="P662"/>
      <text:p text:style-name="P663">HATEOAS</text:p>
      <text:p text:style-name="P664"/>
      <text:p text:style-name="P665">Hypermedia as the Engine of Application State (HATEOAS) is a very useful concept in the RESTful architectural style</text:p>
      <text:p text:style-name="P666"/>
      <text:h text:style-name="Heading2" text:outline-level="2">HATEOAS conclusion</text:h>
      <text:p text:style-name="NormalWeb">The use of links in the representations explains the HATEOAS principle. Note that HATEOAS reduces the knowledge that a client must have about the services it uses. As shown in this example, the client does not need to understand what the parameters for cursoring mechanism are and what they mean. It only needs to know that it should use the “next” and “previous” links. This information hiding is very powerful. It allows you to change the cursoring parameters without any change to the clients. Specific types of Atom links (as denoted by the rel attribute) are being<text:s/><text:a xlink:href="http://www.iana.org/assignments/link-relations/link-relations.xhtml" office:target-frame-name="_top" xlink:show="replace"><text:span text:style-name="Hyperlink">stan</text:span><text:span text:style-name="Hyperlink">d</text:span><text:span text:style-name="Hyperlink">ardized</text:span></text:a>. The “previous” and “next” semantics as used in this example have already been standardized</text:p>
      <text:p text:style-name="P667"/>
      <text:p text:style-name="P668"/>
      <text:p text:style-name="P669">Reference:</text:p>
      <text:p text:style-name="P670"/>
      <text:p text:style-name="P671"><text:a xlink:href="https://wikis.oracle.com/display/Jersey/Overview+of+JAX-RS+1.0+Features" office:target-frame-name="_top" xlink:show="replace">https://wikis.oracle.com/display/Jersey/Overview+of+JAX-RS+1.0+Features</text:a></text:p>
      <text:p text:style-name="P672">http://www.zienit.nl/blog/2010/01/rest/hateoas-by-example</text:p>
      <text:p text:style-name="P67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DejaVu Sans Mono" style:font-name-asian="DejaVu Sans" style:font-name-complex="DejaVu Sans Mono"/>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DejaVu Sans Mono" style:font-name-asian="DejaVu Sans" style:font-name-complex="DejaVu Sans Mono"/>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3034in" text:min-label-width="0.1965in"/>
        <style:text-properties style:font-name="Open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asiruddin Shaikh</meta:initial-creator>
    <dc:creator>Nasiruddin</dc:creator>
    <meta:creation-date>2012-09-13T11:04:00Z</meta:creation-date>
    <dc:date>2013-02-27T01:48:00Z</dc:date>
    <meta:template xlink:href="Normal" xlink:type="simple"/>
    <meta:editing-cycles>64</meta:editing-cycles>
    <meta:editing-duration>PT35160S</meta:editing-duration>
    <meta:document-statistic meta:page-count="13" meta:paragraph-count="63" meta:word-count="4764" meta:character-count="31861" meta:row-count="226" meta:non-whitespace-character-count="27160"/>
  </office:meta>
</office:document-meta>
</file>